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="2pt solid #C0C0C0" style:vertical-align="middle" fo:wrap-option="wrap" fo:background-color="#FAFAFA" style:repeat-content="false"/>
      <style:paragraph-properties fo:text-align="center"/>
      <style:text-properties fo:color="#000000" style:font-name="Tahoma" style:font-name-asian="Tahoma" style:font-name-complex="Tahoma"/>
    </style:style>
    <style:style style:name="ce4" style:family="table-cell" style:parent-style-name="Hyperlink" style:data-style-name="N0">
      <style:table-cell-properties fo:border="2pt solid #C0C0C0" style:vertical-align="middle" fo:wrap-option="wrap" fo:background-color="#FAFAFA" style:repeat-content="false"/>
      <style:paragraph-properties fo:text-align="center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order="2pt solid #C0C0C0" style:vertical-align="middle" fo:wrap-option="wrap" fo:background-color="#FAFAFA"/>
      <style:text-properties fo:color="#000000" style:font-name="Tahoma" style:font-name-asian="Tahoma" style:font-name-complex="Tahoma"/>
    </style:style>
    <style:style style:name="ce6" style:family="table-cell" style:parent-style-name="Default" style:data-style-name="N0">
      <style:table-cell-properties fo:border="2pt solid #C0C0C0" style:vertical-align="middle" fo:wrap-option="wrap" fo:background-color="#DFDFDF" style:repeat-content="false"/>
      <style:paragraph-properties fo:text-align="center"/>
      <style:text-properties fo:color="#000000" style:font-name="Tahoma" style:font-name-asian="Tahoma" style:font-name-complex="Tahoma"/>
    </style:style>
    <style:style style:name="ce7" style:family="table-cell" style:parent-style-name="Hyperlink" style:data-style-name="N0">
      <style:table-cell-properties fo:border="2pt solid #C0C0C0" style:vertical-align="middle" fo:wrap-option="wrap" fo:background-color="#DFDFDF" style:repeat-content="false"/>
      <style:paragraph-properties fo:text-align="center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order="2pt solid #C0C0C0" style:vertical-align="middle" fo:wrap-option="wrap" fo:background-color="#DFDFDF"/>
      <style:text-properties fo:color="#000000" style:font-name="Tahoma" style:font-name-asian="Tahoma" style:font-name-complex="Tahoma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5.05354166666667cm" style:use-optimal-column-width="true"/>
    </style:style>
    <style:style style:name="co3" style:family="table-column">
      <style:table-column-properties fo:break-before="auto" style:column-width="0.873125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1.5875cm" style:use-optimal-column-width="true"/>
    </style:style>
    <style:style style:name="co7" style:family="table-column">
      <style:table-column-properties fo:break-before="auto" style:column-width="1.825625cm" style:use-optimal-column-width="true"/>
    </style:style>
    <style:style style:name="co8" style:family="table-column">
      <style:table-column-properties fo:break-before="auto" style:column-width="3.3072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eima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9">
            <text:p>AlphaNum</text:p>
          </table:table-cell>
          <table:table-cell office:value-type="string" table:style-name="ce9">
            <text:p>Candidate</text:p>
          </table:table-cell>
          <table:table-cell office:value-type="string" table:style-name="ce9">
            <text:p>Rīga</text:p>
          </table:table-cell>
          <table:table-cell office:value-type="string" table:style-name="ce9">
            <text:p>Vidzeme</text:p>
          </table:table-cell>
          <table:table-cell office:value-type="string" table:style-name="ce9">
            <text:p>Latgale</text:p>
          </table:table-cell>
          <table:table-cell office:value-type="string" table:style-name="ce9">
            <text:p>Kurzeme</text:p>
          </table:table-cell>
          <table:table-cell office:value-type="string" table:style-name="ce9">
            <text:p>Zemgale</text:p>
          </table:table-cell>
          <table:table-cell office:value-type="string" table:style-name="ce9">
            <text:p>PartyNum</text:p>
          </table:table-cell>
          <table:table-cell office:value-type="string" table:style-name="ce9">
            <text:p>PartyAbbr</text:p>
          </table:table-cell>
          <table:table-cell table:number-columns-repeated="16375" table:style-name="ce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f11db42c049b.html">Agris Akulovs</text:a></text:p>
          </table:table-cell>
          <table:table-cell table:number-columns-repeated="3" table:style-name="ce5"/>
          <table:table-cell office:value-type="float" office:value="7" table:style-name="ce3">
            <text:p>7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c6dcec52ab28.html">Inese Albova</text:a>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8152f241c2b9.html">Ineta Atgāze</text:a></text:p>
          </table:table-cell>
          <table:table-cell office:value-type="float" office:value="22" table:style-name="ce3">
            <text:p>22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d4471146107b.html">Ģirts Auškāps</text:a></text:p>
          </table:table-cell>
          <table:table-cell office:value-type="float" office:value="7" table:style-name="ce6">
            <text:p>7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a29280b335ff.html">Andris Bačkurs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95e0828520b0.html">Zane Baltgaile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b22c323683da.html">Erlends Baļķens</text:a></text:p>
          </table:table-cell>
          <table:table-cell table:style-name="ce5"/>
          <table:table-cell office:value-type="float" office:value="9" table:style-name="ce3">
            <text:p>9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e3659bb2362e.html">Māris Beķers</text:a></text:p>
          </table:table-cell>
          <table:table-cell table:number-columns-repeated="4" table:style-name="ce8"/>
          <table:table-cell office:value-type="float" office:value="8" table:style-name="ce6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e9561c0ece04.html">Artūrs Bergholcs</text:a></text:p>
          </table:table-cell>
          <table:table-cell table:style-name="ce5"/>
          <table:table-cell office:value-type="float" office:value="10" table:style-name="ce3">
            <text:p>10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827e67014807.html">Ralfs Birķis</text:a></text:p>
          </table:table-cell>
          <table:table-cell office:value-type="float" office:value="5" table:style-name="ce6">
            <text:p>5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e10b52889cdb.html">Ģirts Bite</text:a></text:p>
          </table:table-cell>
          <table:table-cell office:value-type="float" office:value="15" table:style-name="ce3">
            <text:p>15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ccfbfb040417.html">Liene Blūma</text:a></text:p>
          </table:table-cell>
          <table:table-cell office:value-type="float" office:value="12" table:style-name="ce6">
            <text:p>12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dc50e47283c3.html">Aleksejs Bočarovs</text:a></text:p>
          </table:table-cell>
          <table:table-cell table:number-columns-repeated="2" table:style-name="ce5"/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dfa7ecaa9fa9.html">Kaspars Bucis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d50e6310159e.html">Artūrs Bušs</text:a></text:p>
          </table:table-cell>
          <table:table-cell office:value-type="float" office:value="13" table:style-name="ce3">
            <text:p>13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fb662c9b02ce.html">Liene Cakare</text:a></text:p>
          </table:table-cell>
          <table:table-cell office:value-type="float" office:value="2" table:style-name="ce6">
            <text:p>2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b8850748281d.html">Edgars Ciblis</text:a></text:p>
          </table:table-cell>
          <table:table-cell table:number-columns-repeated="2" table:style-name="ce5"/>
          <table:table-cell office:value-type="float" office:value="14" table:style-name="ce3">
            <text:p>14</text:p>
          </table:table-cell>
          <table:table-cell table:number-columns-repeated="2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a281e504b35d.html">Uldis Ciekurs</text:a></text:p>
          </table:table-cell>
          <table:table-cell table:style-name="ce8"/>
          <table:table-cell office:value-type="float" office:value="7" table:style-name="ce6">
            <text:p>7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a7ade6e454cd.html">Iveta Ciganova</text:a></text:p>
          </table:table-cell>
          <table:table-cell table:number-columns-repeated="3" table:style-name="ce5"/>
          <table:table-cell office:value-type="float" office:value="4" table:style-name="ce3">
            <text:p>4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95bc7dcc6389.html">Viola Daniela</text:a></text:p>
          </table:table-cell>
          <table:table-cell table:style-name="ce8"/>
          <table:table-cell office:value-type="float" office:value="17" table:style-name="ce6">
            <text:p>17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e09ca3eda894.html">Inese Drone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b5d6ce8f6e6a.html">Pēteris Eimanis</text:a></text:p>
          </table:table-cell>
          <table:table-cell table:style-name="ce8"/>
          <table:table-cell office:value-type="float" office:value="19" table:style-name="ce6">
            <text:p>19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da0469808474.html">Naira Frijāre</text:a></text:p>
          </table:table-cell>
          <table:table-cell table:number-columns-repeated="4" table:style-name="ce5"/>
          <table:table-cell office:value-type="float" office:value="7" table:style-name="ce3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ee30f396c018.html">Baiba Fromane</text:a></text:p>
          </table:table-cell>
          <table:table-cell table:style-name="ce8"/>
          <table:table-cell office:value-type="float" office:value="2" table:style-name="ce6">
            <text:p>2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cca835eb2e5f.html">Olga Geitus-Eitvina</text:a></text:p>
          </table:table-cell>
          <table:table-cell table:number-columns-repeated="2" table:style-name="ce5"/>
          <table:table-cell office:value-type="float" office:value="3" table:style-name="ce3">
            <text:p>3</text:p>
          </table:table-cell>
          <table:table-cell table:number-columns-repeated="2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8ce143f74d6f.html">Izolde Glavāne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ff208f62cfe6.html">Raivis Grandāns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bbfcc52acac8.html">Mārtiņš Grīnbergs</text:a></text:p>
          </table:table-cell>
          <table:table-cell office:value-type="float" office:value="25" table:style-name="ce6">
            <text:p>25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b3a17419115b.html">Arvīds Grīnfelds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fefc6313f6d5.html">Ilmārs Gruduls</text:a></text:p>
          </table:table-cell>
          <table:table-cell office:value-type="float" office:value="28" table:style-name="ce6">
            <text:p>28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fe70b5f2e249.html">Jana Hermane</text:a></text:p>
          </table:table-cell>
          <table:table-cell table:style-name="ce5"/>
          <table:table-cell office:value-type="float" office:value="20" table:style-name="ce3">
            <text:p>20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a70fa6f459a4.html">Oskars Ikstens</text:a></text:p>
          </table:table-cell>
          <table:table-cell table:number-columns-repeated="2" table:style-name="ce8"/>
          <table:table-cell office:value-type="float" office:value="5" table:style-name="ce6">
            <text:p>5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ec499576a5c7.html">Emīls Jakrins</text:a></text:p>
          </table:table-cell>
          <table:table-cell table:style-name="ce5"/>
          <table:table-cell office:value-type="float" office:value="3" table:style-name="ce3">
            <text:p>3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b7293d2419fc.html">Ineta Jansone</text:a></text:p>
          </table:table-cell>
          <table:table-cell office:value-type="float" office:value="11" table:style-name="ce6">
            <text:p>11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fef4000c81b4.html">Jūlija Jaunrodziņa</text:a></text:p>
          </table:table-cell>
          <table:table-cell table:number-columns-repeated="2" table:style-name="ce5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ef54c3bf71ef.html">Edgars Jaunups</text:a></text:p>
          </table:table-cell>
          <table:table-cell table:number-columns-repeated="2" table:style-name="ce8"/>
          <table:table-cell office:value-type="float" office:value="1" table:style-name="ce6">
            <text:p>1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98b26cad9a5e.html">Vladimirs Jefimovs</text:a></text:p>
          </table:table-cell>
          <table:table-cell office:value-type="float" office:value="24" table:style-name="ce3">
            <text:p>24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d860306dacb5.html">Mihails Juhņevičs</text:a></text:p>
          </table:table-cell>
          <table:table-cell table:number-columns-repeated="2" table:style-name="ce8"/>
          <table:table-cell office:value-type="float" office:value="11" table:style-name="ce6">
            <text:p>11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c93173b7fae0.html">Edgars Kalējs</text:a></text:p>
          </table:table-cell>
          <table:table-cell office:value-type="float" office:value="14" table:style-name="ce3">
            <text:p>14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935bd7328930.html">Ainārs Kalniņš</text:a></text:p>
          </table:table-cell>
          <table:table-cell office:value-type="float" office:value="21" table:style-name="ce6">
            <text:p>21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c70bcf678a75.html">Andris Kārkliņš</text:a></text:p>
          </table:table-cell>
          <table:table-cell table:style-name="ce5"/>
          <table:table-cell office:value-type="float" office:value="18" table:style-name="ce3">
            <text:p>18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87b71c6e66db.html">Gunita Keiriša</text:a></text:p>
          </table:table-cell>
          <table:table-cell table:style-name="ce8"/>
          <table:table-cell office:value-type="float" office:value="21" table:style-name="ce6">
            <text:p>21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cb8d0d5f958a.html">Dace Kizino</text:a></text:p>
          </table:table-cell>
          <table:table-cell table:style-name="ce5"/>
          <table:table-cell office:value-type="float" office:value="4" table:style-name="ce3">
            <text:p>4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aa38d8166ff6.html">Toms Krastenbergs</text:a></text:p>
          </table:table-cell>
          <table:table-cell table:number-columns-repeated="4" table:style-name="ce8"/>
          <table:table-cell office:value-type="float" office:value="13" table:style-name="ce6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949761782289.html">Ēriks Kumerdanks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fddfc2096590.html">Visvaldis Kursītis</text:a></text:p>
          </table:table-cell>
          <table:table-cell table:number-columns-repeated="2" table:style-name="ce8"/>
          <table:table-cell office:value-type="float" office:value="9" table:style-name="ce6">
            <text:p>9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80fb0a6a1e37.html">Kristaps Laipnieks</text:a></text:p>
          </table:table-cell>
          <table:table-cell office:value-type="float" office:value="19" table:style-name="ce3">
            <text:p>19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8a14c0f433b8.html">Inga Lamstere</text:a></text:p>
          </table:table-cell>
          <table:table-cell table:style-name="ce8"/>
          <table:table-cell office:value-type="float" office:value="11" table:style-name="ce6">
            <text:p>11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a099213d903b.html">Vadims Lapins</text:a></text:p>
          </table:table-cell>
          <table:table-cell table:style-name="ce5"/>
          <table:table-cell office:value-type="float" office:value="26" table:style-name="ce3">
            <text:p>26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9bb147dd426b.html">Ilze Latiša</text:a></text:p>
          </table:table-cell>
          <table:table-cell table:number-columns-repeated="2" table:style-name="ce8"/>
          <table:table-cell office:value-type="float" office:value="7" table:style-name="ce6">
            <text:p>7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882868ce14bd.html">Viesturs Liepkalns</text:a></text:p>
          </table:table-cell>
          <table:table-cell office:value-type="float" office:value="26" table:style-name="ce3">
            <text:p>26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9b752a0632b7.html">Miks Lormanis</text:a></text:p>
          </table:table-cell>
          <table:table-cell table:number-columns-repeated="3" table:style-name="ce8"/>
          <table:table-cell office:value-type="float" office:value="6" table:style-name="ce6">
            <text:p>6</text:p>
          </table:table-cell>
          <table:table-cell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cc1448ba7a3c.html">Santa Markauska</text:a></text:p>
          </table:table-cell>
          <table:table-cell table:number-columns-repeated="3" table:style-name="ce5"/>
          <table:table-cell office:value-type="float" office:value="10" table:style-name="ce3">
            <text:p>10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fc4006c2f152.html">Kristīne Mirzahanjana</text:a></text:p>
          </table:table-cell>
          <table:table-cell office:value-type="float" office:value="23" table:style-name="ce6">
            <text:p>23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ca4a0911fea2.html">Vladimirs Mišins</text:a></text:p>
          </table:table-cell>
          <table:table-cell office:value-type="float" office:value="32" table:style-name="ce3">
            <text:p>32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8ded336ff63f.html">Zane Muceniece</text:a></text:p>
          </table:table-cell>
          <table:table-cell table:number-columns-repeated="4" table:style-name="ce8"/>
          <table:table-cell office:value-type="float" office:value="14" table:style-name="ce6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a6ffa41ec36b.html">Nelda Otvare</text:a>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b9b3174cf3ab.html">Arta Pirktiņa</text:a></text:p>
          </table:table-cell>
          <table:table-cell office:value-type="float" office:value="17" table:style-name="ce6">
            <text:p>17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f821d918e542.html">Uldis Pirktiņš</text:a></text:p>
          </table:table-cell>
          <table:table-cell table:number-columns-repeated="3" table:style-name="ce5"/>
          <table:table-cell office:value-type="float" office:value="3" table:style-name="ce3">
            <text:p>3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aa21e6272f59.html">Rihards Pīks</text:a></text:p>
          </table:table-cell>
          <table:table-cell table:number-columns-repeated="3" table:style-name="ce8"/>
          <table:table-cell office:value-type="float" office:value="1" table:style-name="ce6">
            <text:p>1</text:p>
          </table:table-cell>
          <table:table-cell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965018d01c1a.html">Artūrs Toms Plešs</text:a></text:p>
          </table:table-cell>
          <table:table-cell table:number-columns-repeated="4" table:style-name="ce5"/>
          <table:table-cell office:value-type="float" office:value="6" table:style-name="ce3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bbce72b2f5e4.html">Rolands Pogulis</text:a></text:p>
          </table:table-cell>
          <table:table-cell office:value-type="float" office:value="16" table:style-name="ce6">
            <text:p>16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aba296680f5c.html">Laila Pole</text:a></text:p>
          </table:table-cell>
          <table:table-cell table:number-columns-repeated="4" table:style-name="ce5"/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979070ce70c1.html">Iveta Preisa-Imaka</text:a></text:p>
          </table:table-cell>
          <table:table-cell table:style-name="ce8"/>
          <table:table-cell office:value-type="float" office:value="14" table:style-name="ce6">
            <text:p>14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a40a0a017e17.html">Agris Punculs</text:a></text:p>
          </table:table-cell>
          <table:table-cell table:number-columns-repeated="2" table:style-name="ce5"/>
          <table:table-cell office:value-type="float" office:value="2" table:style-name="ce3">
            <text:p>2</text:p>
          </table:table-cell>
          <table:table-cell table:number-columns-repeated="2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ebe36aa5cb37.html">Juris Pūce</text:a></text:p>
          </table:table-cell>
          <table:table-cell office:value-type="float" office:value="1" table:style-name="ce6">
            <text:p>1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e989007e5a60.html">Andris Radelis</text:a></text:p>
          </table:table-cell>
          <table:table-cell table:number-columns-repeated="3" table:style-name="ce5"/>
          <table:table-cell office:value-type="float" office:value="12" table:style-name="ce3">
            <text:p>12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a56b02c3defd.html">Einars Repše</text:a></text:p>
          </table:table-cell>
          <table:table-cell table:style-name="ce8"/>
          <table:table-cell office:value-type="float" office:value="1" table:style-name="ce6">
            <text:p>1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eea3dd2def5d.html">Vladimirs Reskājs</text:a></text:p>
          </table:table-cell>
          <table:table-cell table:number-columns-repeated="4" table:style-name="ce5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8b3c7e3951b2.html">Juris Rieksts-Riekstiņš</text:a></text:p>
          </table:table-cell>
          <table:table-cell table:style-name="ce8"/>
          <table:table-cell office:value-type="float" office:value="25" table:style-name="ce6">
            <text:p>25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d25eb0f132fc.html">Antra Roskoša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a1ccd5bab8e1.html">Mārtiņš Roze</text:a></text:p>
          </table:table-cell>
          <table:table-cell office:value-type="float" office:value="30" table:style-name="ce6">
            <text:p>30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94050380f7d1.html">Aija Rozena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c117b3caabeb.html">Dzintars Rozens</text:a>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a2fb2e07b121.html">Ilga Sitale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bdde242f5d0e.html">Renārs Smoļaks</text:a></text:p>
          </table:table-cell>
          <table:table-cell office:value-type="float" office:value="20" table:style-name="ce6">
            <text:p>20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83c636560bdf.html">Pauls Sondors</text:a></text:p>
          </table:table-cell>
          <table:table-cell table:style-name="ce5"/>
          <table:table-cell office:value-type="float" office:value="8" table:style-name="ce3">
            <text:p>8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eb2472f6973a.html">Elita Sproģe</text:a></text:p>
          </table:table-cell>
          <table:table-cell table:number-columns-repeated="4" table:style-name="ce8"/>
          <table:table-cell office:value-type="float" office:value="3" table:style-name="ce6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96d99d464a27.html">Ieva Strongina</text:a></text:p>
          </table:table-cell>
          <table:table-cell table:style-name="ce5"/>
          <table:table-cell office:value-type="float" office:value="24" table:style-name="ce3">
            <text:p>24</text:p>
          </table:table-cell>
          <table:table-cell table:number-columns-repeated="3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fc699253bd54.html">Eduards Sūniņš</text:a></text:p>
          </table:table-cell>
          <table:table-cell table:style-name="ce8"/>
          <table:table-cell office:value-type="float" office:value="5" table:style-name="ce6">
            <text:p>5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dc28471903d3.html">Agnija Šankova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a05c9efc12f9.html">Juris Šmits</text:a></text:p>
          </table:table-cell>
          <table:table-cell table:number-columns-repeated="3" table:style-name="ce8"/>
          <table:table-cell office:value-type="float" office:value="8" table:style-name="ce6">
            <text:p>8</text:p>
          </table:table-cell>
          <table:table-cell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875e9f1f4f14.html">Rūdolfs Šnepsts</text:a></text:p>
          </table:table-cell>
          <table:table-cell table:number-columns-repeated="3" table:style-name="ce5"/>
          <table:table-cell office:value-type="float" office:value="11" table:style-name="ce3">
            <text:p>11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824d5e54306d.html">Toms Šubrovskis</text:a></text:p>
          </table:table-cell>
          <table:table-cell table:number-columns-repeated="2" table:style-name="ce8"/>
          <table:table-cell office:value-type="float" office:value="10" table:style-name="ce6">
            <text:p>10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afa2ea9e9b9e.html">Zane Šūmakere</text:a></text:p>
          </table:table-cell>
          <table:table-cell table:number-columns-repeated="4" table:style-name="ce5"/>
          <table:table-cell office:value-type="float" office:value="5" table:style-name="ce3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fc79ecf9ad2d.html">Raitis Tukāns</text:a></text:p>
          </table:table-cell>
          <table:table-cell table:number-columns-repeated="2" table:style-name="ce8"/>
          <table:table-cell office:value-type="float" office:value="15" table:style-name="ce6">
            <text:p>15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d1205602eb98.html">Vilnis Tukums</text:a></text:p>
          </table:table-cell>
          <table:table-cell table:number-columns-repeated="3"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ffddfb355ae3.html">Edgars Upenieks</text:a></text:p>
          </table:table-cell>
          <table:table-cell table:number-columns-repeated="4" table:style-name="ce8"/>
          <table:table-cell office:value-type="float" office:value="12" table:style-name="ce6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cf4f6f42dd01.html">Mārtiņš Vadzis</text:a></text:p>
          </table:table-cell>
          <table:table-cell table:number-columns-repeated="4" table:style-name="ce5"/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ec87016c615f.html">Sabīne Vārtiņa</text:a></text:p>
          </table:table-cell>
          <table:table-cell table:style-name="ce8"/>
          <table:table-cell office:value-type="float" office:value="22" table:style-name="ce6">
            <text:p>22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d09f4b235224.html">Ksenija Vēze-Veise</text:a></text:p>
          </table:table-cell>
          <table:table-cell table:number-columns-repeated="4" table:style-name="ce5"/>
          <table:table-cell office:value-type="float" office:value="11" table:style-name="ce3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a44150285748.html">Armands Vijups</text:a></text:p>
          </table:table-cell>
          <table:table-cell table:style-name="ce8"/>
          <table:table-cell office:value-type="float" office:value="13" table:style-name="ce6">
            <text:p>13</text:p>
          </table:table-cell>
          <table:table-cell table:number-columns-repeated="3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dd244f4dd559.html">Aiva Vilcāne</text:a></text:p>
          </table:table-cell>
          <table:table-cell table:number-columns-repeated="3" table:style-name="ce5"/>
          <table:table-cell office:value-type="float" office:value="2" table:style-name="ce3">
            <text:p>2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888015467eb2.html">Rasma Zaharenko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b46a3df24a3a.html">Kristaps Zaharkevičs</text:a></text:p>
          </table:table-cell>
          <table:table-cell office:value-type="float" office:value="27" table:style-name="ce3">
            <text:p>27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f56dc35cb341.html">Iveta Zalpētere</text:a></text:p>
          </table:table-cell>
          <table:table-cell office:value-type="float" office:value="3" table:style-name="ce6">
            <text:p>3</text:p>
          </table:table-cell>
          <table:table-cell table:number-columns-repeated="4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d18cd97410a4.html">Edgars Zandmanis</text:a></text:p>
          </table:table-cell>
          <table:table-cell table:number-columns-repeated="2" table:style-name="ce5"/>
          <table:table-cell office:value-type="float" office:value="13" table:style-name="ce3">
            <text:p>13</text:p>
          </table:table-cell>
          <table:table-cell table:number-columns-repeated="2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d55f465d6a2f.html">Vilis Zilgalvis</text:a></text:p>
          </table:table-cell>
          <table:table-cell table:number-columns-repeated="2" table:style-name="ce8"/>
          <table:table-cell office:value-type="float" office:value="12" table:style-name="ce6">
            <text:p>12</text:p>
          </table:table-cell>
          <table:table-cell table:number-columns-repeated="2" table:style-name="ce8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ce688ce80087.html">Armands Zivtiņš</text:a></text:p>
          </table:table-cell>
          <table:table-cell office:value-type="float" office:value="9" table:style-name="ce3">
            <text:p>9</text:p>
          </table:table-cell>
          <table:table-cell table:number-columns-repeated="4" table:style-name="ce5"/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d7fe55e58e2c.html">Linda Žukovska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vijas attīstībai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931eecbe1a56.html">Ilvars Barkāns</text:a></text:p>
          </table:table-cell>
          <table:table-cell table:number-columns-repeated="2" table:style-name="ce5"/>
          <table:table-cell office:value-type="float" office:value="9" table:style-name="ce3">
            <text:p>9</text:p>
          </table:table-cell>
          <table:table-cell table:number-columns-repeated="2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e529584b52d2.html">Māris Barkāns</text:a></text:p>
          </table:table-cell>
          <table:table-cell office:value-type="float" office:value="13" table:style-name="ce6">
            <text:p>13</text:p>
          </table:table-cell>
          <table:table-cell table:number-columns-repeated="4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ff75ea18643e.html">Jānis Cīrulis</text:a></text:p>
          </table:table-cell>
          <table:table-cell table:style-name="ce5"/>
          <table:table-cell office:value-type="float" office:value="8" table:style-name="ce3">
            <text:p>8</text:p>
          </table:table-cell>
          <table:table-cell table:number-columns-repeated="3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a077a0136d9c.html">Dmitrijs Dēliņš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eb6c65b71665.html">Ivans Feščenko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c2547dabbbe1.html">Artis Freibergs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b3ad78047f3e.html">Sergejs Golodņikovs</text:a></text:p>
          </table:table-cell>
          <table:table-cell office:value-type="float" office:value="12" table:style-name="ce3">
            <text:p>12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d78250c58f50.html">Dainis Grabovskis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c6b0664b7746.html">Sigurds Graudiņš</text:a></text:p>
          </table:table-cell>
          <table:table-cell table:number-columns-repeated="4" table:style-name="ce5"/>
          <table:table-cell office:value-type="float" office:value="4" table:style-name="ce3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d5e2db9b0796.html">Inga Gutberga</text:a></text:p>
          </table:table-cell>
          <table:table-cell office:value-type="float" office:value="4" table:style-name="ce6">
            <text:p>4</text:p>
          </table:table-cell>
          <table:table-cell table:number-columns-repeated="4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9f2b22945783.html">Aleksandrs Kačalkins</text:a></text:p>
          </table:table-cell>
          <table:table-cell table:number-columns-repeated="4" table:style-name="ce5"/>
          <table:table-cell office:value-type="float" office:value="3" table:style-name="ce3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806e52eaea7a.html">Jeļena Kantāne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d03bde0147f5.html">Zane Lejniece-Puķe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3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9c0262274d99.html">Raimonds Lejnieks-Puķe</text:a></text:p>
          </table:table-cell>
          <table:table-cell table:number-columns-repeated="4" table:style-name="ce8"/>
          <table:table-cell office:value-type="float" office:value="2" table:style-name="ce6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ca840959a6f1.html">Andrejs Nikoļskis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94a8530c4b3e.html">Andris Orols</text:a></text:p>
          </table:table-cell>
          <table:table-cell office:value-type="float" office:value="1" table:style-name="ce6">
            <text:p>1</text:p>
          </table:table-cell>
          <table:table-cell table:number-columns-repeated="4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c2b32ebbbf4f.html">Ingars Pētersons</text:a></text:p>
          </table:table-cell>
          <table:table-cell table:number-columns-repeated="2" table:style-name="ce5"/>
          <table:table-cell office:value-type="float" office:value="2" table:style-name="ce3">
            <text:p>2</text:p>
          </table:table-cell>
          <table:table-cell table:number-columns-repeated="2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c2876cc03a94.html">Edgars Poika</text:a></text:p>
          </table:table-cell>
          <table:table-cell office:value-type="float" office:value="9" table:style-name="ce6">
            <text:p>9</text:p>
          </table:table-cell>
          <table:table-cell table:number-columns-repeated="4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a5ace834a370.html">Aleksandrs Poika</text:a></text:p>
          </table:table-cell>
          <table:table-cell table:style-name="ce5"/>
          <table:table-cell office:value-type="float" office:value="4" table:style-name="ce3">
            <text:p>4</text:p>
          </table:table-cell>
          <table:table-cell table:number-columns-repeated="3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a0a462331872.html">Tatjana Popova</text:a></text:p>
          </table:table-cell>
          <table:table-cell table:number-columns-repeated="3" table:style-name="ce8"/>
          <table:table-cell office:value-type="float" office:value="4" table:style-name="ce6">
            <text:p>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d49625de613f.html">Artūrs Ratnieks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ea1d0e3a0a1e.html">Žanna Redzoba</text:a></text:p>
          </table:table-cell>
          <table:table-cell table:number-columns-repeated="4" table:style-name="ce8"/>
          <table:table-cell office:value-type="float" office:value="5" table:style-name="ce6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9229f8a865d0.html">Kaspars Savickis</text:a></text:p>
          </table:table-cell>
          <table:table-cell office:value-type="float" office:value="11" table:style-name="ce3">
            <text:p>11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84b8ab83f3c8.html">Uldis Sēne</text:a></text:p>
          </table:table-cell>
          <table:table-cell table:number-columns-repeated="3" table:style-name="ce8"/>
          <table:table-cell office:value-type="float" office:value="3" table:style-name="ce6">
            <text:p>3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992f9d30b881.html">Artis Silavnieks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8a50bac57cc3.html">Aleksandra Siliniece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c0010297fbea.html">Aivars Silinieks</text:a></text:p>
          </table:table-cell>
          <table:table-cell office:value-type="float" office:value="2" table:style-name="ce3">
            <text:p>2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ba8405e429dd.html">Georgijs Sokolovskis</text:a></text:p>
          </table:table-cell>
          <table:table-cell table:style-name="ce8"/>
          <table:table-cell office:value-type="float" office:value="9" table:style-name="ce6">
            <text:p>9</text:p>
          </table:table-cell>
          <table:table-cell table:number-columns-repeated="3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f805473c4254.html">Lita Sproģe</text:a></text:p>
          </table:table-cell>
          <table:table-cell table:number-columns-repeated="3" table:style-name="ce5"/>
          <table:table-cell office:value-type="float" office:value="2" table:style-name="ce3">
            <text:p>2</text:p>
          </table:table-cell>
          <table:table-cell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a993ab8aa9ab.html">Ēvalds Staris</text:a></text:p>
          </table:table-cell>
          <table:table-cell table:number-columns-repeated="2" table:style-name="ce8"/>
          <table:table-cell office:value-type="float" office:value="6" table:style-name="ce6">
            <text:p>6</text:p>
          </table:table-cell>
          <table:table-cell table:number-columns-repeated="2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cc05630c15d4.html">Maira Stumbre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8f9664ce6b6a.html">Agris Sūna</text:a></text:p>
          </table:table-cell>
          <table:table-cell table:style-name="ce8"/>
          <table:table-cell office:value-type="float" office:value="2" table:style-name="ce6">
            <text:p>2</text:p>
          </table:table-cell>
          <table:table-cell table:number-columns-repeated="3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a7585e123bf8.html">Armands Šenbergs</text:a></text:p>
          </table:table-cell>
          <table:table-cell office:value-type="float" office:value="5" table:style-name="ce3">
            <text:p>5</text:p>
          </table:table-cell>
          <table:table-cell table:number-columns-repeated="4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d71e60b9bb65.html">Kristīne Ševeļova</text:a></text:p>
          </table:table-cell>
          <table:table-cell table:number-columns-repeated="4" table:style-name="ce8"/>
          <table:table-cell office:value-type="float" office:value="6" table:style-name="ce6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f136a4c9c048.html">Jevgēnijs Šuļga</text:a></text:p>
          </table:table-cell>
          <table:table-cell table:number-columns-repeated="2" table:style-name="ce5"/>
          <table:table-cell office:value-type="float" office:value="5" table:style-name="ce3">
            <text:p>5</text:p>
          </table:table-cell>
          <table:table-cell table:number-columns-repeated="2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8e2cb5312f0e.html">Ēriks Trukšāns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bd0cc59ad1d3.html">Dmitrijs Usins</text:a>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table:number-columns-repeated="2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ea6043689ceb.html">Kaspars Vainovskis</text:a></text:p>
          </table:table-cell>
          <table:table-cell table:style-name="ce8"/>
          <table:table-cell office:value-type="float" office:value="7" table:style-name="ce6">
            <text:p>7</text:p>
          </table:table-cell>
          <table:table-cell table:number-columns-repeated="3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80dc4a581315.html">Andrejs Vasiļjevs</text:a></text:p>
          </table:table-cell>
          <table:table-cell table:number-columns-repeated="2" table:style-name="ce5"/>
          <table:table-cell office:value-type="float" office:value="3" table:style-name="ce3">
            <text:p>3</text:p>
          </table:table-cell>
          <table:table-cell table:number-columns-repeated="2"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ff30034b3016.html">Guntra Vīksna</text:a></text:p>
          </table:table-cell>
          <table:table-cell table:style-name="ce8"/>
          <table:table-cell office:value-type="float" office:value="1" table:style-name="ce6">
            <text:p>1</text:p>
          </table:table-cell>
          <table:table-cell table:number-columns-repeated="3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d831f14ffe84.html">Normunds Vīrs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d99f7705d71d.html">Andžejs Zdanovičs</text:a></text:p>
          </table:table-cell>
          <table:table-cell office:value-type="float" office:value="14" table:style-name="ce6">
            <text:p>14</text:p>
          </table:table-cell>
          <table:table-cell table:number-columns-repeated="4" table:style-name="ce8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fb5d9c7d5533.html">Jūlija Ždanova</text:a></text:p>
          </table:table-cell>
          <table:table-cell table:style-name="ce5"/>
          <table:table-cell office:value-type="float" office:value="5" table:style-name="ce3">
            <text:p>5</text:p>
          </table:table-cell>
          <table:table-cell table:number-columns-repeated="2" table:style-name="ce5"/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Suverenitāte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9e8b7cce9153.html">Anrijs Aumalis</text:a></text:p>
          </table:table-cell>
          <table:table-cell office:value-type="float" office:value="1" table:style-name="ce3">
            <text:p>1</text:p>
          </table:table-cell>
          <table:table-cell table:number-columns-repeated="4"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de986e2c4e28.html">Dace Brimerberga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d993029087bc.html">Jeļena Gerasimova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c7a18a5320f5.html">Ilva Ivaska</text:a></text:p>
          </table:table-cell>
          <table:table-cell table:number-columns-repeated="3" table:style-name="ce8"/>
          <table:table-cell office:value-type="float" office:value="4" table:style-name="ce6">
            <text:p>4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fd2d6957d0e6.html">Ieva Kantmane</text:a></text:p>
          </table:table-cell>
          <table:table-cell table:style-name="ce5"/>
          <table:table-cell office:value-type="float" office:value="1" table:style-name="ce3">
            <text:p>1</text:p>
          </table:table-cell>
          <table:table-cell table:number-columns-repeated="3"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827d3de71f29.html">Baiba Kņūta</text:a></text:p>
          </table:table-cell>
          <table:table-cell table:number-columns-repeated="4" table:style-name="ce8"/>
          <table:table-cell office:value-type="float" office:value="2" table:style-name="ce6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a3f124b19214.html">Vika Koha</text:a></text:p>
          </table:table-cell>
          <table:table-cell table:style-name="ce5"/>
          <table:table-cell office:value-type="float" office:value="2" table:style-name="ce3">
            <text:p>2</text:p>
          </table:table-cell>
          <table:table-cell table:number-columns-repeated="3"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fba5644d5bad.html">Marita Koha</text:a></text:p>
          </table:table-cell>
          <table:table-cell table:number-columns-repeated="4" table:style-name="ce8"/>
          <table:table-cell office:value-type="float" office:value="4" table:style-name="ce6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9a694fa7a4da.html">Taiga Lasmane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fe58f495883e.html">Kaspars Lazdāns</text:a></text:p>
          </table:table-cell>
          <table:table-cell table:number-columns-repeated="2" table:style-name="ce8"/>
          <table:table-cell office:value-type="float" office:value="1" table:style-name="ce6">
            <text:p>1</text:p>
          </table:table-cell>
          <table:table-cell table:number-columns-repeated="2" table:style-name="ce8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b44f928cf170.html">Anna Naumova</text:a></text:p>
          </table:table-cell>
          <table:table-cell table:number-columns-repeated="4" table:style-name="ce5"/>
          <table:table-cell office:value-type="float" office:value="3" table:style-name="ce3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fcd8866dcf46.html">Vizma Petrēvica</text:a></text:p>
          </table:table-cell>
          <table:table-cell table:number-columns-repeated="3" table:style-name="ce8"/>
          <table:table-cell office:value-type="float" office:value="3" table:style-name="ce6">
            <text:p>3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9e1634a0659d.html">Baiba Stepanova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e03367046037.html">Līga Šalma</text:a></text:p>
          </table:table-cell>
          <table:table-cell table:number-columns-repeated="2" table:style-name="ce8"/>
          <table:table-cell office:value-type="float" office:value="2" table:style-name="ce6">
            <text:p>2</text:p>
          </table:table-cell>
          <table:table-cell table:number-columns-repeated="2" table:style-name="ce8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ca2fcc82aca1.html">Vilnis Šlars</text:a></text:p>
          </table:table-cell>
          <table:table-cell office:value-type="float" office:value="2" table:style-name="ce3">
            <text:p>2</text:p>
          </table:table-cell>
          <table:table-cell table:number-columns-repeated="4"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f2fbed31c19d.html">Dina Šulca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d8b9a42e2059.html">Vēsma Švinberga</text:a></text:p>
          </table:table-cell>
          <table:table-cell table:number-columns-repeated="3" table:style-name="ce5"/>
          <table:table-cell office:value-type="float" office:value="5" table:style-name="ce3">
            <text:p>5</text:p>
          </table:table-cell>
          <table:table-cell table:style-name="ce5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d06dc5cacc5b.html">Antra Treide</text:a></text:p>
          </table:table-cell>
          <table:table-cell table:number-columns-repeated="3" table:style-name="ce8"/>
          <table:table-cell office:value-type="float" office:value="2" table:style-name="ce6">
            <text:p>2</text:p>
          </table:table-cell>
          <table:table-cell table:style-name="ce2"/>
          <table:table-cell office:value-type="float" office:value="3" table:style-name="ce1">
            <text:p>3</text:p>
          </table:table-cell>
          <table:table-cell office:value-type="string" table:style-name="ce1">
            <text:p>Partija Brīvība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e31527c27b22.html">Hosams Abu Meri</text:a></text:p>
          </table:table-cell>
          <table:table-cell office:value-type="float" office:value="17" table:style-name="ce3">
            <text:p>17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a073beb59110.html">Aldis Adamovičs</text:a></text:p>
          </table:table-cell>
          <table:table-cell table:number-columns-repeated="2" table:style-name="ce8"/>
          <table:table-cell office:value-type="float" office:value="2" table:style-name="ce6">
            <text:p>2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e5c0289886d4.html">Arvils Ašeradens</text:a></text:p>
          </table:table-cell>
          <table:table-cell table:style-name="ce5"/>
          <table:table-cell office:value-type="float" office:value="8" table:style-name="ce3">
            <text:p>8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a6b1e59a9524.html">Solvita Āboltiņa</text:a></text:p>
          </table:table-cell>
          <table:table-cell table:number-columns-repeated="3" table:style-name="ce8"/>
          <table:table-cell office:value-type="float" office:value="1" table:style-name="ce6">
            <text:p>1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f40a9602dfe0.html">Alis Balbārzdis</text:a></text:p>
          </table:table-cell>
          <table:table-cell table:style-name="ce5"/>
          <table:table-cell office:value-type="float" office:value="25" table:style-name="ce3">
            <text:p>25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c1ee043baba4.html">Edvīns Bartkevičs</text:a></text:p>
          </table:table-cell>
          <table:table-cell table:style-name="ce8"/>
          <table:table-cell office:value-type="float" office:value="10" table:style-name="ce6">
            <text:p>10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e6cf14e797c7.html">Lita Beire</text:a></text:p>
          </table:table-cell>
          <table:table-cell office:value-type="float" office:value="21" table:style-name="ce3">
            <text:p>21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9d5cb21cca44.html">Zigfrīds Berezovskis</text:a></text:p>
          </table:table-cell>
          <table:table-cell office:value-type="float" office:value="30" table:style-name="ce6">
            <text:p>30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b4517ae87fe6.html">Aivars Bernāns</text:a></text:p>
          </table:table-cell>
          <table:table-cell table:number-columns-repeated="2" table:style-name="ce5"/>
          <table:table-cell office:value-type="float" office:value="15" table:style-name="ce3">
            <text:p>15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93af1e926d17.html">Iveta Blaua</text:a></text:p>
          </table:table-cell>
          <table:table-cell table:style-name="ce8"/>
          <table:table-cell office:value-type="float" office:value="19" table:style-name="ce6">
            <text:p>19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9c43094b182e.html">Inesis Boķis</text:a></text:p>
          </table:table-cell>
          <table:table-cell table:style-name="ce5"/>
          <table:table-cell office:value-type="float" office:value="2" table:style-name="ce3">
            <text:p>2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f1b324650ecb.html">Aivars Broks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db356b123463.html">Anna Buša</text:a></text:p>
          </table:table-cell>
          <table:table-cell office:value-type="float" office:value="22" table:style-name="ce3">
            <text:p>22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8c700319a074.html">Krišjānis Bušs</text:a></text:p>
          </table:table-cell>
          <table:table-cell table:number-columns-repeated="4" table:style-name="ce8"/>
          <table:table-cell office:value-type="float" office:value="8" table:style-name="ce6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8b64f455a8fa.html">Guntis Būmeisters</text:a></text:p>
          </table:table-cell>
          <table:table-cell table:number-columns-repeated="3"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a8446759d06a.html">Lolita Čigāne</text:a></text:p>
          </table:table-cell>
          <table:table-cell office:value-type="float" office:value="4" table:style-name="ce6">
            <text:p>4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9b7fda5f658e.html">Raimonds Čudars</text:a></text:p>
          </table:table-cell>
          <table:table-cell table:style-name="ce5"/>
          <table:table-cell office:value-type="float" office:value="11" table:style-name="ce3">
            <text:p>11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b3f278d8b2f1.html">Guntis Čukurs</text:a></text:p>
          </table:table-cell>
          <table:table-cell table:number-columns-repeated="3" table:style-name="ce8"/>
          <table:table-cell office:value-type="float" office:value="14" table:style-name="ce6">
            <text:p>14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bd2c3100af45.html">Ints Dālderis</text:a></text:p>
          </table:table-cell>
          <table:table-cell table:number-columns-repeated="3" table:style-name="ce5"/>
          <table:table-cell office:value-type="float" office:value="2" table:style-name="ce3">
            <text:p>2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e0ac07ec214e.html">Vjačeslavs Dombrovskis</text:a></text:p>
          </table:table-cell>
          <table:table-cell table:number-columns-repeated="4" table:style-name="ce8"/>
          <table:table-cell office:value-type="float" office:value="3" table:style-name="ce6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97c15efe3247.html">Vilnis Dragunas</text:a></text:p>
          </table:table-cell>
          <table:table-cell table:number-columns-repeated="3" table:style-name="ce5"/>
          <table:table-cell office:value-type="float" office:value="11" table:style-name="ce3">
            <text:p>11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8c6d44729f0b.html">Ina Druviete</text:a></text:p>
          </table:table-cell>
          <table:table-cell table:style-name="ce8"/>
          <table:table-cell office:value-type="float" office:value="6" table:style-name="ce6">
            <text:p>6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9b2b15f352bd.html">Edgars Engīzers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8f354ce532d2.html">Kārlis Eņģelis</text:a></text:p>
          </table:table-cell>
          <table:table-cell office:value-type="float" office:value="16" table:style-name="ce6">
            <text:p>16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e60823c9e2a0.html">Sarmīte Ēlerte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900e02edddc8.html">Renārs Freibergs</text:a></text:p>
          </table:table-cell>
          <table:table-cell table:style-name="ce8"/>
          <table:table-cell office:value-type="float" office:value="22" table:style-name="ce6">
            <text:p>22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c043064d61d2.html">Valdis Gavars</text:a></text:p>
          </table:table-cell>
          <table:table-cell office:value-type="float" office:value="13" table:style-name="ce3">
            <text:p>13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97256c2f2ed1.html">Dmitrijs Golubevs</text:a></text:p>
          </table:table-cell>
          <table:table-cell office:value-type="float" office:value="31" table:style-name="ce6">
            <text:p>31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841849caa977.html">Guntis Grūba</text:a></text:p>
          </table:table-cell>
          <table:table-cell table:style-name="ce5"/>
          <table:table-cell office:value-type="float" office:value="27" table:style-name="ce3">
            <text:p>27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f3e812771b68.html">Artis Gustovskis</text:a></text:p>
          </table:table-cell>
          <table:table-cell table:number-columns-repeated="3" table:style-name="ce8"/>
          <table:table-cell office:value-type="float" office:value="6" table:style-name="ce6">
            <text:p>6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f8e1d0d1e457.html">Astrīda Harju</text:a></text:p>
          </table:table-cell>
          <table:table-cell table:style-name="ce5"/>
          <table:table-cell office:value-type="float" office:value="17" table:style-name="ce3">
            <text:p>17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a0927fbd3813.html">Bierants Ignāts</text:a></text:p>
          </table:table-cell>
          <table:table-cell office:value-type="float" office:value="27" table:style-name="ce6">
            <text:p>27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bbd4b7d4f328.html">Edgars Ikstens</text:a></text:p>
          </table:table-cell>
          <table:table-cell table:number-columns-repeated="3" table:style-name="ce5"/>
          <table:table-cell office:value-type="float" office:value="8" table:style-name="ce3">
            <text:p>8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d3a384eeeb19.html">Kārlis Irbe</text:a>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e0b11675f664.html">Pauls Irbins</text:a></text:p>
          </table:table-cell>
          <table:table-cell table:style-name="ce5"/>
          <table:table-cell office:value-type="float" office:value="18" table:style-name="ce3">
            <text:p>18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b3e3feb96a4b.html">Jāzeps Janiševs</text:a></text:p>
          </table:table-cell>
          <table:table-cell table:style-name="ce8"/>
          <table:table-cell office:value-type="float" office:value="28" table:style-name="ce6">
            <text:p>28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cc90126b777e.html">Nils Josts</text:a></text:p>
          </table:table-cell>
          <table:table-cell office:value-type="float" office:value="23" table:style-name="ce3">
            <text:p>23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e9b88c5e70b2.html">Andrejs Judins</text:a></text:p>
          </table:table-cell>
          <table:table-cell office:value-type="float" office:value="5" table:style-name="ce6">
            <text:p>5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f66f5dee021a.html">Jānis Junkurs</text:a></text:p>
          </table:table-cell>
          <table:table-cell table:number-columns-repeated="3" table:style-name="ce5"/>
          <table:table-cell office:value-type="float" office:value="10" table:style-name="ce3">
            <text:p>10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cde194909de3.html">Roberts Jurķis</text:a></text:p>
          </table:table-cell>
          <table:table-cell table:style-name="ce8"/>
          <table:table-cell office:value-type="float" office:value="21" table:style-name="ce6">
            <text:p>21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9fe6f706074c.html">Inese Kalniņa</text:a></text:p>
          </table:table-cell>
          <table:table-cell office:value-type="float" office:value="19" table:style-name="ce3">
            <text:p>19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d6f678068b50.html">Zanda Kalniņa-Lukaševica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ccf48c04be62.html">Ojārs Ēriks Kalniņš</text:a></text:p>
          </table:table-cell>
          <table:table-cell office:value-type="float" office:value="2" table:style-name="ce3">
            <text:p>2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cd5a9b28cbb2.html">Dace Kļaviņa</text:a></text:p>
          </table:table-cell>
          <table:table-cell table:style-name="ce8"/>
          <table:table-cell office:value-type="float" office:value="26" table:style-name="ce6">
            <text:p>26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87c14f28e88a.html">Evija Kolberga</text:a></text:p>
          </table:table-cell>
          <table:table-cell office:value-type="float" office:value="20" table:style-name="ce3">
            <text:p>20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eddff3045b60.html">Uldis Kolužs</text:a></text:p>
          </table:table-cell>
          <table:table-cell table:number-columns-repeated="4" table:style-name="ce8"/>
          <table:table-cell office:value-type="float" office:value="12" table:style-name="ce6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9cc9c756741a.html">Karina Korna</text:a></text:p>
          </table:table-cell>
          <table:table-cell table:number-columns-repeated="3" table:style-name="ce5"/>
          <table:table-cell office:value-type="float" office:value="4" table:style-name="ce3">
            <text:p>4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c54dc8e31d99.html">Rihards Kozlovskis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917b2e6bc60d.html">Jānis Kupris</text:a></text:p>
          </table:table-cell>
          <table:table-cell table:number-columns-repeated="2" table:style-name="ce5"/>
          <table:table-cell office:value-type="float" office:value="16" table:style-name="ce3">
            <text:p>16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f0ebc441bb4b.html">Janīna Kursīte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93eda01c7598.html">Sarmīte Ķikuste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93438c4b17b5.html">Vilnis Ķirsis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89046e00425d.html">Madars Lasmanis</text:a></text:p>
          </table:table-cell>
          <table:table-cell table:number-columns-repeated="4" table:style-name="ce5"/>
          <table:table-cell office:value-type="float" office:value="14" table:style-name="ce3">
            <text:p>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d72cd9397753.html">Ainars Latkovskis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a0ce26e88912.html">Jānis Lazdāns</text:a></text:p>
          </table:table-cell>
          <table:table-cell office:value-type="float" office:value="24" table:style-name="ce3">
            <text:p>24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f18512c3545a.html">Atis Lejiņš</text:a></text:p>
          </table:table-cell>
          <table:table-cell table:number-columns-repeated="4" table:style-name="ce8"/>
          <table:table-cell office:value-type="float" office:value="5" table:style-name="ce6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a9677ba6b403.html">Liene Liepiņa</text:a></text:p>
          </table:table-cell>
          <table:table-cell table:style-name="ce5"/>
          <table:table-cell office:value-type="float" office:value="15" table:style-name="ce3">
            <text:p>15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ea148ff3ad86.html">Krišjānis Liepiņš</text:a></text:p>
          </table:table-cell>
          <table:table-cell office:value-type="float" office:value="25" table:style-name="ce6">
            <text:p>25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8b5cedf5b588.html">Gatis Liepiņš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a34afe104328.html">Inese Lībiņa-Egnere</text:a></text:p>
          </table:table-cell>
          <table:table-cell table:number-columns-repeated="3" table:style-name="ce8"/>
          <table:table-cell office:value-type="float" office:value="3" table:style-name="ce6">
            <text:p>3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e7760fdae224.html">Ainars Lodziņš</text:a></text:p>
          </table:table-cell>
          <table:table-cell office:value-type="float" office:value="34" table:style-name="ce3">
            <text:p>34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ee4d966b4501.html">Aleksejs Loskutovs</text:a></text:p>
          </table:table-cell>
          <table:table-cell office:value-type="float" office:value="3" table:style-name="ce6">
            <text:p>3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a6a748860297.html">Valērijs Makarevičs</text:a></text:p>
          </table:table-cell>
          <table:table-cell table:number-columns-repeated="2" table:style-name="ce5"/>
          <table:table-cell office:value-type="float" office:value="10" table:style-name="ce3">
            <text:p>10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90ba11662604.html">Anrijs Matīss</text:a></text:p>
          </table:table-cell>
          <table:table-cell table:number-columns-repeated="2" table:style-name="ce8"/>
          <table:table-cell office:value-type="float" office:value="1" table:style-name="ce6">
            <text:p>1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a272674abc2a.html">Linda Medene</text:a></text:p>
          </table:table-cell>
          <table:table-cell table:style-name="ce5"/>
          <table:table-cell office:value-type="float" office:value="7" table:style-name="ce3">
            <text:p>7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e4ead0ba7628.html">Vilnis Meškinis</text:a></text:p>
          </table:table-cell>
          <table:table-cell table:style-name="ce8"/>
          <table:table-cell office:value-type="float" office:value="24" table:style-name="ce6">
            <text:p>24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dab3e2b283fd.html">Ināra Mukāne</text:a></text:p>
          </table:table-cell>
          <table:table-cell table:number-columns-repeated="2" table:style-name="ce5"/>
          <table:table-cell office:value-type="float" office:value="14" table:style-name="ce3">
            <text:p>14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d2dbfa4cff60.html">Eleonora Obrumāne</text:a></text:p>
          </table:table-cell>
          <table:table-cell table:number-columns-repeated="2" table:style-name="ce8"/>
          <table:table-cell office:value-type="float" office:value="18" table:style-name="ce6">
            <text:p>18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91c1ae341506.html">Jānis Ozoliņš</text:a></text:p>
          </table:table-cell>
          <table:table-cell table:number-columns-repeated="4" table:style-name="ce5"/>
          <table:table-cell office:value-type="float" office:value="6" table:style-name="ce3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d566aec1f8a9.html">Guntis Pirvits</text:a></text:p>
          </table:table-cell>
          <table:table-cell table:number-columns-repeated="3" table:style-name="ce8"/>
          <table:table-cell office:value-type="float" office:value="16" table:style-name="ce6">
            <text:p>16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d5f398d9bf6f.html">Anna Plauča</text:a>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fd845e5220b9.html">Valdis Plaudis</text:a></text:p>
          </table:table-cell>
          <table:table-cell table:number-columns-repeated="3" table:style-name="ce8"/>
          <table:table-cell office:value-type="float" office:value="15" table:style-name="ce6">
            <text:p>15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c3809e452dfa.html">Līvija Plavinska</text:a></text:p>
          </table:table-cell>
          <table:table-cell table:number-columns-repeated="2" table:style-name="ce5"/>
          <table:table-cell office:value-type="float" office:value="5" table:style-name="ce3">
            <text:p>5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a6a7ee525df3.html">Elīna Pļaviņa</text:a></text:p>
          </table:table-cell>
          <table:table-cell table:number-columns-repeated="4" table:style-name="ce8"/>
          <table:table-cell office:value-type="float" office:value="17" table:style-name="ce6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ad7717f1c3ff.html">Laimdota Podze</text:a></text:p>
          </table:table-cell>
          <table:table-cell office:value-type="float" office:value="32" table:style-name="ce3">
            <text:p>32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c86945fa4715.html">Inga Priede</text:a></text:p>
          </table:table-cell>
          <table:table-cell table:number-columns-repeated="4" table:style-name="ce8"/>
          <table:table-cell office:value-type="float" office:value="7" table:style-name="ce6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a6a9dcb74997.html">Olafs Pulks</text:a></text:p>
          </table:table-cell>
          <table:table-cell office:value-type="float" office:value="9" table:style-name="ce3">
            <text:p>9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c68461817389.html">Gatis Puriņš</text:a></text:p>
          </table:table-cell>
          <table:table-cell table:style-name="ce8"/>
          <table:table-cell office:value-type="float" office:value="29" table:style-name="ce6">
            <text:p>29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d38b4af07482.html">Sanita Putniņa</text:a></text:p>
          </table:table-cell>
          <table:table-cell table:number-columns-repeated="2" table:style-name="ce5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90add064bf0f.html">Renārs Putniņš</text:a></text:p>
          </table:table-cell>
          <table:table-cell office:value-type="float" office:value="12" table:style-name="ce6">
            <text:p>12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beff8549a8ca.html">Romualds Ražuks</text:a></text:p>
          </table:table-cell>
          <table:table-cell table:style-name="ce5"/>
          <table:table-cell office:value-type="float" office:value="14" table:style-name="ce3">
            <text:p>14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dca13e6775f2.html">Viesturs Reinfelds</text:a></text:p>
          </table:table-cell>
          <table:table-cell table:number-columns-repeated="4" table:style-name="ce8"/>
          <table:table-cell office:value-type="float" office:value="11" table:style-name="ce6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ff1256c74bd2.html">Jānis Reirs</text:a></text:p>
          </table:table-cell>
          <table:table-cell table:number-columns-repeated="4" table:style-name="ce5"/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a2bfa6d69fc4.html">Edgars Rinkēvičs</text:a></text:p>
          </table:table-cell>
          <table:table-cell office:value-type="float" office:value="1" table:style-name="ce6">
            <text:p>1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a31210c24b0d.html">Armīns Robežnieks</text:a></text:p>
          </table:table-cell>
          <table:table-cell table:number-columns-repeated="3" table:style-name="ce5"/>
          <table:table-cell office:value-type="float" office:value="7" table:style-name="ce3">
            <text:p>7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d9a4c623fc84.html">Uģis Rotbergs</text:a></text:p>
          </table:table-cell>
          <table:table-cell office:value-type="float" office:value="11" table:style-name="ce6">
            <text:p>11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b1e7e0710428.html">Gita Rūtiņa</text:a></text:p>
          </table:table-cell>
          <table:table-cell table:number-columns-repeated="4" table:style-name="ce5"/>
          <table:table-cell office:value-type="float" office:value="13" table:style-name="ce3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f20de38e3ec9.html">Ansis Saliņš</text:a></text:p>
          </table:table-cell>
          <table:table-cell table:number-columns-repeated="4" table:style-name="ce8"/>
          <table:table-cell office:value-type="float" office:value="9" table:style-name="ce6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8e247713794a.html">Evika Siliņa</text:a></text:p>
          </table:table-cell>
          <table:table-cell table:number-columns-repeated="4" table:style-name="ce5"/>
          <table:table-cell office:value-type="float" office:value="10" table:style-name="ce3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f029fdb4fc80.html">Aivars Siliņš</text:a></text:p>
          </table:table-cell>
          <table:table-cell office:value-type="float" office:value="26" table:style-name="ce6">
            <text:p>26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c87361fe4410.html">Edvards Smiltēns</text:a></text:p>
          </table:table-cell>
          <table:table-cell table:style-name="ce5"/>
          <table:table-cell office:value-type="float" office:value="9" table:style-name="ce3">
            <text:p>9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fa54c4bad549.html">Vasilijs Smuļs</text:a></text:p>
          </table:table-cell>
          <table:table-cell table:number-columns-repeated="2" table:style-name="ce8"/>
          <table:table-cell office:value-type="float" office:value="13" table:style-name="ce6">
            <text:p>13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c44746167f87.html">Kintija Sparāne</text:a></text:p>
          </table:table-cell>
          <table:table-cell table:style-name="ce5"/>
          <table:table-cell office:value-type="float" office:value="20" table:style-name="ce3">
            <text:p>20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fdeddf758264.html">Veiko Spolītis</text:a></text:p>
          </table:table-cell>
          <table:table-cell office:value-type="float" office:value="14" table:style-name="ce6">
            <text:p>14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c1837f005391.html">Viktors Stikuts</text:a></text:p>
          </table:table-cell>
          <table:table-cell table:number-columns-repeated="2" table:style-name="ce5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d4e58f9aa66c.html">Guntis Stirna</text:a></text:p>
          </table:table-cell>
          <table:table-cell office:value-type="float" office:value="35" table:style-name="ce6">
            <text:p>35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e393becd61b2.html">Laimdota Straujuma</text:a></text:p>
          </table:table-cell>
          <table:table-cell table:style-name="ce5"/>
          <table:table-cell office:value-type="float" office:value="1" table:style-name="ce3">
            <text:p>1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a5806bdb1569.html">Kārlis Strēlis</text:a></text:p>
          </table:table-cell>
          <table:table-cell office:value-type="float" office:value="15" table:style-name="ce6">
            <text:p>15</text:p>
          </table:table-cell>
          <table:table-cell table:number-columns-repeated="4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9fcd4dff5b82.html">Ainārs Sviklis</text:a></text:p>
          </table:table-cell>
          <table:table-cell table:number-columns-repeated="4" table:style-name="ce5"/>
          <table:table-cell office:value-type="float" office:value="15" table:style-name="ce3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d889ef4f6ae7.html">Kārlis Šadurskis</text:a></text:p>
          </table:table-cell>
          <table:table-cell table:style-name="ce8"/>
          <table:table-cell office:value-type="float" office:value="5" table:style-name="ce6">
            <text:p>5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<text:a xlink:href="http://sv2014.cvk.lv/saraksti/eab2edcfdcf0.html">Arnis Šķēls</text:a></text:p>
          </table:table-cell>
          <table:table-cell table:style-name="ce5"/>
          <table:table-cell office:value-type="float" office:value="23" table:style-name="ce3">
            <text:p>23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<text:a xlink:href="http://sv2014.cvk.lv/saraksti/88089f6f7f03.html">Juris Šulcs</text:a></text:p>
          </table:table-cell>
          <table:table-cell table:number-columns-repeated="4" table:style-name="ce8"/>
          <table:table-cell office:value-type="float" office:value="2" table:style-name="ce6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<text:a xlink:href="http://sv2014.cvk.lv/saraksti/c3b67a1282ba.html">Vija Tirzmale</text:a></text:p>
          </table:table-cell>
          <table:table-cell office:value-type="float" office:value="28" table:style-name="ce3">
            <text:p>28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<text:a xlink:href="http://sv2014.cvk.lv/saraksti/f74d00cc7154.html">Normunds Tropiņš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<text:a xlink:href="http://sv2014.cvk.lv/saraksti/d63d41c02033.html">Andris Ulāns</text:a></text:p>
          </table:table-cell>
          <table:table-cell table:number-columns-repeated="4" table:style-name="ce5"/>
          <table:table-cell office:value-type="float" office:value="16" table:style-name="ce3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7">
            <text:p><text:a xlink:href="http://sv2014.cvk.lv/saraksti/91e6cd566674.html">Maija Upeniece</text:a></text:p>
          </table:table-cell>
          <table:table-cell table:number-columns-repeated="2" table:style-name="ce8"/>
          <table:table-cell office:value-type="float" office:value="9" table:style-name="ce6">
            <text:p>9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<text:a xlink:href="http://sv2014.cvk.lv/saraksti/dfa91c66be0d.html">Jānis Upenieks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style-name="ce7">
            <text:p><text:a xlink:href="http://sv2014.cvk.lv/saraksti/80398a8336a7.html">Viktors Valainis</text:a></text:p>
          </table:table-cell>
          <table:table-cell table:number-columns-repeated="4" table:style-name="ce8"/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<text:a xlink:href="http://sv2014.cvk.lv/saraksti/9fb537f6e317.html">Māris Vārna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string" table:style-name="ce7">
            <text:p><text:a xlink:href="http://sv2014.cvk.lv/saraksti/ef6cadd649d0.html">Ilze Vergina</text:a></text:p>
          </table:table-cell>
          <table:table-cell table:style-name="ce8"/>
          <table:table-cell office:value-type="float" office:value="13" table:style-name="ce6">
            <text:p>13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<text:a xlink:href="http://sv2014.cvk.lv/saraksti/c27367076945.html">Kaspars Vidiņš</text:a></text:p>
          </table:table-cell>
          <table:table-cell table:number-columns-repeated="2" table:style-name="ce5"/>
          <table:table-cell office:value-type="float" office:value="17" table:style-name="ce3">
            <text:p>17</text:p>
          </table:table-cell>
          <table:table-cell table:number-columns-repeated="2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string" table:style-name="ce7">
            <text:p><text:a xlink:href="http://sv2014.cvk.lv/saraksti/add3b2ef948c.html">Juris Galerijs Vidiņš</text:a></text:p>
          </table:table-cell>
          <table:table-cell table:number-columns-repeated="2" table:style-name="ce8"/>
          <table:table-cell office:value-type="float" office:value="11" table:style-name="ce6">
            <text:p>11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<text:a xlink:href="http://sv2014.cvk.lv/saraksti/8db134cce28a.html">Ilze Viņķele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string" table:style-name="ce7">
            <text:p><text:a xlink:href="http://sv2014.cvk.lv/saraksti/9d4d2f06ba36.html">Dzintars Zaķis</text:a></text:p>
          </table:table-cell>
          <table:table-cell table:number-columns-repeated="2" table:style-name="ce8"/>
          <table:table-cell office:value-type="float" office:value="3" table:style-name="ce6">
            <text:p>3</text:p>
          </table:table-cell>
          <table:table-cell table:number-columns-repeated="2"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<text:a xlink:href="http://sv2014.cvk.lv/saraksti/89796ea23bfb.html">Mikus Žagata</text:a></text:p>
          </table:table-cell>
          <table:table-cell table:number-columns-repeated="3" table:style-name="ce5"/>
          <table:table-cell office:value-type="float" office:value="12" table:style-name="ce3">
            <text:p>12</text:p>
          </table:table-cell>
          <table:table-cell table:style-name="ce2"/>
          <table:table-cell office:value-type="float" office:value="4" table:style-name="ce1">
            <text:p>4</text:p>
          </table:table-cell>
          <table:table-cell office:value-type="string" table:style-name="ce1">
            <text:p>Vienotība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823a0fb5fd71.html">Dina Balode</text:a></text:p>
          </table:table-cell>
          <table:table-cell table:number-columns-repeated="3" table:style-name="ce5"/>
          <table:table-cell office:value-type="float" office:value="3" table:style-name="ce3">
            <text:p>3</text:p>
          </table:table-cell>
          <table:table-cell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b4ff1cbe4a32.html">Natālija Bērza</text:a></text:p>
          </table:table-cell>
          <table:table-cell office:value-type="float" office:value="9" table:style-name="ce6">
            <text:p>9</text:p>
          </table:table-cell>
          <table:table-cell table:number-columns-repeated="4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f94c0ffa772e.html">Gaida Bērziņa</text:a></text:p>
          </table:table-cell>
          <table:table-cell table:style-name="ce5"/>
          <table:table-cell office:value-type="float" office:value="5" table:style-name="ce3">
            <text:p>5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f7cb99a0d61b.html">Aldis Bondars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8914faf05151.html">Rinalds Brālis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a184fc2e3807.html">Artūrs Čačka</text:a></text:p>
          </table:table-cell>
          <table:table-cell table:style-name="ce8"/>
          <table:table-cell office:value-type="float" office:value="19" table:style-name="ce6">
            <text:p>19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f115bab44d5c.html">Ainis Dzalbs</text:a></text:p>
          </table:table-cell>
          <table:table-cell table:number-columns-repeated="4" table:style-name="ce5"/>
          <table:table-cell office:value-type="float" office:value="4" table:style-name="ce3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a42e447f6de4.html">Velga Eklona</text:a></text:p>
          </table:table-cell>
          <table:table-cell office:value-type="float" office:value="4" table:style-name="ce6">
            <text:p>4</text:p>
          </table:table-cell>
          <table:table-cell table:number-columns-repeated="4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9f50ab4293ee.html">Normunds Eliņš</text:a></text:p>
          </table:table-cell>
          <table:table-cell table:style-name="ce5"/>
          <table:table-cell office:value-type="float" office:value="18" table:style-name="ce3">
            <text:p>18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f44fa0d15b51.html">Indra Garsele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d5ab652b8020.html">Sandra Gintere</text:a></text:p>
          </table:table-cell>
          <table:table-cell office:value-type="float" office:value="2" table:style-name="ce3">
            <text:p>2</text:p>
          </table:table-cell>
          <table:table-cell table:number-columns-repeated="4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869f06d0ecac.html">Dace Jakovicka</text:a></text:p>
          </table:table-cell>
          <table:table-cell table:number-columns-repeated="3" table:style-name="ce8"/>
          <table:table-cell office:value-type="float" office:value="2" table:style-name="ce6">
            <text:p>2</text:p>
          </table:table-cell>
          <table:table-cell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cd805eb11722.html">Aija Jaunmuktāne</text:a></text:p>
          </table:table-cell>
          <table:table-cell table:number-columns-repeated="4" table:style-name="ce5"/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b32235490a04.html">Uldis Kasemirs</text:a></text:p>
          </table:table-cell>
          <table:table-cell table:number-columns-repeated="4" table:style-name="ce8"/>
          <table:table-cell office:value-type="float" office:value="2" table:style-name="ce6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9e479e139b03.html">Roberts Kuzņerevičs</text:a>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table:number-columns-repeated="2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bece3e162c46.html">Egita Ķeive</text:a></text:p>
          </table:table-cell>
          <table:table-cell table:style-name="ce8"/>
          <table:table-cell office:value-type="float" office:value="10" table:style-name="ce6">
            <text:p>10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f242e53d5414.html">Gints Lapsa</text:a></text:p>
          </table:table-cell>
          <table:table-cell table:style-name="ce5"/>
          <table:table-cell office:value-type="float" office:value="17" table:style-name="ce3">
            <text:p>17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f1df59d26995.html">Lelde Mangusa-Tutāne</text:a></text:p>
          </table:table-cell>
          <table:table-cell table:style-name="ce8"/>
          <table:table-cell office:value-type="float" office:value="2" table:style-name="ce6">
            <text:p>2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f30cc6feae57.html">Mudīte Meliņa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ffa1362d30ba.html">Andis Onzuls</text:a></text:p>
          </table:table-cell>
          <table:table-cell table:number-columns-repeated="4" table:style-name="ce8"/>
          <table:table-cell office:value-type="float" office:value="3" table:style-name="ce6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d096aedc91d2.html">Ilze Oša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e985e4006405.html">Evita Paidere</text:a></text:p>
          </table:table-cell>
          <table:table-cell table:style-name="ce8"/>
          <table:table-cell office:value-type="float" office:value="13" table:style-name="ce6">
            <text:p>13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da329732193a.html">Maija Radziņa</text:a></text:p>
          </table:table-cell>
          <table:table-cell office:value-type="float" office:value="1" table:style-name="ce3">
            <text:p>1</text:p>
          </table:table-cell>
          <table:table-cell table:number-columns-repeated="4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918ac7ed59db.html">Dairis Roģis</text:a>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eb0521134b32.html">Ainārs Rudzītis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c53a6ad3d729.html">Mārcis Rudzītis</text:a></text:p>
          </table:table-cell>
          <table:table-cell table:style-name="ce8"/>
          <table:table-cell office:value-type="float" office:value="9" table:style-name="ce6">
            <text:p>9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be928b18f102.html">Ingrida Sebre</text:a></text:p>
          </table:table-cell>
          <table:table-cell table:style-name="ce5"/>
          <table:table-cell office:value-type="float" office:value="14" table:style-name="ce3">
            <text:p>14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bb5ff49746d0.html">Jānis Siliņš</text:a></text:p>
          </table:table-cell>
          <table:table-cell table:style-name="ce8"/>
          <table:table-cell office:value-type="float" office:value="7" table:style-name="ce6">
            <text:p>7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a8a31f50f329.html">Andris Skride</text:a></text:p>
          </table:table-cell>
          <table:table-cell table:style-name="ce5"/>
          <table:table-cell office:value-type="float" office:value="1" table:style-name="ce3">
            <text:p>1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bfc2999c7d70.html">Silva Skride</text:a></text:p>
          </table:table-cell>
          <table:table-cell table:number-columns-repeated="2" table:style-name="ce8"/>
          <table:table-cell office:value-type="float" office:value="3" table:style-name="ce6">
            <text:p>3</text:p>
          </table:table-cell>
          <table:table-cell table:number-columns-repeated="2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d3992691482d.html">Madara Stankuna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ac72a0d446a8.html">Artis Svaža</text:a></text:p>
          </table:table-cell>
          <table:table-cell office:value-type="float" office:value="5" table:style-name="ce6">
            <text:p>5</text:p>
          </table:table-cell>
          <table:table-cell table:number-columns-repeated="4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e9705aa36bef.html">Svetlana Anna Šauro</text:a></text:p>
          </table:table-cell>
          <table:table-cell table:style-name="ce5"/>
          <table:table-cell office:value-type="float" office:value="8" table:style-name="ce3">
            <text:p>8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c587152ce3a2.html">Agnis Šumakovs</text:a></text:p>
          </table:table-cell>
          <table:table-cell table:style-name="ce8"/>
          <table:table-cell office:value-type="float" office:value="11" table:style-name="ce6">
            <text:p>11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bd8299174555.html">Adriana Treikule</text:a></text:p>
          </table:table-cell>
          <table:table-cell table:number-columns-repeated="2" table:style-name="ce5"/>
          <table:table-cell office:value-type="float" office:value="2" table:style-name="ce3">
            <text:p>2</text:p>
          </table:table-cell>
          <table:table-cell table:number-columns-repeated="2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e7d2901c9451.html">Vladimirs Trofimovs</text:a></text:p>
          </table:table-cell>
          <table:table-cell office:value-type="float" office:value="10" table:style-name="ce6">
            <text:p>10</text:p>
          </table:table-cell>
          <table:table-cell table:number-columns-repeated="4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fbc1ef437f97.html">Jānis Viegliņš</text:a></text:p>
          </table:table-cell>
          <table:table-cell office:value-type="float" office:value="6" table:style-name="ce3">
            <text:p>6</text:p>
          </table:table-cell>
          <table:table-cell table:number-columns-repeated="4" table:style-name="ce5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aabfb6ca60a0.html">Raivis Zāģers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e75c0446eb2b.html">Juris Žilko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2" table:style-name="ce5"/>
          <table:table-cell table:style-name="ce2"/>
          <table:table-cell office:value-type="float" office:value="5" table:style-name="ce1">
            <text:p>5</text:p>
          </table:table-cell>
          <table:table-cell office:value-type="string" table:style-name="ce1">
            <text:p>Partija Izaugsme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ba6dfef01b75.html">Žaneta Abramsone</text:a></text:p>
          </table:table-cell>
          <table:table-cell office:value-type="float" office:value="16" table:style-name="ce3">
            <text:p>16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b611738cb0f2.html">Andis Adats</text:a></text:p>
          </table:table-cell>
          <table:table-cell table:style-name="ce8"/>
          <table:table-cell office:value-type="float" office:value="5" table:style-name="ce6">
            <text:p>5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8f9ecad766cd.html">Vladimirs Afanasjevs</text:a></text:p>
          </table:table-cell>
          <table:table-cell table:number-columns-repeated="2" table:style-name="ce5"/>
          <table:table-cell office:value-type="float" office:value="13" table:style-name="ce3">
            <text:p>13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f76ce8ddfd87.html">Marija Aļbinoviča</text:a></text:p>
          </table:table-cell>
          <table:table-cell office:value-type="float" office:value="22" table:style-name="ce6">
            <text:p>22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8465c17be373.html">Ainārs Arnītis</text:a></text:p>
          </table:table-cell>
          <table:table-cell table:number-columns-repeated="4" table:style-name="ce5"/>
          <table:table-cell office:value-type="float" office:value="8" table:style-name="ce3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98cf8c7152b7.html">Andrejs Artjomovs</text:a></text:p>
          </table:table-cell>
          <table:table-cell table:style-name="ce8"/>
          <table:table-cell office:value-type="float" office:value="10" table:style-name="ce6">
            <text:p>10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9df2e2da74fa.html">Uvis Avens</text:a></text:p>
          </table:table-cell>
          <table:table-cell table:style-name="ce5"/>
          <table:table-cell office:value-type="float" office:value="20" table:style-name="ce3">
            <text:p>20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c28190881857.html">Gaida Avotiņa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a32a29966886.html">Aleksandrs Beļevičs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f006a0bdda6b.html">Aleksandrs Bogdanovs</text:a></text:p>
          </table:table-cell>
          <table:table-cell table:number-columns-repeated="3" table:style-name="ce8"/>
          <table:table-cell office:value-type="float" office:value="12" table:style-name="ce6">
            <text:p>12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a72ae4abca33.html">Artis Brūvers</text:a></text:p>
          </table:table-cell>
          <table:table-cell table:style-name="ce5"/>
          <table:table-cell office:value-type="float" office:value="4" table:style-name="ce3">
            <text:p>4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c7ca51fec6ec.html">Veronika Burova</text:a></text:p>
          </table:table-cell>
          <table:table-cell office:value-type="float" office:value="27" table:style-name="ce6">
            <text:p>27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b2fea44d8a37.html">Viktorija Čerenkova</text:a></text:p>
          </table:table-cell>
          <table:table-cell office:value-type="float" office:value="25" table:style-name="ce3">
            <text:p>25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efa9924cc781.html">Gunārs Dāboliņš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f133148ae2df.html">Andris Deniņš</text:a></text:p>
          </table:table-cell>
          <table:table-cell office:value-type="float" office:value="5" table:style-name="ce3">
            <text:p>5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9b1e9c8f450d.html">Vjačeslavs Dubovskis</text:a></text:p>
          </table:table-cell>
          <table:table-cell table:number-columns-repeated="2" table:style-name="ce8"/>
          <table:table-cell office:value-type="float" office:value="6" table:style-name="ce6">
            <text:p>6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ef11fc88a1bf.html">Ēriks Flaumanis</text:a></text:p>
          </table:table-cell>
          <table:table-cell table:style-name="ce5"/>
          <table:table-cell office:value-type="float" office:value="23" table:style-name="ce3">
            <text:p>23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9e670f0f573f.html">Ģirts Freimanis</text:a>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f5fa29053895.html">Guntis Gelpers</text:a></text:p>
          </table:table-cell>
          <table:table-cell table:number-columns-repeated="4" table:style-name="ce5"/>
          <table:table-cell office:value-type="float" office:value="4" table:style-name="ce3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9d215de202d9.html">Pēteris Goba</text:a></text:p>
          </table:table-cell>
          <table:table-cell table:number-columns-repeated="4" table:style-name="ce8"/>
          <table:table-cell office:value-type="float" office:value="15" table:style-name="ce6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da098c6535e8.html">Ivars Godmanis</text:a></text:p>
          </table:table-cell>
          <table:table-cell table:style-name="ce5"/>
          <table:table-cell office:value-type="float" office:value="1" table:style-name="ce3">
            <text:p>1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aedc41a5d262.html">Jānis Grigaļūns</text:a></text:p>
          </table:table-cell>
          <table:table-cell table:style-name="ce8"/>
          <table:table-cell office:value-type="float" office:value="9" table:style-name="ce6">
            <text:p>9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fa11ce202df1.html">Inese Grigoruka</text:a></text:p>
          </table:table-cell>
          <table:table-cell table:number-columns-repeated="3" table:style-name="ce5"/>
          <table:table-cell office:value-type="float" office:value="5" table:style-name="ce3">
            <text:p>5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b0ab2c861102.html">Lauris Grīns</text:a></text:p>
          </table:table-cell>
          <table:table-cell office:value-type="float" office:value="14" table:style-name="ce6">
            <text:p>14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a0da017ebbfc.html">Ivars Gulbis</text:a></text:p>
          </table:table-cell>
          <table:table-cell office:value-type="float" office:value="34" table:style-name="ce3">
            <text:p>34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d79d30f4d57f.html">Zane Ģierte</text:a></text:p>
          </table:table-cell>
          <table:table-cell table:number-columns-repeated="3" table:style-name="ce8"/>
          <table:table-cell office:value-type="float" office:value="7" table:style-name="ce6">
            <text:p>7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f15ea913a629.html">Gundega Jaunbērziņa-Beitika</text:a></text:p>
          </table:table-cell>
          <table:table-cell office:value-type="float" office:value="13" table:style-name="ce3">
            <text:p>13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eb281a6375c2.html">Vadims Jerošenko</text:a></text:p>
          </table:table-cell>
          <table:table-cell office:value-type="float" office:value="2" table:style-name="ce6">
            <text:p>2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9fb8e36e3c4c.html">Oskars Juhnevičs</text:a></text:p>
          </table:table-cell>
          <table:table-cell table:number-columns-repeated="2" table:style-name="ce5"/>
          <table:table-cell office:value-type="float" office:value="2" table:style-name="ce3">
            <text:p>2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9e17615358fd.html">Karīna Juhņeviča</text:a></text:p>
          </table:table-cell>
          <table:table-cell table:number-columns-repeated="2" table:style-name="ce8"/>
          <table:table-cell office:value-type="float" office:value="16" table:style-name="ce6">
            <text:p>16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9b3cef76c34b.html">Jānis Jukna</text:a></text:p>
          </table:table-cell>
          <table:table-cell table:number-columns-repeated="2" table:style-name="ce5"/>
          <table:table-cell office:value-type="float" office:value="3" table:style-name="ce3">
            <text:p>3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b4a64924d184.html">Jānis Jurkāns</text:a></text:p>
          </table:table-cell>
          <table:table-cell table:number-columns-repeated="2" table:style-name="ce8"/>
          <table:table-cell office:value-type="float" office:value="1" table:style-name="ce6">
            <text:p>1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f1dee28dcee7.html">Ivars Kalvišķis</text:a></text:p>
          </table:table-cell>
          <table:table-cell table:style-name="ce5"/>
          <table:table-cell office:value-type="float" office:value="2" table:style-name="ce3">
            <text:p>2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891f5aad404f.html">Aigars Kalvītis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a377fac294f2.html">Edmunds Kaševskis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fabf1bab996b.html">Česlavs Kaševskis</text:a></text:p>
          </table:table-cell>
          <table:table-cell office:value-type="float" office:value="24" table:style-name="ce6">
            <text:p>24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d69a873c8696.html">Jānis Kazāks</text:a></text:p>
          </table:table-cell>
          <table:table-cell table:number-columns-repeated="3" table:style-name="ce5"/>
          <table:table-cell office:value-type="float" office:value="4" table:style-name="ce3">
            <text:p>4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c9c08a205234.html">Edgars Kažoks</text:a></text:p>
          </table:table-cell>
          <table:table-cell office:value-type="float" office:value="19" table:style-name="ce6">
            <text:p>19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98cfecb8db03.html">Tatjana Kokina</text:a></text:p>
          </table:table-cell>
          <table:table-cell table:number-columns-repeated="2" table:style-name="ce5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dcda7dd7cbc8.html">Anita Kokoreviča</text:a></text:p>
          </table:table-cell>
          <table:table-cell table:number-columns-repeated="2" table:style-name="ce8"/>
          <table:table-cell office:value-type="float" office:value="9" table:style-name="ce6">
            <text:p>9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f1c199743517.html">Arnis Krauklis</text:a></text:p>
          </table:table-cell>
          <table:table-cell table:number-columns-repeated="4" table:style-name="ce5"/>
          <table:table-cell office:value-type="float" office:value="6" table:style-name="ce3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cf50317eb75f.html">Edijs Kriķis</text:a>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f95e99d3d26d.html">Evija Krilova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a53b4190882c.html">Jeļena Kuranova</text:a></text:p>
          </table:table-cell>
          <table:table-cell table:number-columns-repeated="2" table:style-name="ce8"/>
          <table:table-cell office:value-type="float" office:value="5" table:style-name="ce6">
            <text:p>5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99c25004b284.html">Ivars Ķezbers</text:a></text:p>
          </table:table-cell>
          <table:table-cell table:style-name="ce5"/>
          <table:table-cell office:value-type="float" office:value="12" table:style-name="ce3">
            <text:p>12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d737349f9e93.html">Juris Lazdāns</text:a></text:p>
          </table:table-cell>
          <table:table-cell table:number-columns-repeated="4" table:style-name="ce8"/>
          <table:table-cell office:value-type="float" office:value="13" table:style-name="ce6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b25b705f9654.html">Krists Leiškalns</text:a></text:p>
          </table:table-cell>
          <table:table-cell table:style-name="ce5"/>
          <table:table-cell office:value-type="float" office:value="26" table:style-name="ce3">
            <text:p>26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cf653c84f382.html">Ilona Lejniece</text:a></text:p>
          </table:table-cell>
          <table:table-cell office:value-type="float" office:value="28" table:style-name="ce6">
            <text:p>28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ab33c8834d03.html">Ernests Lībietis</text:a></text:p>
          </table:table-cell>
          <table:table-cell table:style-name="ce5"/>
          <table:table-cell office:value-type="float" office:value="8" table:style-name="ce3">
            <text:p>8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fcb8381922c1.html">Vahtangs Luašvili</text:a></text:p>
          </table:table-cell>
          <table:table-cell table:number-columns-repeated="2" table:style-name="ce8"/>
          <table:table-cell office:value-type="float" office:value="15" table:style-name="ce6">
            <text:p>15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8cda4c039c2e.html">Ligita Maģiča</text:a></text:p>
          </table:table-cell>
          <table:table-cell table:number-columns-repeated="2" table:style-name="ce5"/>
          <table:table-cell office:value-type="float" office:value="10" table:style-name="ce3">
            <text:p>10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881b82fc02a2.html">Vadims Maļinovskis</text:a></text:p>
          </table:table-cell>
          <table:table-cell office:value-type="float" office:value="32" table:style-name="ce6">
            <text:p>32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9686cf96472e.html">Artūrs Marauskis</text:a></text:p>
          </table:table-cell>
          <table:table-cell table:number-columns-repeated="3" table:style-name="ce5"/>
          <table:table-cell office:value-type="float" office:value="8" table:style-name="ce3">
            <text:p>8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fbea7bc07355.html">Ainars Melders</text:a></text:p>
          </table:table-cell>
          <table:table-cell table:style-name="ce8"/>
          <table:table-cell office:value-type="float" office:value="7" table:style-name="ce6">
            <text:p>7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995cc2690806.html">Ineta Muižniece</text:a>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e00d851b42cd.html">Ilgvars Muzikants</text:a></text:p>
          </table:table-cell>
          <table:table-cell table:style-name="ce8"/>
          <table:table-cell office:value-type="float" office:value="22" table:style-name="ce6">
            <text:p>22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efec2415521a.html">Andrejs Naglis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815a0664154a.html">Valērijs Osipovs</text:a></text:p>
          </table:table-cell>
          <table:table-cell office:value-type="float" office:value="29" table:style-name="ce6">
            <text:p>29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c302fc90e621.html">Viktors Ozerskis</text:a></text:p>
          </table:table-cell>
          <table:table-cell office:value-type="float" office:value="30" table:style-name="ce3">
            <text:p>30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89c69c484d84.html">Reinholds Pelše</text:a></text:p>
          </table:table-cell>
          <table:table-cell table:style-name="ce8"/>
          <table:table-cell office:value-type="float" office:value="25" table:style-name="ce6">
            <text:p>25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cb89129b83f1.html">Udo Pērsis</text:a></text:p>
          </table:table-cell>
          <table:table-cell table:number-columns-repeated="4" table:style-name="ce5"/>
          <table:table-cell office:value-type="float" office:value="7" table:style-name="ce3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f6ead2e85b3a.html">Irina Pētersone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d825a83a089d.html">Mihails Pietkevičs</text:a></text:p>
          </table:table-cell>
          <table:table-cell table:number-columns-repeated="3" table:style-name="ce5"/>
          <table:table-cell office:value-type="float" office:value="6" table:style-name="ce3">
            <text:p>6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ab7a7d8a142e.html">Andris Pudāns</text:a></text:p>
          </table:table-cell>
          <table:table-cell office:value-type="float" office:value="11" table:style-name="ce6">
            <text:p>11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f9442c0f4ba1.html">Irēna Putiķe</text:a></text:p>
          </table:table-cell>
          <table:table-cell office:value-type="float" office:value="21" table:style-name="ce3">
            <text:p>21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becbfb08db91.html">Jekaterina Pūrīte</text:a></text:p>
          </table:table-cell>
          <table:table-cell table:number-columns-repeated="3" table:style-name="ce8"/>
          <table:table-cell office:value-type="float" office:value="11" table:style-name="ce6">
            <text:p>11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8c7cb44e0741.html">Iveta Raimo</text:a></text:p>
          </table:table-cell>
          <table:table-cell table:number-columns-repeated="2" table:style-name="ce5"/>
          <table:table-cell office:value-type="float" office:value="14" table:style-name="ce3">
            <text:p>14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e5a1451f147a.html">Zigurds Rancāns</text:a></text:p>
          </table:table-cell>
          <table:table-cell table:number-columns-repeated="4" table:style-name="ce8"/>
          <table:table-cell office:value-type="float" office:value="11" table:style-name="ce6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c56484137da3.html">Jānis Ratnieks</text:a></text:p>
          </table:table-cell>
          <table:table-cell table:number-columns-repeated="3"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b1aa360d0e9e.html">Dzintra Mirdza Reisa</text:a></text:p>
          </table:table-cell>
          <table:table-cell table:number-columns-repeated="3" table:style-name="ce8"/>
          <table:table-cell office:value-type="float" office:value="2" table:style-name="ce6">
            <text:p>2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daa454a0b4f7.html">Jānis Riežnieks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d006192e2ba4.html">Nauris Rolavs</text:a></text:p>
          </table:table-cell>
          <table:table-cell table:number-columns-repeated="3" table:style-name="ce8"/>
          <table:table-cell office:value-type="float" office:value="3" table:style-name="ce6">
            <text:p>3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e47a390408c7.html">Agita Roziņa</text:a></text:p>
          </table:table-cell>
          <table:table-cell office:value-type="float" office:value="12" table:style-name="ce3">
            <text:p>12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d04824796a0d.html">Eduards Rubīns</text:a></text:p>
          </table:table-cell>
          <table:table-cell table:number-columns-repeated="3" table:style-name="ce8"/>
          <table:table-cell office:value-type="float" office:value="14" table:style-name="ce6">
            <text:p>14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cad1c746c4c0.html">Imants Silavs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c6a95d45eb9d.html">Lilita Siliņa</text:a></text:p>
          </table:table-cell>
          <table:table-cell table:style-name="ce8"/>
          <table:table-cell office:value-type="float" office:value="19" table:style-name="ce6">
            <text:p>19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d64f85d0cdec.html">Kaspars Sīlis</text:a></text:p>
          </table:table-cell>
          <table:table-cell table:style-name="ce5"/>
          <table:table-cell office:value-type="float" office:value="18" table:style-name="ce3">
            <text:p>18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8d42c753182f.html">Dace Smeltere</text:a></text:p>
          </table:table-cell>
          <table:table-cell table:style-name="ce8"/>
          <table:table-cell office:value-type="float" office:value="17" table:style-name="ce6">
            <text:p>17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b8eb1dcfae70.html">Kristīne Sokolovska</text:a></text:p>
          </table:table-cell>
          <table:table-cell table:style-name="ce5"/>
          <table:table-cell office:value-type="float" office:value="11" table:style-name="ce3">
            <text:p>11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a3b791058b40.html">Gunārs Spradzenko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bf6f4ba3219f.html">Jevgenija Stalidzāne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f28ac994ec5e.html">Jānis Straume</text:a></text:p>
          </table:table-cell>
          <table:table-cell table:number-columns-repeated="3" table:style-name="ce8"/>
          <table:table-cell office:value-type="float" office:value="1" table:style-name="ce6">
            <text:p>1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95894a78b016.html">Andrejs Stremjanovs</text:a></text:p>
          </table:table-cell>
          <table:table-cell table:number-columns-repeated="2" table:style-name="ce5"/>
          <table:table-cell office:value-type="float" office:value="11" table:style-name="ce3">
            <text:p>11</text:p>
          </table:table-cell>
          <table:table-cell table:number-columns-repeated="2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db170e397fa0.html">Lelde Sutena</text:a></text:p>
          </table:table-cell>
          <table:table-cell table:number-columns-repeated="4" table:style-name="ce8"/>
          <table:table-cell office:value-type="float" office:value="16" table:style-name="ce6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f40699b4cf54.html">Ainārs Šlesers</text:a></text:p>
          </table:table-cell>
          <table:table-cell office:value-type="float" office:value="1" table:style-name="ce3">
            <text:p>1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d7c70ff60d13.html">Jevdokija Šlivka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f9eccdb0c6d4.html">Raimonds Šteinerts</text:a></text:p>
          </table:table-cell>
          <table:table-cell table:number-columns-repeated="4" table:style-name="ce5"/>
          <table:table-cell office:value-type="float" office:value="12" table:style-name="ce3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eed1560c8653.html">Raivis Ūzuls</text:a></text:p>
          </table:table-cell>
          <table:table-cell table:style-name="ce8"/>
          <table:table-cell office:value-type="float" office:value="6" table:style-name="ce6">
            <text:p>6</text:p>
          </table:table-cell>
          <table:table-cell table:number-columns-repeated="3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93865b7568e9.html">Guntars Valants</text:a></text:p>
          </table:table-cell>
          <table:table-cell table:style-name="ce5"/>
          <table:table-cell office:value-type="float" office:value="21" table:style-name="ce3">
            <text:p>21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81296a27b0a8.html">Aleksandrs Vasiļjevs</text:a></text:p>
          </table:table-cell>
          <table:table-cell office:value-type="float" office:value="23" table:style-name="ce6">
            <text:p>23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a50902c919aa.html">Oļegs Vasiļonoks</text:a></text:p>
          </table:table-cell>
          <table:table-cell table:style-name="ce5"/>
          <table:table-cell office:value-type="float" office:value="24" table:style-name="ce3">
            <text:p>24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fcbaf3e7201d.html">Vinets Veldre</text:a></text:p>
          </table:table-cell>
          <table:table-cell table:number-columns-repeated="4" table:style-name="ce8"/>
          <table:table-cell office:value-type="float" office:value="3" table:style-name="ce6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a18ffa30cc61.html">Raimonds Vilde</text:a></text:p>
          </table:table-cell>
          <table:table-cell office:value-type="float" office:value="9" table:style-name="ce3">
            <text:p>9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ee61c8b4a329.html">Andulis Vitte</text:a></text:p>
          </table:table-cell>
          <table:table-cell table:number-columns-repeated="3" table:style-name="ce8"/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90ee0e54f31f.html">Daiga Vītola</text:a></text:p>
          </table:table-cell>
          <table:table-cell table:style-name="ce5"/>
          <table:table-cell office:value-type="float" office:value="14" table:style-name="ce3">
            <text:p>14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bf74c9ef8fe3.html">Dace Vītola</text:a></text:p>
          </table:table-cell>
          <table:table-cell office:value-type="float" office:value="10" table:style-name="ce6">
            <text:p>10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a83d814aaa88.html">Tatjana Volkova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e43c3fc1317a.html">Vitālijs Zaharovs</text:a></text:p>
          </table:table-cell>
          <table:table-cell office:value-type="float" office:value="20" table:style-name="ce6">
            <text:p>20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d605c23d47b5.html">Pāvels Zaicevs</text:a></text:p>
          </table:table-cell>
          <table:table-cell office:value-type="float" office:value="26" table:style-name="ce3">
            <text:p>26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b06d61f6cd0b.html">Edgars Zalāns</text:a></text:p>
          </table:table-cell>
          <table:table-cell table:number-columns-repeated="4" table:style-name="ce8"/>
          <table:table-cell office:value-type="float" office:value="2" table:style-name="ce6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<text:a xlink:href="http://sv2014.cvk.lv/saraksti/ff3904b2532f.html">Rihards Zariņš</text:a></text:p>
          </table:table-cell>
          <table:table-cell office:value-type="float" office:value="15" table:style-name="ce3">
            <text:p>15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<text:a xlink:href="http://sv2014.cvk.lv/saraksti/b18e0fdc09f0.html">Aigars Zariņš</text:a></text:p>
          </table:table-cell>
          <table:table-cell office:value-type="float" office:value="17" table:style-name="ce6">
            <text:p>17</text:p>
          </table:table-cell>
          <table:table-cell table:number-columns-repeated="4"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<text:a xlink:href="http://sv2014.cvk.lv/saraksti/936c09578062.html">Mareks Zeltiņš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<text:a xlink:href="http://sv2014.cvk.lv/saraksti/d9a4be9e4e2d.html">Arvīds Zvirbulis</text:a></text:p>
          </table:table-cell>
          <table:table-cell table:number-columns-repeated="4" table:style-name="ce8"/>
          <table:table-cell office:value-type="float" office:value="5" table:style-name="ce6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<text:a xlink:href="http://sv2014.cvk.lv/saraksti/e81fbb79bc42.html">Aldis Žaludka</text:a></text:p>
          </table:table-cell>
          <table:table-cell table:number-columns-repeated="4" table:style-name="ce5"/>
          <table:table-cell office:value-type="float" office:value="14" table:style-name="ce3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7">
            <text:p><text:a xlink:href="http://sv2014.cvk.lv/saraksti/87e79d3d88de.html">Nils Žuravļovs</text:a></text:p>
          </table:table-cell>
          <table:table-cell office:value-type="float" office:value="31" table:style-name="ce6">
            <text:p>31</text:p>
          </table:table-cell>
          <table:table-cell table:number-columns-repeated="3" table:style-name="ce8"/>
          <table:table-cell table:style-name="ce2"/>
          <table:table-cell office:value-type="float" office:value="6" table:style-name="ce1">
            <text:p>6</text:p>
          </table:table-cell>
          <table:table-cell office:value-type="string" table:style-name="ce1">
            <text:p>Vienoti Latvijai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cf8184e8c554.html">Māris Andžāns</text:a>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befa876848e2.html">Olga Berga</text:a></text:p>
          </table:table-cell>
          <table:table-cell office:value-type="float" office:value="22" table:style-name="ce6">
            <text:p>22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8255ece8fa9b.html">Marika Berga</text:a></text:p>
          </table:table-cell>
          <table:table-cell table:style-name="ce5"/>
          <table:table-cell office:value-type="float" office:value="24" table:style-name="ce3">
            <text:p>24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9f2496772467.html">Ilze Bertāne</text:a></text:p>
          </table:table-cell>
          <table:table-cell table:number-columns-repeated="3" table:style-name="ce8"/>
          <table:table-cell office:value-type="float" office:value="13" table:style-name="ce6">
            <text:p>13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8d69620c0307.html">Gaidis Bērziņš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bc5356e6cdfe.html">Baiba Bicēna</text:a></text:p>
          </table:table-cell>
          <table:table-cell office:value-type="float" office:value="26" table:style-name="ce6">
            <text:p>26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c5ddd0268e17.html">Raivis Blumfelds</text:a></text:p>
          </table:table-cell>
          <table:table-cell table:number-columns-repeated="3" table:style-name="ce5"/>
          <table:table-cell office:value-type="float" office:value="15" table:style-name="ce3">
            <text:p>15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9c167a88a676.html">Juris Bogdanovičs</text:a></text:p>
          </table:table-cell>
          <table:table-cell office:value-type="float" office:value="12" table:style-name="ce6">
            <text:p>12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d48da6a4431e.html">Ilona Bremze</text:a></text:p>
          </table:table-cell>
          <table:table-cell table:number-columns-repeated="4" table:style-name="ce5"/>
          <table:table-cell office:value-type="float" office:value="12" table:style-name="ce3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eee341405e62.html">Uldis Verners Brūns</text:a></text:p>
          </table:table-cell>
          <table:table-cell office:value-type="float" office:value="10" table:style-name="ce6">
            <text:p>10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8ddbc10fc31c.html">Ivo Brūvers</text:a></text:p>
          </table:table-cell>
          <table:table-cell table:number-columns-repeated="2" table:style-name="ce5"/>
          <table:table-cell office:value-type="float" office:value="11" table:style-name="ce3">
            <text:p>11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bcb28c3dd8b1.html">Andris Buiķis</text:a></text:p>
          </table:table-cell>
          <table:table-cell table:number-columns-repeated="4" table:style-name="ce8"/>
          <table:table-cell office:value-type="float" office:value="8" table:style-name="ce6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f175ef5f2bd5.html">Aldis Bukovskis</text:a></text:p>
          </table:table-cell>
          <table:table-cell office:value-type="float" office:value="32" table:style-name="ce3">
            <text:p>32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96aa4e93226b.html">Artūrs Butāns</text:a></text:p>
          </table:table-cell>
          <table:table-cell table:number-columns-repeated="3" table:style-name="ce8"/>
          <table:table-cell office:value-type="float" office:value="14" table:style-name="ce6">
            <text:p>14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e838be526f4d.html">Einārs Cilinskis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de0276cca75d.html">Ieva Cīrule</text:a></text:p>
          </table:table-cell>
          <table:table-cell table:number-columns-repeated="4" table:style-name="ce8"/>
          <table:table-cell office:value-type="float" office:value="14" table:style-name="ce6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d9e87bdb7bac.html">Juris Cīrulis</text:a></text:p>
          </table:table-cell>
          <table:table-cell table:number-columns-repeated="4" table:style-name="ce5"/>
          <table:table-cell office:value-type="float" office:value="4" table:style-name="ce3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e270e80b2338.html">Jānis Dainis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eb97789e37ba.html">Jānis Dombrava</text:a></text:p>
          </table:table-cell>
          <table:table-cell table:style-name="ce5"/>
          <table:table-cell office:value-type="float" office:value="2" table:style-name="ce3">
            <text:p>2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eb627a5ee8fa.html">Kārlis Dombrovskis</text:a></text:p>
          </table:table-cell>
          <table:table-cell office:value-type="float" office:value="19" table:style-name="ce6">
            <text:p>19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fb10070d6873.html">Normunds Duļevskis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d14b1287f7df.html">Raivis Dzintars</text:a></text:p>
          </table:table-cell>
          <table:table-cell table:style-name="ce8"/>
          <table:table-cell office:value-type="float" office:value="1" table:style-name="ce6">
            <text:p>1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93f99e9d2f86.html">Ginta Eglīte</text:a></text:p>
          </table:table-cell>
          <table:table-cell table:style-name="ce5"/>
          <table:table-cell office:value-type="float" office:value="19" table:style-name="ce3">
            <text:p>19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dbf087f7c23d.html">Laimonis Frīdbergs</text:a></text:p>
          </table:table-cell>
          <table:table-cell table:number-columns-repeated="2" table:style-name="ce8"/>
          <table:table-cell office:value-type="float" office:value="13" table:style-name="ce6">
            <text:p>13</text:p>
          </table:table-cell>
          <table:table-cell table:number-columns-repeated="2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9311442f4160.html">Inese Gaumane</text:a></text:p>
          </table:table-cell>
          <table:table-cell table:style-name="ce5"/>
          <table:table-cell office:value-type="float" office:value="25" table:style-name="ce3">
            <text:p>25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a55300044e81.html">Irīna Gedertsone</text:a></text:p>
          </table:table-cell>
          <table:table-cell table:style-name="ce8"/>
          <table:table-cell office:value-type="float" office:value="20" table:style-name="ce6">
            <text:p>20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85e89dd27fdc.html">Ilmārs Geiba</text:a></text:p>
          </table:table-cell>
          <table:table-cell table:number-columns-repeated="2" table:style-name="ce5"/>
          <table:table-cell office:value-type="float" office:value="15" table:style-name="ce3">
            <text:p>15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d3ef91a95660.html">Ainārs Grikmanis</text:a></text:p>
          </table:table-cell>
          <table:table-cell table:style-name="ce8"/>
          <table:table-cell office:value-type="float" office:value="14" table:style-name="ce6">
            <text:p>14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fa8fef355663.html">Gunārs Grīnbergs</text:a>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e035eea1eea3.html">Rūdolfs Grīnblats</text:a>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f496434b4e8a.html">Brigita Gulbe</text:a></text:p>
          </table:table-cell>
          <table:table-cell table:number-columns-repeated="2" table:style-name="ce5"/>
          <table:table-cell office:value-type="float" office:value="17" table:style-name="ce3">
            <text:p>17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d776a634757a.html">Ieva Holma</text:a></text:p>
          </table:table-cell>
          <table:table-cell office:value-type="float" office:value="16" table:style-name="ce6">
            <text:p>16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95426bded60e.html">Jānis Iesalnieks</text:a></text:p>
          </table:table-cell>
          <table:table-cell table:number-columns-repeated="3" table:style-name="ce5"/>
          <table:table-cell office:value-type="float" office:value="2" table:style-name="ce3">
            <text:p>2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98e52d552d49.html">Gunārs Indārs</text:a></text:p>
          </table:table-cell>
          <table:table-cell office:value-type="float" office:value="34" table:style-name="ce6">
            <text:p>34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e20e41e6705f.html">Ilze Indriksone</text:a></text:p>
          </table:table-cell>
          <table:table-cell table:number-columns-repeated="3" table:style-name="ce5"/>
          <table:table-cell office:value-type="float" office:value="16" table:style-name="ce3">
            <text:p>16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cb04a0b18504.html">Ilvija Jakovina</text:a></text:p>
          </table:table-cell>
          <table:table-cell table:style-name="ce8"/>
          <table:table-cell office:value-type="float" office:value="18" table:style-name="ce6">
            <text:p>18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f4686a5dd66e.html">Edgars Jansons</text:a></text:p>
          </table:table-cell>
          <table:table-cell office:value-type="float" office:value="25" table:style-name="ce3">
            <text:p>25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afb8a213515d.html">Ritvars Jansons</text:a></text:p>
          </table:table-cell>
          <table:table-cell office:value-type="float" office:value="14" table:style-name="ce6">
            <text:p>14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982200435aba.html">Eduards Jurķelis</text:a></text:p>
          </table:table-cell>
          <table:table-cell office:value-type="float" office:value="27" table:style-name="ce3">
            <text:p>27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8099cfac7edc.html">Bruno Jurševics</text:a></text:p>
          </table:table-cell>
          <table:table-cell table:number-columns-repeated="3" table:style-name="ce8"/>
          <table:table-cell office:value-type="float" office:value="6" table:style-name="ce6">
            <text:p>6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caad9fe7c5bb.html">Daiga Kalnbērziņa</text:a></text:p>
          </table:table-cell>
          <table:table-cell table:style-name="ce5"/>
          <table:table-cell office:value-type="float" office:value="22" table:style-name="ce3">
            <text:p>22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8de0070ca98d.html">Imārs Kiršbaums</text:a></text:p>
          </table:table-cell>
          <table:table-cell office:value-type="float" office:value="21" table:style-name="ce6">
            <text:p>21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b98f17b50a7e.html">Aleksandrs Kiršteins</text:a></text:p>
          </table:table-cell>
          <table:table-cell office:value-type="float" office:value="6" table:style-name="ce3">
            <text:p>6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c157c94de4b5.html">Jurģis Klotiņš</text:a></text:p>
          </table:table-cell>
          <table:table-cell office:value-type="float" office:value="20" table:style-name="ce6">
            <text:p>20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c5b69107f48f.html">Ingus Kļaviņš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cf42b6ab16b8.html">Rihards Kols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aacf5904e78e.html">Aleksandrs Korņilovs</text:a></text:p>
          </table:table-cell>
          <table:table-cell table:number-columns-repeated="2" table:style-name="ce5"/>
          <table:table-cell office:value-type="float" office:value="9" table:style-name="ce3">
            <text:p>9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b67240b1469e.html">Kārlis Krēsliņš</text:a></text:p>
          </table:table-cell>
          <table:table-cell table:style-name="ce8"/>
          <table:table-cell office:value-type="float" office:value="9" table:style-name="ce6">
            <text:p>9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8be0948d4503.html">Jānis Atis Krūmiņš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cbe4f1022f5f.html">Uģis Krūmiņš</text:a></text:p>
          </table:table-cell>
          <table:table-cell office:value-type="float" office:value="35" table:style-name="ce6">
            <text:p>35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e69edacadddb.html">Dzintars Kudums</text:a></text:p>
          </table:table-cell>
          <table:table-cell table:number-columns-repeated="3" table:style-name="ce5"/>
          <table:table-cell office:value-type="float" office:value="3" table:style-name="ce3">
            <text:p>3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e1a01c437353.html">Janīna Kursīte-Pakule</text:a></text:p>
          </table:table-cell>
          <table:table-cell table:number-columns-repeated="3" table:style-name="ce8"/>
          <table:table-cell office:value-type="float" office:value="7" table:style-name="ce6">
            <text:p>7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8fe2afdd7d88.html">Antons Kursītis</text:a></text:p>
          </table:table-cell>
          <table:table-cell table:number-columns-repeated="2" table:style-name="ce5"/>
          <table:table-cell office:value-type="float" office:value="3" table:style-name="ce3">
            <text:p>3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da3c5bb3fefb.html">Aina Ķīse</text:a></text:p>
          </table:table-cell>
          <table:table-cell table:number-columns-repeated="4" table:style-name="ce8"/>
          <table:table-cell office:value-type="float" office:value="16" table:style-name="ce6">
            <text:p>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d517af61a0c6.html">Inese Laizāne</text:a>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c451103c5d6d.html">Ģirts Lapiņš</text:a></text:p>
          </table:table-cell>
          <table:table-cell office:value-type="float" office:value="11" table:style-name="ce6">
            <text:p>11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899fe2ff6065.html">Ilmārs Latkovskis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e67d39a8c4e2.html">Santa Laurinoviča</text:a></text:p>
          </table:table-cell>
          <table:table-cell table:number-columns-repeated="3" table:style-name="ce8"/>
          <table:table-cell office:value-type="float" office:value="12" table:style-name="ce6">
            <text:p>12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e092f3ade3d5.html">Andris Lācis</text:a></text:p>
          </table:table-cell>
          <table:table-cell office:value-type="float" office:value="15" table:style-name="ce3">
            <text:p>15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dc232783a203.html">Gunta Liepiņa</text:a></text:p>
          </table:table-cell>
          <table:table-cell table:style-name="ce8"/>
          <table:table-cell office:value-type="float" office:value="8" table:style-name="ce6">
            <text:p>8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ca67e0ed7387.html">Dainis Locis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cf3699ef67fe.html">Irīna Mackus</text:a></text:p>
          </table:table-cell>
          <table:table-cell table:style-name="ce8"/>
          <table:table-cell office:value-type="float" office:value="28" table:style-name="ce6">
            <text:p>28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b3dddb816e6b.html">Jānis Mājenieks</text:a></text:p>
          </table:table-cell>
          <table:table-cell table:style-name="ce5"/>
          <table:table-cell office:value-type="float" office:value="15" table:style-name="ce3">
            <text:p>15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dab5783b4f5b.html">Dace Melbārde</text:a></text:p>
          </table:table-cell>
          <table:table-cell office:value-type="float" office:value="1" table:style-name="ce6">
            <text:p>1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eabf4d09637f.html">Aija Mežale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f38f12156bb6.html">Dzintars Mozgis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8dfcd995d009.html">Ināra Mūrniece</text:a></text:p>
          </table:table-cell>
          <table:table-cell table:style-name="ce5"/>
          <table:table-cell office:value-type="float" office:value="3" table:style-name="ce3">
            <text:p>3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c5518b12bd56.html">Jānis Mūrnieks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83901bc81c8d.html">Inita Nagņibeda</text:a></text:p>
          </table:table-cell>
          <table:table-cell table:number-columns-repeated="4" table:style-name="ce5"/>
          <table:table-cell office:value-type="float" office:value="11" table:style-name="ce3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a6e93620dada.html">Romāns Naudiņš</text:a></text:p>
          </table:table-cell>
          <table:table-cell table:style-name="ce8"/>
          <table:table-cell office:value-type="float" office:value="5" table:style-name="ce6">
            <text:p>5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868611567c81.html">Ivars Nececkis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a825d59405f2.html">Aivars Okmanis</text:a></text:p>
          </table:table-cell>
          <table:table-cell table:number-columns-repeated="4" table:style-name="ce8"/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b56f34a576c6.html">Ieva Ozola</text:a></text:p>
          </table:table-cell>
          <table:table-cell office:value-type="float" office:value="17" table:style-name="ce3">
            <text:p>17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9972fb616263.html">Ivo Ozols</text:a></text:p>
          </table:table-cell>
          <table:table-cell office:value-type="float" office:value="28" table:style-name="ce6">
            <text:p>28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98f39e2a6b5c.html">Imants Parādnieks</text:a></text:p>
          </table:table-cell>
          <table:table-cell table:number-columns-repeated="4" table:style-name="ce5"/>
          <table:table-cell office:value-type="float" office:value="2" table:style-name="ce3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c11f6e595ff9.html">Andris Pastars</text:a></text:p>
          </table:table-cell>
          <table:table-cell table:number-columns-repeated="4" table:style-name="ce8"/>
          <table:table-cell office:value-type="float" office:value="15" table:style-name="ce6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8c2b06159163.html">Andris Pārups</text:a></text:p>
          </table:table-cell>
          <table:table-cell office:value-type="float" office:value="9" table:style-name="ce3">
            <text:p>9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ba1d7b4f6b46.html">Vineta Poriņa</text:a></text:p>
          </table:table-cell>
          <table:table-cell table:number-columns-repeated="4" table:style-name="ce8"/>
          <table:table-cell office:value-type="float" office:value="3" table:style-name="ce6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b07e6c32802c.html">Ieva Preimane</text:a></text:p>
          </table:table-cell>
          <table:table-cell table:style-name="ce5"/>
          <table:table-cell office:value-type="float" office:value="27" table:style-name="ce3">
            <text:p>27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e2ebc66d4a6c.html">Arnis Puksts</text:a></text:p>
          </table:table-cell>
          <table:table-cell office:value-type="float" office:value="24" table:style-name="ce6">
            <text:p>24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ffd1669d9dad.html">Nauris Puntulis</text:a></text:p>
          </table:table-cell>
          <table:table-cell table:number-columns-repeated="4" table:style-name="ce5"/>
          <table:table-cell office:value-type="float" office:value="6" table:style-name="ce3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f0cbcfe3a5b3.html">Dzintars Rasnačs</text:a></text:p>
          </table:table-cell>
          <table:table-cell office:value-type="float" office:value="2" table:style-name="ce6">
            <text:p>2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8fb67ea78c9a.html">Anita Ratkeviča</text:a></text:p>
          </table:table-cell>
          <table:table-cell table:number-columns-repeated="2" table:style-name="ce5"/>
          <table:table-cell office:value-type="float" office:value="16" table:style-name="ce3">
            <text:p>16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e19cdcbefec9.html">Jānis Ratkevičs</text:a></text:p>
          </table:table-cell>
          <table:table-cell table:number-columns-repeated="2" table:style-name="ce8"/>
          <table:table-cell office:value-type="float" office:value="5" table:style-name="ce6">
            <text:p>5</text:p>
          </table:table-cell>
          <table:table-cell table:number-columns-repeated="2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9fa47d555c05.html">Edvards Ratnieks</text:a></text:p>
          </table:table-cell>
          <table:table-cell table:number-columns-repeated="4" table:style-name="ce5"/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c9af86f9c040.html">Jānis Rāfelds</text:a></text:p>
          </table:table-cell>
          <table:table-cell table:style-name="ce8"/>
          <table:table-cell office:value-type="float" office:value="21" table:style-name="ce6">
            <text:p>21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c54005460f5f.html">Agris Riba</text:a></text:p>
          </table:table-cell>
          <table:table-cell table:number-columns-repeated="4" table:style-name="ce5"/>
          <table:table-cell office:value-type="float" office:value="13" table:style-name="ce3">
            <text:p>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f7b1d14c3e2c.html">Dainis Rijkuris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9526f698eafa.html">Guntra Riņķe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c6ce4fe14870.html">Inguna Rībena</text:a></text:p>
          </table:table-cell>
          <table:table-cell office:value-type="float" office:value="5" table:style-name="ce6">
            <text:p>5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92db91c050f3.html">Gunārs Rusiņš</text:a></text:p>
          </table:table-cell>
          <table:table-cell table:style-name="ce5"/>
          <table:table-cell office:value-type="float" office:value="7" table:style-name="ce3">
            <text:p>7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ac2f3bb6e968.html">Kristīna Rūtenberga</text:a></text:p>
          </table:table-cell>
          <table:table-cell table:number-columns-repeated="3" table:style-name="ce8"/>
          <table:table-cell office:value-type="float" office:value="8" table:style-name="ce6">
            <text:p>8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c6b0f0729511.html">Gundars Sebris</text:a></text:p>
          </table:table-cell>
          <table:table-cell table:number-columns-repeated="3" table:style-name="ce5"/>
          <table:table-cell office:value-type="float" office:value="4" table:style-name="ce3">
            <text:p>4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c5a3e581b5a7.html">Aivars Sjademe</text:a>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9a5129a75005.html">Kristīne Skrīvere</text:a></text:p>
          </table:table-cell>
          <table:table-cell table:number-columns-repeated="3" table:style-name="ce5"/>
          <table:table-cell office:value-type="float" office:value="11" table:style-name="ce3">
            <text:p>11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fac281770c57.html">Kārlis Skujiņš</text:a></text:p>
          </table:table-cell>
          <table:table-cell table:style-name="ce8"/>
          <table:table-cell office:value-type="float" office:value="26" table:style-name="ce6">
            <text:p>26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c5dd79d333e2.html">Salvis Smukais</text:a></text:p>
          </table:table-cell>
          <table:table-cell table:style-name="ce5"/>
          <table:table-cell office:value-type="float" office:value="11" table:style-name="ce3">
            <text:p>11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a2cce6345529.html">Ludmila Sočņeva</text:a></text:p>
          </table:table-cell>
          <table:table-cell office:value-type="float" office:value="23" table:style-name="ce6">
            <text:p>23</text:p>
          </table:table-cell>
          <table:table-cell table:number-columns-repeated="4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8c942f773bb8.html">Gatis Sprūds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9ea4d4587bd2.html">Dainis Svarups</text:a></text:p>
          </table:table-cell>
          <table:table-cell table:number-columns-repeated="2" table:style-name="ce8"/>
          <table:table-cell office:value-type="float" office:value="14" table:style-name="ce6">
            <text:p>14</text:p>
          </table:table-cell>
          <table:table-cell table:number-columns-repeated="2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<text:a xlink:href="http://sv2014.cvk.lv/saraksti/e15166830134.html">Roberts Šlegelmilhs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<text:a xlink:href="http://sv2014.cvk.lv/saraksti/be52e57a7f03.html">Edvīns Šnore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<text:a xlink:href="http://sv2014.cvk.lv/saraksti/ddbd7a16a2e8.html">Ērika Teirumnieka</text:a></text:p>
          </table:table-cell>
          <table:table-cell table:number-columns-repeated="2" table:style-name="ce5"/>
          <table:table-cell office:value-type="float" office:value="2" table:style-name="ce3">
            <text:p>2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<text:a xlink:href="http://sv2014.cvk.lv/saraksti/83fe57aa5727.html">Jānis Vahers</text:a></text:p>
          </table:table-cell>
          <table:table-cell table:number-columns-repeated="2" table:style-name="ce8"/>
          <table:table-cell office:value-type="float" office:value="6" table:style-name="ce6">
            <text:p>6</text:p>
          </table:table-cell>
          <table:table-cell table:number-columns-repeated="2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<text:a xlink:href="http://sv2014.cvk.lv/saraksti/f859c4f64314.html">Evija Vaikina</text:a></text:p>
          </table:table-cell>
          <table:table-cell table:number-columns-repeated="2" table:style-name="ce5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7">
            <text:p><text:a xlink:href="http://sv2014.cvk.lv/saraksti/8e3c08203706.html">Daina Vanaga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<text:a xlink:href="http://sv2014.cvk.lv/saraksti/f40fedfb5737.html">Gundars Važa</text:a></text:p>
          </table:table-cell>
          <table:table-cell table:number-columns-repeated="4" table:style-name="ce5"/>
          <table:table-cell office:value-type="float" office:value="17" table:style-name="ce3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style-name="ce7">
            <text:p><text:a xlink:href="http://sv2014.cvk.lv/saraksti/a69aab7b6b66.html">Krista Veita</text:a></text:p>
          </table:table-cell>
          <table:table-cell table:number-columns-repeated="3" table:style-name="ce8"/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<text:a xlink:href="http://sv2014.cvk.lv/saraksti/9713af47dfff.html">Artis Vidžups</text:a></text:p>
          </table:table-cell>
          <table:table-cell office:value-type="float" office:value="30" table:style-name="ce3">
            <text:p>30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string" table:style-name="ce7">
            <text:p><text:a xlink:href="http://sv2014.cvk.lv/saraksti/f25cb793e782.html">Ginta Vilcāne</text:a></text:p>
          </table:table-cell>
          <table:table-cell table:number-columns-repeated="2" table:style-name="ce8"/>
          <table:table-cell office:value-type="float" office:value="10" table:style-name="ce6">
            <text:p>10</text:p>
          </table:table-cell>
          <table:table-cell table:number-columns-repeated="2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<text:a xlink:href="http://sv2014.cvk.lv/saraksti/affe99a984e7.html">Andris Vilks</text:a></text:p>
          </table:table-cell>
          <table:table-cell office:value-type="float" office:value="13" table:style-name="ce3">
            <text:p>13</text:p>
          </table:table-cell>
          <table:table-cell table:number-columns-repeated="4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string" table:style-name="ce7">
            <text:p><text:a xlink:href="http://sv2014.cvk.lv/saraksti/dbd373b3c354.html">Marika Zeimule</text:a></text:p>
          </table:table-cell>
          <table:table-cell table:style-name="ce8"/>
          <table:table-cell office:value-type="float" office:value="10" table:style-name="ce6">
            <text:p>10</text:p>
          </table:table-cell>
          <table:table-cell table:number-columns-repeated="3" table:style-name="ce8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<text:a xlink:href="http://sv2014.cvk.lv/saraksti/d30a7b4eae66.html">Raivis Zeltīts</text:a></text:p>
          </table:table-cell>
          <table:table-cell table:style-name="ce5"/>
          <table:table-cell office:value-type="float" office:value="29" table:style-name="ce3">
            <text:p>29</text:p>
          </table:table-cell>
          <table:table-cell table:number-columns-repeated="3" table:style-name="ce5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string" table:style-name="ce7">
            <text:p><text:a xlink:href="http://sv2014.cvk.lv/saraksti/e09488c5a510.html">Jana Zilkalne</text:a></text:p>
          </table:table-cell>
          <table:table-cell table:style-name="ce8"/>
          <table:table-cell office:value-type="float" office:value="17" table:style-name="ce6">
            <text:p>17</text:p>
          </table:table-cell>
          <table:table-cell table:number-columns-repeated="2" table:style-name="ce8"/>
          <table:table-cell table:style-name="ce2"/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99708f1dc476.html">Edgars Abrams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dfa73d17f1bb.html">Armands Agrums</text:a></text:p>
          </table:table-cell>
          <table:table-cell office:value-type="float" office:value="5" table:style-name="ce6">
            <text:p>5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c0a026274792.html">Aldis Alliks</text:a></text:p>
          </table:table-cell>
          <table:table-cell office:value-type="float" office:value="17" table:style-name="ce3">
            <text:p>17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a23f1e3c25e0.html">Ingrīda Amantova</text:a></text:p>
          </table:table-cell>
          <table:table-cell table:style-name="ce8"/>
          <table:table-cell office:value-type="float" office:value="8" table:style-name="ce6">
            <text:p>8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a50ca4f2d04b.html">Liene Anševica</text:a></text:p>
          </table:table-cell>
          <table:table-cell table:number-columns-repeated="3"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f4f258a2fe24.html">Juris Apinis</text:a></text:p>
          </table:table-cell>
          <table:table-cell table:style-name="ce8"/>
          <table:table-cell office:value-type="float" office:value="27" table:style-name="ce6">
            <text:p>27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9010525a1246.html">Jānis Ābele</text:a></text:p>
          </table:table-cell>
          <table:table-cell table:number-columns-repeated="4" table:style-name="ce5"/>
          <table:table-cell office:value-type="float" office:value="8" table:style-name="ce3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e7e33c62bfef.html">Jānis Ābols</text:a></text:p>
          </table:table-cell>
          <table:table-cell office:value-type="float" office:value="12" table:style-name="ce6">
            <text:p>12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eb084435944f.html">Juris Baldiņš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8a201b692335.html">Ilona Balode</text:a></text:p>
          </table:table-cell>
          <table:table-cell table:style-name="ce8"/>
          <table:table-cell office:value-type="float" office:value="18" table:style-name="ce6">
            <text:p>18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824a8b043357.html">Guntis Bērziņš</text:a></text:p>
          </table:table-cell>
          <table:table-cell office:value-type="float" office:value="14" table:style-name="ce3">
            <text:p>14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a2a86207356c.html">Aivis Biķernieks</text:a></text:p>
          </table:table-cell>
          <table:table-cell table:number-columns-repeated="4" table:style-name="ce8"/>
          <table:table-cell office:value-type="float" office:value="16" table:style-name="ce6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b2a8e74e62a0.html">Guntars Bilsēns</text:a></text:p>
          </table:table-cell>
          <table:table-cell table:style-name="ce5"/>
          <table:table-cell office:value-type="float" office:value="7" table:style-name="ce3">
            <text:p>7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8737d5dd47c3.html">Inita Bišofa</text:a></text:p>
          </table:table-cell>
          <table:table-cell table:number-columns-repeated="3" table:style-name="ce8"/>
          <table:table-cell office:value-type="float" office:value="2" table:style-name="ce6">
            <text:p>2</text:p>
          </table:table-cell>
          <table:table-cell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99c956e5f5fe.html">Inga Bite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aee3c71c81fa.html">Kārlis Boitmanis</text:a></text:p>
          </table:table-cell>
          <table:table-cell office:value-type="float" office:value="22" table:style-name="ce6">
            <text:p>22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9b70f6556fee.html">Mārtiņš Bondars</text:a></text:p>
          </table:table-cell>
          <table:table-cell table:style-name="ce5"/>
          <table:table-cell office:value-type="float" office:value="1" table:style-name="ce3">
            <text:p>1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cd29ee724fac.html">Ivars Brīvers</text:a></text:p>
          </table:table-cell>
          <table:table-cell office:value-type="float" office:value="15" table:style-name="ce6">
            <text:p>15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f490951b8330.html">Inese Caunīte</text:a></text:p>
          </table:table-cell>
          <table:table-cell table:number-columns-repeated="4" table:style-name="ce5"/>
          <table:table-cell office:value-type="float" office:value="13" table:style-name="ce3">
            <text:p>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9e05002f6885.html">Velta Cimdiņa</text:a></text:p>
          </table:table-cell>
          <table:table-cell office:value-type="float" office:value="24" table:style-name="ce6">
            <text:p>24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a8d3241fb1cb.html">Gunda Cīrule</text:a></text:p>
          </table:table-cell>
          <table:table-cell table:number-columns-repeated="4" table:style-name="ce5"/>
          <table:table-cell office:value-type="float" office:value="12" table:style-name="ce3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c3a603b61df7.html">Inese Čača</text:a></text:p>
          </table:table-cell>
          <table:table-cell office:value-type="float" office:value="26" table:style-name="ce6">
            <text:p>26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cac59f2091ac.html">Aleksandrs Dementjevs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93e06fcd8969.html">Jānis Dinevičs</text:a></text:p>
          </table:table-cell>
          <table:table-cell table:number-columns-repeated="2" table:style-name="ce8"/>
          <table:table-cell office:value-type="float" office:value="3" table:style-name="ce6">
            <text:p>3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e1331f6e8399.html">Jānis Dinne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91aa7b0fa0ff.html">Inga Drele</text:a></text:p>
          </table:table-cell>
          <table:table-cell table:number-columns-repeated="2" table:style-name="ce8"/>
          <table:table-cell office:value-type="float" office:value="18" table:style-name="ce6">
            <text:p>18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e9cfbb6bd6ff.html">Juris Dzelme</text:a></text:p>
          </table:table-cell>
          <table:table-cell office:value-type="float" office:value="33" table:style-name="ce3">
            <text:p>33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9a6e3fb19cdf.html">Aivars Fomins</text:a></text:p>
          </table:table-cell>
          <table:table-cell table:style-name="ce8"/>
          <table:table-cell office:value-type="float" office:value="6" table:style-name="ce6">
            <text:p>6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af003b6720fa.html">Vilis Freimanis</text:a></text:p>
          </table:table-cell>
          <table:table-cell table:number-columns-repeated="4" table:style-name="ce5"/>
          <table:table-cell office:value-type="float" office:value="15" table:style-name="ce3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8436ced2e1c6.html">Gunta Gasūna</text:a></text:p>
          </table:table-cell>
          <table:table-cell table:style-name="ce8"/>
          <table:table-cell office:value-type="float" office:value="25" table:style-name="ce6">
            <text:p>25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d71526cc5382.html">Guntis Gladkins</text:a></text:p>
          </table:table-cell>
          <table:table-cell table:style-name="ce5"/>
          <table:table-cell office:value-type="float" office:value="2" table:style-name="ce3">
            <text:p>2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accbfff5dfa4.html">Leonārija Gudakovska</text:a></text:p>
          </table:table-cell>
          <table:table-cell table:number-columns-repeated="4" table:style-name="ce8"/>
          <table:table-cell office:value-type="float" office:value="5" table:style-name="ce6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fe8b7b074c34.html">Ingars Gusāns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ae7da2568bc3.html">Ingemars Harmsens</text:a></text:p>
          </table:table-cell>
          <table:table-cell table:number-columns-repeated="3" table:style-name="ce8"/>
          <table:table-cell office:value-type="float" office:value="7" table:style-name="ce6">
            <text:p>7</text:p>
          </table:table-cell>
          <table:table-cell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f27a0e7baa46.html">Aidis Herings</text:a></text:p>
          </table:table-cell>
          <table:table-cell table:number-columns-repeated="3" table:style-name="ce5"/>
          <table:table-cell office:value-type="float" office:value="10" table:style-name="ce3">
            <text:p>10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9ea29191976f.html">Valdis Holbergs</text:a></text:p>
          </table:table-cell>
          <table:table-cell office:value-type="float" office:value="21" table:style-name="ce6">
            <text:p>21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f4ecaa55443c.html">Gunārs Igaunis</text:a></text:p>
          </table:table-cell>
          <table:table-cell table:number-columns-repeated="2" table:style-name="ce5"/>
          <table:table-cell office:value-type="float" office:value="17" table:style-name="ce3">
            <text:p>17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9e415508ef2c.html">Sarmīte Janfelde</text:a></text:p>
          </table:table-cell>
          <table:table-cell office:value-type="float" office:value="23" table:style-name="ce6">
            <text:p>23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dbd90d342df3.html">Līvija Jankovska</text:a></text:p>
          </table:table-cell>
          <table:table-cell table:number-columns-repeated="2" table:style-name="ce5"/>
          <table:table-cell office:value-type="float" office:value="4" table:style-name="ce3">
            <text:p>4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d063afc03b30.html">Gundars Jegors</text:a></text:p>
          </table:table-cell>
          <table:table-cell office:value-type="float" office:value="32" table:style-name="ce6">
            <text:p>32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8e7857a57379.html">Jānis Jurģelis</text:a></text:p>
          </table:table-cell>
          <table:table-cell table:style-name="ce5"/>
          <table:table-cell office:value-type="float" office:value="26" table:style-name="ce3">
            <text:p>26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871bb062d028.html">Arturs Kaimiņš</text:a></text:p>
          </table:table-cell>
          <table:table-cell office:value-type="float" office:value="35" table:style-name="ce6">
            <text:p>35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ff232cd2b52c.html">Raimonds Kalniņš</text:a></text:p>
          </table:table-cell>
          <table:table-cell table:number-columns-repeated="3" table:style-name="ce5"/>
          <table:table-cell office:value-type="float" office:value="4" table:style-name="ce3">
            <text:p>4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bc100daf0c3c.html">Imants Keišs</text:a></text:p>
          </table:table-cell>
          <table:table-cell office:value-type="float" office:value="29" table:style-name="ce6">
            <text:p>29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bd0bc09c6e29.html">Rolands Keišs</text:a></text:p>
          </table:table-cell>
          <table:table-cell table:number-columns-repeated="2" table:style-name="ce5"/>
          <table:table-cell office:value-type="float" office:value="9" table:style-name="ce3">
            <text:p>9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a1990053d5b5.html">Arvīds Kinstlers</text:a></text:p>
          </table:table-cell>
          <table:table-cell table:number-columns-repeated="3" table:style-name="ce8"/>
          <table:table-cell office:value-type="float" office:value="15" table:style-name="ce6">
            <text:p>15</text:p>
          </table:table-cell>
          <table:table-cell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928db6c31aca.html">Nellija Kleinberga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a6faeb7153de.html">Sergejs Kodors</text:a></text:p>
          </table:table-cell>
          <table:table-cell table:number-columns-repeated="2" table:style-name="ce8"/>
          <table:table-cell office:value-type="float" office:value="15" table:style-name="ce6">
            <text:p>15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ff46fd1fcc2b.html">Anita Kokarēviča</text:a></text:p>
          </table:table-cell>
          <table:table-cell office:value-type="float" office:value="27" table:style-name="ce3">
            <text:p>27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82ba1a6d389e.html">Margarita Krauča</text:a></text:p>
          </table:table-cell>
          <table:table-cell office:value-type="float" office:value="9" table:style-name="ce6">
            <text:p>9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a741a3d73723.html">Zigrīda Krauze</text:a></text:p>
          </table:table-cell>
          <table:table-cell table:number-columns-repeated="3" table:style-name="ce5"/>
          <table:table-cell office:value-type="float" office:value="16" table:style-name="ce3">
            <text:p>16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c186f7d35913.html">Varis Krūmiņš</text:a></text:p>
          </table:table-cell>
          <table:table-cell table:style-name="ce8"/>
          <table:table-cell office:value-type="float" office:value="29" table:style-name="ce6">
            <text:p>29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fc29f013f3ee.html">Augusts Kūravs</text:a></text:p>
          </table:table-cell>
          <table:table-cell office:value-type="float" office:value="13" table:style-name="ce3">
            <text:p>13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a6775cc6b5a5.html">Aldis Lazda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dc971788bd55.html">Dzintars Legzdiņš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fbbf74763a6c.html">Arvis Leinbergs</text:a></text:p>
          </table:table-cell>
          <table:table-cell table:number-columns-repeated="3" table:style-name="ce8"/>
          <table:table-cell office:value-type="float" office:value="11" table:style-name="ce6">
            <text:p>11</text:p>
          </table:table-cell>
          <table:table-cell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cac5a6aaa26f.html">Ilgonis Leišavnieks</text:a></text:p>
          </table:table-cell>
          <table:table-cell table:number-columns-repeated="4" table:style-name="ce5"/>
          <table:table-cell office:value-type="float" office:value="3" table:style-name="ce3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d3ef7fef18c1.html">Inta Lemešonoka</text:a></text:p>
          </table:table-cell>
          <table:table-cell table:style-name="ce8"/>
          <table:table-cell office:value-type="float" office:value="20" table:style-name="ce6">
            <text:p>20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f547015630d2.html">Juris Levics</text:a></text:p>
          </table:table-cell>
          <table:table-cell table:number-columns-repeated="3" table:style-name="ce5"/>
          <table:table-cell office:value-type="float" office:value="14" table:style-name="ce3">
            <text:p>14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967f8a74e2d5.html">Andris Liepiņš</text:a></text:p>
          </table:table-cell>
          <table:table-cell table:number-columns-repeated="2" table:style-name="ce8"/>
          <table:table-cell office:value-type="float" office:value="16" table:style-name="ce6">
            <text:p>16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b42766315b0b.html">Dainis Liepiņš</text:a></text:p>
          </table:table-cell>
          <table:table-cell table:number-columns-repeated="4" table:style-name="ce5"/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fcaaf8a95381.html">Jānis Liepiņš</text:a>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99e59b474461.html">Andris Lubiņš</text:a></text:p>
          </table:table-cell>
          <table:table-cell office:value-type="float" office:value="16" table:style-name="ce3">
            <text:p>16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8957d56ff548.html">Benita Malatkovska</text:a></text:p>
          </table:table-cell>
          <table:table-cell office:value-type="float" office:value="25" table:style-name="ce6">
            <text:p>25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b43076ee4dd1.html">Jānis Mazitāns</text:a>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c6f3dec5d012.html">Normunds Mazūrs</text:a></text:p>
          </table:table-cell>
          <table:table-cell table:style-name="ce8"/>
          <table:table-cell office:value-type="float" office:value="9" table:style-name="ce6">
            <text:p>9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a135b4fec9af.html">Rihards Melgailis</text:a></text:p>
          </table:table-cell>
          <table:table-cell table:number-columns-repeated="4" table:style-name="ce5"/>
          <table:table-cell office:value-type="float" office:value="2" table:style-name="ce3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b81a60871b2b.html">Inese Navra</text:a></text:p>
          </table:table-cell>
          <table:table-cell table:style-name="ce8"/>
          <table:table-cell office:value-type="float" office:value="24" table:style-name="ce6">
            <text:p>24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fa4676d8dd96.html">Aleksandrs Novickis</text:a></text:p>
          </table:table-cell>
          <table:table-cell table:number-columns-repeated="4" table:style-name="ce5"/>
          <table:table-cell office:value-type="float" office:value="11" table:style-name="ce3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87eb56e43a9b.html">Marita Oliņa</text:a></text:p>
          </table:table-cell>
          <table:table-cell table:number-columns-repeated="4" table:style-name="ce8"/>
          <table:table-cell office:value-type="float" office:value="14" table:style-name="ce6">
            <text:p>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e72bc60f3443.html">Ieva Margarita Ozola</text:a></text:p>
          </table:table-cell>
          <table:table-cell office:value-type="float" office:value="20" table:style-name="ce3">
            <text:p>20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c6a5fb9f337b.html">Ilga Ozoliņa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d47307662a73.html">Linda Ozoliņa</text:a></text:p>
          </table:table-cell>
          <table:table-cell table:style-name="ce5"/>
          <table:table-cell office:value-type="float" office:value="21" table:style-name="ce3">
            <text:p>21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ce5716ac2d65.html">Aigars Ozoliņš</text:a></text:p>
          </table:table-cell>
          <table:table-cell office:value-type="float" office:value="19" table:style-name="ce6">
            <text:p>19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87d279ddd0ae.html">Lauris Pastars</text:a></text:p>
          </table:table-cell>
          <table:table-cell table:number-columns-repeated="2" table:style-name="ce5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d16ef1d4844f.html">Rūdolfs Plēpis</text:a></text:p>
          </table:table-cell>
          <table:table-cell office:value-type="float" office:value="28" table:style-name="ce6">
            <text:p>28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ba6d7e1ffaa3.html">Māris Pļaviņš</text:a></text:p>
          </table:table-cell>
          <table:table-cell table:style-name="ce5"/>
          <table:table-cell office:value-type="float" office:value="10" table:style-name="ce3">
            <text:p>10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e14d68162352.html">Karina Putniņa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8a485a3fa86b.html">Guntis Rasims</text:a></text:p>
          </table:table-cell>
          <table:table-cell table:number-columns-repeated="2" table:style-name="ce5"/>
          <table:table-cell office:value-type="float" office:value="10" table:style-name="ce3">
            <text:p>10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9870e95b2a45.html">Aija Raudiņa</text:a></text:p>
          </table:table-cell>
          <table:table-cell table:number-columns-repeated="3" table:style-name="ce8"/>
          <table:table-cell office:value-type="float" office:value="6" table:style-name="ce6">
            <text:p>6</text:p>
          </table:table-cell>
          <table:table-cell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f6571f58f2ce.html">Mareks Raups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b6a0db5749ef.html">Dagnis Reinsons</text:a></text:p>
          </table:table-cell>
          <table:table-cell office:value-type="float" office:value="34" table:style-name="ce6">
            <text:p>34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886de7a30a4d.html">Kārlis Rimša</text:a></text:p>
          </table:table-cell>
          <table:table-cell table:number-columns-repeated="4" table:style-name="ce5"/>
          <table:table-cell office:value-type="float" office:value="6" table:style-name="ce3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9b6ec27962fc.html">Aivars Ritenieks</text:a></text:p>
          </table:table-cell>
          <table:table-cell table:number-columns-repeated="4" table:style-name="ce8"/>
          <table:table-cell office:value-type="float" office:value="17" table:style-name="ce6">
            <text:p>1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f1ec7324bb90.html">Margots Rotbergs</text:a></text:p>
          </table:table-cell>
          <table:table-cell office:value-type="float" office:value="11" table:style-name="ce3">
            <text:p>11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b956ab76cc8e.html">Gints Rožkalns</text:a></text:p>
          </table:table-cell>
          <table:table-cell table:style-name="ce8"/>
          <table:table-cell office:value-type="float" office:value="16" table:style-name="ce6">
            <text:p>16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9764fa336f32.html">Andris Rubins</text:a></text:p>
          </table:table-cell>
          <table:table-cell office:value-type="float" office:value="6" table:style-name="ce3">
            <text:p>6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8c2e646dbc66.html">Silvestrs Rubins</text:a></text:p>
          </table:table-cell>
          <table:table-cell table:style-name="ce8"/>
          <table:table-cell office:value-type="float" office:value="11" table:style-name="ce6">
            <text:p>11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e1449204a34b.html">Jānis Ruks</text:a></text:p>
          </table:table-cell>
          <table:table-cell table:style-name="ce5"/>
          <table:table-cell office:value-type="float" office:value="5" table:style-name="ce3">
            <text:p>5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b8c94803daf2.html">Vladimirs Samohins</text:a></text:p>
          </table:table-cell>
          <table:table-cell table:number-columns-repeated="4" table:style-name="ce8"/>
          <table:table-cell office:value-type="float" office:value="7" table:style-name="ce6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f011c5fcbd08.html">Jānis Sergejenko</text:a></text:p>
          </table:table-cell>
          <table:table-cell table:number-columns-repeated="3" table:style-name="ce5"/>
          <table:table-cell office:value-type="float" office:value="12" table:style-name="ce3">
            <text:p>12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fe05f69a6f11.html">Astrīda Skrinda</text:a></text:p>
          </table:table-cell>
          <table:table-cell table:number-columns-repeated="2" table:style-name="ce8"/>
          <table:table-cell office:value-type="float" office:value="14" table:style-name="ce6">
            <text:p>14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96290ae9a3f3.html">Aija Spriņķe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a48168c74603.html">Līga Stendze</text:a></text:p>
          </table:table-cell>
          <table:table-cell table:number-columns-repeated="3" table:style-name="ce8"/>
          <table:table-cell office:value-type="float" office:value="8" table:style-name="ce6">
            <text:p>8</text:p>
          </table:table-cell>
          <table:table-cell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c858009bbc82.html">Mārtiņš Šics</text:a></text:p>
          </table:table-cell>
          <table:table-cell office:value-type="float" office:value="1" table:style-name="ce3">
            <text:p>1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ae0f558d2217.html">Artūrs Štagars</text:a></text:p>
          </table:table-cell>
          <table:table-cell table:number-columns-repeated="2" table:style-name="ce8"/>
          <table:table-cell office:value-type="float" office:value="13" table:style-name="ce6">
            <text:p>13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ad4108a17c8c.html">Aivars Timofejevs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91e7adcd738d.html">Māris Trankalis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eeac8420a52e.html">Mečislavs Truskovskis</text:a></text:p>
          </table:table-cell>
          <table:table-cell table:number-columns-repeated="2" table:style-name="ce5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ed7e119da555.html">Sigita Upmale</text:a></text:p>
          </table:table-cell>
          <table:table-cell table:style-name="ce8"/>
          <table:table-cell office:value-type="float" office:value="17" table:style-name="ce6">
            <text:p>17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<text:a xlink:href="http://sv2014.cvk.lv/saraksti/b044295cef22.html">Ingūna Urtāne</text:a></text:p>
          </table:table-cell>
          <table:table-cell table:style-name="ce5"/>
          <table:table-cell office:value-type="float" office:value="22" table:style-name="ce3">
            <text:p>22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<text:a xlink:href="http://sv2014.cvk.lv/saraksti/9aad888c813d.html">Inga Vanaga</text:a></text:p>
          </table:table-cell>
          <table:table-cell table:number-columns-repeated="4" table:style-name="ce8"/>
          <table:table-cell office:value-type="float" office:value="4" table:style-name="ce6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<text:a xlink:href="http://sv2014.cvk.lv/saraksti/dece0a63dc9e.html">Natālija Vecgaile</text:a></text:p>
          </table:table-cell>
          <table:table-cell table:style-name="ce5"/>
          <table:table-cell office:value-type="float" office:value="15" table:style-name="ce3">
            <text:p>15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<text:a xlink:href="http://sv2014.cvk.lv/saraksti/b0e56fcc609e.html">Ilga Vecziediņa</text:a></text:p>
          </table:table-cell>
          <table:table-cell table:style-name="ce8"/>
          <table:table-cell office:value-type="float" office:value="14" table:style-name="ce6">
            <text:p>14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<text:a xlink:href="http://sv2014.cvk.lv/saraksti/effd3becf7dc.html">Normunds Vilnītis</text:a></text:p>
          </table:table-cell>
          <table:table-cell table:number-columns-repeated="3" table:style-name="ce5"/>
          <table:table-cell office:value-type="float" office:value="5" table:style-name="ce3">
            <text:p>5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7">
            <text:p><text:a xlink:href="http://sv2014.cvk.lv/saraksti/d0126dd8dbd4.html">Juris Viļums</text:a></text:p>
          </table:table-cell>
          <table:table-cell table:number-columns-repeated="2" table:style-name="ce8"/>
          <table:table-cell office:value-type="float" office:value="1" table:style-name="ce6">
            <text:p>1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<text:a xlink:href="http://sv2014.cvk.lv/saraksti/ac46e926aa01.html">Evita Vinceviča</text:a></text:p>
          </table:table-cell>
          <table:table-cell table:style-name="ce5"/>
          <table:table-cell office:value-type="float" office:value="19" table:style-name="ce3">
            <text:p>19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style-name="ce7">
            <text:p><text:a xlink:href="http://sv2014.cvk.lv/saraksti/d7278b6fa421.html">Margarita Visocka</text:a></text:p>
          </table:table-cell>
          <table:table-cell office:value-type="float" office:value="30" table:style-name="ce6">
            <text:p>30</text:p>
          </table:table-cell>
          <table:table-cell table:number-columns-repeated="4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<text:a xlink:href="http://sv2014.cvk.lv/saraksti/d0a64116eb56.html">Juris Vorkalis</text:a></text:p>
          </table:table-cell>
          <table:table-cell table:number-columns-repeated="2" table:style-name="ce5"/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string" table:style-name="ce7">
            <text:p><text:a xlink:href="http://sv2014.cvk.lv/saraksti/d10ed65abe34.html">Sandra Zaiceva</text:a></text:p>
          </table:table-cell>
          <table:table-cell table:style-name="ce8"/>
          <table:table-cell office:value-type="float" office:value="28" table:style-name="ce6">
            <text:p>28</text:p>
          </table:table-cell>
          <table:table-cell table:number-columns-repeated="3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<text:a xlink:href="http://sv2014.cvk.lv/saraksti/977c0fda8200.html">Arnis Zekunde</text:a></text:p>
          </table:table-cell>
          <table:table-cell table:number-columns-repeated="3" table:style-name="ce5"/>
          <table:table-cell office:value-type="float" office:value="3" table:style-name="ce3">
            <text:p>3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string" table:style-name="ce7">
            <text:p><text:a xlink:href="http://sv2014.cvk.lv/saraksti/cc116ee186ad.html">Marija Zeltiņa</text:a></text:p>
          </table:table-cell>
          <table:table-cell table:number-columns-repeated="2" table:style-name="ce8"/>
          <table:table-cell office:value-type="float" office:value="11" table:style-name="ce6">
            <text:p>11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<text:a xlink:href="http://sv2014.cvk.lv/saraksti/ab8780ca8d60.html">Māra Viktorija Zilgalve</text:a></text:p>
          </table:table-cell>
          <table:table-cell office:value-type="float" office:value="2" table:style-name="ce3">
            <text:p>2</text:p>
          </table:table-cell>
          <table:table-cell table:number-columns-repeated="4" table:style-name="ce5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string" table:style-name="ce7">
            <text:p><text:a xlink:href="http://sv2014.cvk.lv/saraksti/ea883a5ecffc.html">Oskars Zuģickis</text:a></text:p>
          </table:table-cell>
          <table:table-cell table:number-columns-repeated="2" table:style-name="ce8"/>
          <table:table-cell office:value-type="float" office:value="5" table:style-name="ce6">
            <text:p>5</text:p>
          </table:table-cell>
          <table:table-cell table:number-columns-repeated="2" table:style-name="ce8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<text:a xlink:href="http://sv2014.cvk.lv/saraksti/96c53e2ea143.html">Osvalds Zvejsalnieks</text:a></text:p>
          </table:table-cell>
          <table:table-cell table:number-columns-repeated="2" table:style-name="ce5"/>
          <table:table-cell office:value-type="float" office:value="2" table:style-name="ce3">
            <text:p>2</text:p>
          </table:table-cell>
          <table:table-cell table:style-name="ce5"/>
          <table:table-cell table:style-name="ce2"/>
          <table:table-cell office:value-type="float" office:value="8" table:style-name="ce1">
            <text:p>8</text:p>
          </table:table-cell>
          <table:table-cell office:value-type="string" table:style-name="ce1">
            <text:p>Reģionu Apvienība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b3805ab0413e.html">Pēteris Aglonietis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89b2848012ac.html">Mārtiņš Aizpurietis</text:a></text:p>
          </table:table-cell>
          <table:table-cell table:style-name="ce8"/>
          <table:table-cell office:value-type="float" office:value="18" table:style-name="ce6">
            <text:p>18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b29a4587dc2c.html">Īra Alksne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aaa68e093adb.html">Oskars Apaļais</text:a></text:p>
          </table:table-cell>
          <table:table-cell table:number-columns-repeated="4" table:style-name="ce8"/>
          <table:table-cell office:value-type="float" office:value="12" table:style-name="ce6">
            <text:p>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c08d3d11f80a.html">Gundars Ābers</text:a></text:p>
          </table:table-cell>
          <table:table-cell office:value-type="float" office:value="17" table:style-name="ce3">
            <text:p>17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aa70af1dbb91.html">Gundars Ābols</text:a></text:p>
          </table:table-cell>
          <table:table-cell table:style-name="ce8"/>
          <table:table-cell office:value-type="float" office:value="1" table:style-name="ce6">
            <text:p>1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9e4200c3b10f.html">Aldis Baltalksnis</text:a></text:p>
          </table:table-cell>
          <table:table-cell office:value-type="float" office:value="23" table:style-name="ce3">
            <text:p>23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fdda6f8caade.html">Ainars Bašķis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d9ce8b5f1b75.html">Vilis Bārtulis</text:a></text:p>
          </table:table-cell>
          <table:table-cell table:number-columns-repeated="3" table:style-name="ce5"/>
          <table:table-cell office:value-type="float" office:value="8" table:style-name="ce3">
            <text:p>8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b300fd2486db.html">Mārcis Bergs</text:a></text:p>
          </table:table-cell>
          <table:table-cell table:style-name="ce8"/>
          <table:table-cell office:value-type="float" office:value="21" table:style-name="ce6">
            <text:p>21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e93cf4d0d66f.html">Vitālijs Birjukovs</text:a></text:p>
          </table:table-cell>
          <table:table-cell table:style-name="ce5"/>
          <table:table-cell office:value-type="float" office:value="10" table:style-name="ce3">
            <text:p>10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b4fc5a3288cb.html">Kristaps Bogdanovičs</text:a></text:p>
          </table:table-cell>
          <table:table-cell office:value-type="float" office:value="32" table:style-name="ce6">
            <text:p>32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b3fb97e9ebcd.html">Jānis Bordāns</text:a></text:p>
          </table:table-cell>
          <table:table-cell office:value-type="float" office:value="1" table:style-name="ce3">
            <text:p>1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eaca60fc14e8.html">Toms Bordāns</text:a></text:p>
          </table:table-cell>
          <table:table-cell table:style-name="ce8"/>
          <table:table-cell office:value-type="float" office:value="26" table:style-name="ce6">
            <text:p>26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b629800e527c.html">Jānis Brokāns</text:a></text:p>
          </table:table-cell>
          <table:table-cell table:number-columns-repeated="4" table:style-name="ce5"/>
          <table:table-cell office:value-type="float" office:value="5" table:style-name="ce3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da9922bd71fd.html">Krišjānis Brūvelis</text:a></text:p>
          </table:table-cell>
          <table:table-cell office:value-type="float" office:value="28" table:style-name="ce6">
            <text:p>28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d573ea012ec2.html">Raitis Bukovskis</text:a></text:p>
          </table:table-cell>
          <table:table-cell table:number-columns-repeated="2" table:style-name="ce5"/>
          <table:table-cell office:value-type="float" office:value="5" table:style-name="ce3">
            <text:p>5</text:p>
          </table:table-cell>
          <table:table-cell table:number-columns-repeated="2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cce59109e521.html">Santa Cabule</text:a></text:p>
          </table:table-cell>
          <table:table-cell table:number-columns-repeated="2" table:style-name="ce8"/>
          <table:table-cell office:value-type="float" office:value="9" table:style-name="ce6">
            <text:p>9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85562aab7436.html">Una Celmiņa</text:a></text:p>
          </table:table-cell>
          <table:table-cell table:number-columns-repeated="3" table:style-name="ce5"/>
          <table:table-cell office:value-type="float" office:value="6" table:style-name="ce3">
            <text:p>6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b038ce15fea7.html">Inga Čekša-Ratniece</text:a></text:p>
          </table:table-cell>
          <table:table-cell table:number-columns-repeated="2" table:style-name="ce8"/>
          <table:table-cell office:value-type="float" office:value="3" table:style-name="ce6">
            <text:p>3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b4ff67831ccb.html">Gunta Dombrovska</text:a></text:p>
          </table:table-cell>
          <table:table-cell office:value-type="float" office:value="25" table:style-name="ce3">
            <text:p>25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a313421ea0ae.html">Eva Eglāja-Kristsone</text:a></text:p>
          </table:table-cell>
          <table:table-cell office:value-type="float" office:value="7" table:style-name="ce6">
            <text:p>7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84805b9e85d3.html">Zigurds Eglītis</text:a></text:p>
          </table:table-cell>
          <table:table-cell office:value-type="float" office:value="14" table:style-name="ce3">
            <text:p>14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f2e175f1e4f9.html">Jolanta Eihentāle</text:a></text:p>
          </table:table-cell>
          <table:table-cell office:value-type="float" office:value="3" table:style-name="ce6">
            <text:p>3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8442d643ee77.html">Normunds Eihentāls</text:a></text:p>
          </table:table-cell>
          <table:table-cell table:number-columns-repeated="4" table:style-name="ce5"/>
          <table:table-cell office:value-type="float" office:value="13" table:style-name="ce3">
            <text:p>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ff59ea3f6083.html">Romeks Fabjančiks</text:a></text:p>
          </table:table-cell>
          <table:table-cell table:number-columns-repeated="4" table:style-name="ce8"/>
          <table:table-cell office:value-type="float" office:value="8" table:style-name="ce6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e0d609247ec4.html">Astra Feldmane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a94537efb594.html">Krišjānis Feldmans</text:a></text:p>
          </table:table-cell>
          <table:table-cell table:number-columns-repeated="3" table:style-name="ce8"/>
          <table:table-cell office:value-type="float" office:value="1" table:style-name="ce6">
            <text:p>1</text:p>
          </table:table-cell>
          <table:table-cell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d4416c37d4b0.html">Inga Gluzda</text:a></text:p>
          </table:table-cell>
          <table:table-cell table:number-columns-repeated="3" table:style-name="ce5"/>
          <table:table-cell office:value-type="float" office:value="3" table:style-name="ce3">
            <text:p>3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dcdf61fed01e.html">Austris Grasis</text:a></text:p>
          </table:table-cell>
          <table:table-cell office:value-type="float" office:value="2" table:style-name="ce6">
            <text:p>2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d4f2c3dc5dba.html">Māris Grīnbergs</text:a></text:p>
          </table:table-cell>
          <table:table-cell office:value-type="float" office:value="5" table:style-name="ce3">
            <text:p>5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a6599de2c0a3.html">Inguna Gustava</text:a></text:p>
          </table:table-cell>
          <table:table-cell table:style-name="ce8"/>
          <table:table-cell office:value-type="float" office:value="9" table:style-name="ce6">
            <text:p>9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ca25bf1c6c83.html">Vitauts Ivonausks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9c607096b0f4.html">Normunds Janelsiņš</text:a></text:p>
          </table:table-cell>
          <table:table-cell table:number-columns-repeated="4" table:style-name="ce8"/>
          <table:table-cell office:value-type="float" office:value="14" table:style-name="ce6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a54cd7ded871.html">Ivars Jasmanis</text:a></text:p>
          </table:table-cell>
          <table:table-cell table:number-columns-repeated="2" table:style-name="ce5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b3d59ae31f36.html">Gundega Jēkabsone</text:a></text:p>
          </table:table-cell>
          <table:table-cell table:number-columns-repeated="4" table:style-name="ce8"/>
          <table:table-cell office:value-type="float" office:value="9" table:style-name="ce6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8a1b9d1d264e.html">Arnis Kadiķis</text:a></text:p>
          </table:table-cell>
          <table:table-cell table:number-columns-repeated="3"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ac9ceeacd55a.html">Zigurds Kalējs</text:a></text:p>
          </table:table-cell>
          <table:table-cell table:number-columns-repeated="4" table:style-name="ce8"/>
          <table:table-cell office:value-type="float" office:value="7" table:style-name="ce6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98e47a57cc83.html">Ieva Kalniņa</text:a></text:p>
          </table:table-cell>
          <table:table-cell office:value-type="float" office:value="20" table:style-name="ce3">
            <text:p>20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ee0526eee2cc.html">Rūdolfs Kalvāns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9f5540848cd0.html">Matīss Kempe</text:a></text:p>
          </table:table-cell>
          <table:table-cell office:value-type="float" office:value="27" table:style-name="ce3">
            <text:p>27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821df160e66f.html">Vineta Kiršteine</text:a></text:p>
          </table:table-cell>
          <table:table-cell table:number-columns-repeated="2" table:style-name="ce8"/>
          <table:table-cell office:value-type="float" office:value="10" table:style-name="ce6">
            <text:p>10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904e9c8f1e9b.html">Jānis Kopštāls</text:a></text:p>
          </table:table-cell>
          <table:table-cell table:style-name="ce5"/>
          <table:table-cell office:value-type="float" office:value="20" table:style-name="ce3">
            <text:p>20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d87bb460391a.html">Pēteris Krampītis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fb95f089f028.html">Ingemārs Krūmiņš</text:a></text:p>
          </table:table-cell>
          <table:table-cell table:style-name="ce5"/>
          <table:table-cell office:value-type="float" office:value="22" table:style-name="ce3">
            <text:p>22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fa4c5471e08a.html">Inguss Kudiņš</text:a></text:p>
          </table:table-cell>
          <table:table-cell office:value-type="float" office:value="8" table:style-name="ce6">
            <text:p>8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d9bd6815317f.html">Roberts Lakučs</text:a></text:p>
          </table:table-cell>
          <table:table-cell office:value-type="float" office:value="15" table:style-name="ce3">
            <text:p>15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e89da9c1bb1d.html">Guntis Leja</text:a></text:p>
          </table:table-cell>
          <table:table-cell office:value-type="float" office:value="29" table:style-name="ce6">
            <text:p>29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d51bc801286c.html">Aldis Lieljuksis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d82ed1321791.html">Diāna Lūse</text:a></text:p>
          </table:table-cell>
          <table:table-cell table:number-columns-repeated="3" table:style-name="ce8"/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c7ee213a48b9.html">Eva Mārtuža</text:a>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table:number-columns-repeated="2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8b3d27bfe536.html">Jānis Mārtužs</text:a></text:p>
          </table:table-cell>
          <table:table-cell table:number-columns-repeated="2" table:style-name="ce8"/>
          <table:table-cell office:value-type="float" office:value="6" table:style-name="ce6">
            <text:p>6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e3fc6809dfd8.html">Sanita Megere-Klevinska</text:a></text:p>
          </table:table-cell>
          <table:table-cell table:style-name="ce5"/>
          <table:table-cell office:value-type="float" office:value="3" table:style-name="ce3">
            <text:p>3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925a4212a1ac.html">Valdis Meijers</text:a>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a9935c7cb9f6.html">Jadviga Neilande</text:a></text:p>
          </table:table-cell>
          <table:table-cell table:style-name="ce5"/>
          <table:table-cell office:value-type="float" office:value="11" table:style-name="ce3">
            <text:p>11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83cc90bd5f18.html">Dmitrijs Nikolajevs</text:a></text:p>
          </table:table-cell>
          <table:table-cell table:number-columns-repeated="4" table:style-name="ce8"/>
          <table:table-cell office:value-type="float" office:value="6" table:style-name="ce6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c13df57a3dc4.html">Aivars Ontužāns</text:a></text:p>
          </table:table-cell>
          <table:table-cell table:style-name="ce5"/>
          <table:table-cell office:value-type="float" office:value="19" table:style-name="ce3">
            <text:p>19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a02372ea20ae.html">Darja Orele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c92ad0a0503b.html">Dārta Ose</text:a></text:p>
          </table:table-cell>
          <table:table-cell table:style-name="ce5"/>
          <table:table-cell office:value-type="float" office:value="24" table:style-name="ce3">
            <text:p>24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9147d949c966.html">Indra Ozoliņa</text:a></text:p>
          </table:table-cell>
          <table:table-cell table:number-columns-repeated="2" table:style-name="ce8"/>
          <table:table-cell office:value-type="float" office:value="11" table:style-name="ce6">
            <text:p>11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945e7ea4d8a9.html">Jānis Ozoliņš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aac10cdeb508.html">Juris Pavītols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860b12cafd5d.html">Ūve Perlbahs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bee5093b2b8b.html">Kalvis Plismanis</text:a></text:p>
          </table:table-cell>
          <table:table-cell office:value-type="float" office:value="24" table:style-name="ce6">
            <text:p>24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fe1fdd0619f8.html">Astrīda Podziņa</text:a></text:p>
          </table:table-cell>
          <table:table-cell table:style-name="ce5"/>
          <table:table-cell office:value-type="float" office:value="17" table:style-name="ce3">
            <text:p>17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8f525884ea77.html">Laura Rancāne</text:a></text:p>
          </table:table-cell>
          <table:table-cell office:value-type="float" office:value="16" table:style-name="ce6">
            <text:p>16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9f4c05cc2e46.html">Andris Riekstiņš</text:a>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e68ce6cd07b8.html">Ansis Roderts</text:a></text:p>
          </table:table-cell>
          <table:table-cell table:number-columns-repeated="3" table:style-name="ce8"/>
          <table:table-cell office:value-type="float" office:value="7" table:style-name="ce6">
            <text:p>7</text:p>
          </table:table-cell>
          <table:table-cell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8ee7652bfe85.html">Dainis Rozenfelds</text:a></text:p>
          </table:table-cell>
          <table:table-cell table:number-columns-repeated="4" table:style-name="ce5"/>
          <table:table-cell office:value-type="float" office:value="4" table:style-name="ce3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d867444e7383.html">Kristaps Rūde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b0e5fff098d3.html">Kristīne Saleniece</text:a></text:p>
          </table:table-cell>
          <table:table-cell office:value-type="float" office:value="11" table:style-name="ce3">
            <text:p>11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ca0e4889e5c3.html">Raitis Sijāts</text:a></text:p>
          </table:table-cell>
          <table:table-cell table:style-name="ce8"/>
          <table:table-cell office:value-type="float" office:value="2" table:style-name="ce6">
            <text:p>2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92c6d8bc4ff4.html">Jānis Siliņš</text:a></text:p>
          </table:table-cell>
          <table:table-cell table:style-name="ce5"/>
          <table:table-cell office:value-type="float" office:value="5" table:style-name="ce3">
            <text:p>5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9d129346e6af.html">Dainis Skrūzmanis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abd6d003f3f0.html">Andris Skuja</text:a></text:p>
          </table:table-cell>
          <table:table-cell table:style-name="ce5"/>
          <table:table-cell office:value-type="float" office:value="7" table:style-name="ce3">
            <text:p>7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e73ace0ae329.html">Elīna Spiča</text:a></text:p>
          </table:table-cell>
          <table:table-cell table:number-columns-repeated="4" table:style-name="ce8"/>
          <table:table-cell office:value-type="float" office:value="11" table:style-name="ce6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e538d186dda2.html">Dāvis Stalts</text:a></text:p>
          </table:table-cell>
          <table:table-cell table:number-columns-repeated="3" table:style-name="ce5"/>
          <table:table-cell office:value-type="float" office:value="2" table:style-name="ce3">
            <text:p>2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9ce7a943a2e3.html">Gundars Strazdiņš</text:a></text:p>
          </table:table-cell>
          <table:table-cell office:value-type="float" office:value="21" table:style-name="ce6">
            <text:p>21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853172ef80ed.html">Aigars Sudmalis</text:a></text:p>
          </table:table-cell>
          <table:table-cell table:number-columns-repeated="3" table:style-name="ce5"/>
          <table:table-cell office:value-type="float" office:value="12" table:style-name="ce3">
            <text:p>12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9fdd07f42162.html">Zemlita Šīre</text:a></text:p>
          </table:table-cell>
          <table:table-cell table:style-name="ce8"/>
          <table:table-cell office:value-type="float" office:value="14" table:style-name="ce6">
            <text:p>14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ca6e85000a6b.html">Juris Tolpežņikovs</text:a></text:p>
          </table:table-cell>
          <table:table-cell table:number-columns-repeated="4" table:style-name="ce5"/>
          <table:table-cell office:value-type="float" office:value="3" table:style-name="ce3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b56e40a36e9c.html">Jānis Tomels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a77d13d0caa0.html">Jānis Uha</text:a></text:p>
          </table:table-cell>
          <table:table-cell office:value-type="float" office:value="30" table:style-name="ce3">
            <text:p>30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c34b93029234.html">Aldis Upmalis</text:a></text:p>
          </table:table-cell>
          <table:table-cell office:value-type="float" office:value="12" table:style-name="ce6">
            <text:p>12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e15007ca5124.html">Arvis Urbāns</text:a></text:p>
          </table:table-cell>
          <table:table-cell table:style-name="ce5"/>
          <table:table-cell office:value-type="float" office:value="25" table:style-name="ce3">
            <text:p>25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f14cbec2c4c2.html">Guntars Vaivars</text:a></text:p>
          </table:table-cell>
          <table:table-cell table:number-columns-repeated="3" table:style-name="ce8"/>
          <table:table-cell office:value-type="float" office:value="4" table:style-name="ce6">
            <text:p>4</text:p>
          </table:table-cell>
          <table:table-cell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90ca1f4e612f.html">Līva Veita</text:a></text:p>
          </table:table-cell>
          <table:table-cell office:value-type="float" office:value="9" table:style-name="ce3">
            <text:p>9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b59ed090da79.html">Māris Virkavs</text:a></text:p>
          </table:table-cell>
          <table:table-cell office:value-type="float" office:value="19" table:style-name="ce6">
            <text:p>19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939bf2603fd1.html">Antra Visendorfa</text:a></text:p>
          </table:table-cell>
          <table:table-cell table:style-name="ce5"/>
          <table:table-cell office:value-type="float" office:value="23" table:style-name="ce3">
            <text:p>23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8ab0cc2aba12.html">Edmunds Visendorfs</text:a></text:p>
          </table:table-cell>
          <table:table-cell table:style-name="ce8"/>
          <table:table-cell office:value-type="float" office:value="8" table:style-name="ce6">
            <text:p>8</text:p>
          </table:table-cell>
          <table:table-cell table:number-columns-repeated="3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cf07d4212601.html">Ingūna Vismane</text:a></text:p>
          </table:table-cell>
          <table:table-cell office:value-type="float" office:value="13" table:style-name="ce3">
            <text:p>13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8781387b5c90.html">Daina Vīķele</text:a></text:p>
          </table:table-cell>
          <table:table-cell office:value-type="float" office:value="26" table:style-name="ce6">
            <text:p>26</text:p>
          </table:table-cell>
          <table:table-cell table:number-columns-repeated="4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b7ee3109e8a1.html">Regīna Vucāne</text:a></text:p>
          </table:table-cell>
          <table:table-cell office:value-type="float" office:value="22" table:style-name="ce3">
            <text:p>22</text:p>
          </table:table-cell>
          <table:table-cell table:number-columns-repeated="4" table:style-name="ce5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f2cbf96b16ae.html">Aigars Zīmelis</text:a></text:p>
          </table:table-cell>
          <table:table-cell table:number-columns-repeated="2" table:style-name="ce8"/>
          <table:table-cell office:value-type="float" office:value="2" table:style-name="ce6">
            <text:p>2</text:p>
          </table:table-cell>
          <table:table-cell table:number-columns-repeated="2"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ae473cf9ed92.html">Agris Zvaigzneskalns</text:a></text:p>
          </table:table-cell>
          <table:table-cell table:number-columns-repeated="4" table:style-name="ce5"/>
          <table:table-cell office:value-type="float" office:value="2" table:style-name="ce3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bad5be1af9d7.html">Didzis Zviedris</text:a></text:p>
          </table:table-cell>
          <table:table-cell table:number-columns-repeated="3" table:style-name="ce8"/>
          <table:table-cell office:value-type="float" office:value="11" table:style-name="ce6">
            <text:p>11</text:p>
          </table:table-cell>
          <table:table-cell table:style-name="ce8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fc7c7209de67.html">Lāsma Žagota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2" table:style-name="ce5"/>
          <table:table-cell table:style-name="ce2"/>
          <table:table-cell office:value-type="float" office:value="9" table:style-name="ce1">
            <text:p>9</text:p>
          </table:table-cell>
          <table:table-cell office:value-type="string" table:style-name="ce1">
            <text:p>Jaunā konservatīvā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cd36f200889e.html">Vjačeslavs Altuhovs</text:a></text:p>
          </table:table-cell>
          <table:table-cell office:value-type="float" office:value="15" table:style-name="ce3">
            <text:p>15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a22028aecc33.html">Tatjana Babajeva</text:a></text:p>
          </table:table-cell>
          <table:table-cell office:value-type="float" office:value="24" table:style-name="ce6">
            <text:p>24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bb67055a23a2.html">Jeļena Bačinska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eb1d44cfefab.html">Jeļena Beskorovainaja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812c9bfc437b.html">Taisja Bite</text:a></text:p>
          </table:table-cell>
          <table:table-cell office:value-type="float" office:value="22" table:style-name="ce3">
            <text:p>22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8c987aa22082.html">Irina Boļšakova</text:a></text:p>
          </table:table-cell>
          <table:table-cell table:number-columns-repeated="2" table:style-name="ce8"/>
          <table:table-cell office:value-type="float" office:value="3" table:style-name="ce6">
            <text:p>3</text:p>
          </table:table-cell>
          <table:table-cell table:number-columns-repeated="2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b6e1191025b6.html">Eduards Bonders</text:a></text:p>
          </table:table-cell>
          <table:table-cell table:style-name="ce5"/>
          <table:table-cell office:value-type="float" office:value="9" table:style-name="ce3">
            <text:p>9</text:p>
          </table:table-cell>
          <table:table-cell table:number-columns-repeated="3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8506f6c6b731.html">Konstantīns Boroņins</text:a></text:p>
          </table:table-cell>
          <table:table-cell table:number-columns-repeated="3" table:style-name="ce8"/>
          <table:table-cell office:value-type="float" office:value="4" table:style-name="ce6">
            <text:p>4</text:p>
          </table:table-cell>
          <table:table-cell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fb7a4cfb8b10.html">Vladimirs Buzajevs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948190767f16.html">Irina Cvetkova</text:a></text:p>
          </table:table-cell>
          <table:table-cell office:value-type="float" office:value="2" table:style-name="ce6">
            <text:p>2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93fea112e3a2.html">Nataļja Čehova</text:a></text:p>
          </table:table-cell>
          <table:table-cell table:number-columns-repeated="4" table:style-name="ce5"/>
          <table:table-cell office:value-type="float" office:value="3" table:style-name="ce3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b6bbbbf1f6c7.html">Filips Dudins</text:a></text:p>
          </table:table-cell>
          <table:table-cell office:value-type="float" office:value="21" table:style-name="ce6">
            <text:p>21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d40d3482b673.html">Tatjana Favorska</text:a></text:p>
          </table:table-cell>
          <table:table-cell office:value-type="float" office:value="14" table:style-name="ce3">
            <text:p>14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b6284807663b.html">Aleksandrs Filejs</text:a></text:p>
          </table:table-cell>
          <table:table-cell table:style-name="ce8"/>
          <table:table-cell office:value-type="float" office:value="1" table:style-name="ce6">
            <text:p>1</text:p>
          </table:table-cell>
          <table:table-cell table:number-columns-repeated="3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a6e371a38465.html">Maksims Galkins</text:a></text:p>
          </table:table-cell>
          <table:table-cell table:number-columns-repeated="4" table:style-name="ce5"/>
          <table:table-cell office:value-type="float" office:value="6" table:style-name="ce3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fddb97fb7ab9.html">Aleksandrs Gamaļejevs</text:a></text:p>
          </table:table-cell>
          <table:table-cell office:value-type="float" office:value="12" table:style-name="ce6">
            <text:p>12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d0933eb61f1b.html">Helēna Geriloviča</text:a></text:p>
          </table:table-cell>
          <table:table-cell table:number-columns-repeated="3" table:style-name="ce5"/>
          <table:table-cell office:value-type="float" office:value="2" table:style-name="ce3">
            <text:p>2</text:p>
          </table:table-cell>
          <table:table-cell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e0bf3dde5baa.html">Andrejs Golubevs</text:a></text:p>
          </table:table-cell>
          <table:table-cell table:number-columns-repeated="2" table:style-name="ce8"/>
          <table:table-cell office:value-type="float" office:value="12" table:style-name="ce6">
            <text:p>12</text:p>
          </table:table-cell>
          <table:table-cell table:number-columns-repeated="2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fa5e1e3d30d3.html">Maksims Golubevs</text:a></text:p>
          </table:table-cell>
          <table:table-cell table:number-columns-repeated="2" table:style-name="ce5"/>
          <table:table-cell office:value-type="float" office:value="14" table:style-name="ce3">
            <text:p>14</text:p>
          </table:table-cell>
          <table:table-cell table:number-columns-repeated="2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d1c501849ac2.html">Einārs Graudiņš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80c74ed2d4f2.html">Anatolijs Grjaznovs</text:a></text:p>
          </table:table-cell>
          <table:table-cell office:value-type="float" office:value="23" table:style-name="ce3">
            <text:p>23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f43dd3c9b33a.html">Viktors Guščins</text:a></text:p>
          </table:table-cell>
          <table:table-cell table:number-columns-repeated="4" table:style-name="ce8"/>
          <table:table-cell office:value-type="float" office:value="2" table:style-name="ce6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b0afce52949b.html">Nikolajs Harlamovs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c3da81e8626a.html">Vladimirs Hodakovskis</text:a></text:p>
          </table:table-cell>
          <table:table-cell office:value-type="float" office:value="13" table:style-name="ce6">
            <text:p>13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ce37f698f7a8.html">Deniss Ignatjevs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cbb4fcd51adc.html">Nazira Iso</text:a></text:p>
          </table:table-cell>
          <table:table-cell office:value-type="float" office:value="20" table:style-name="ce6">
            <text:p>20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829ab89f2b40.html">Tatjana Jegorova</text:a></text:p>
          </table:table-cell>
          <table:table-cell office:value-type="float" office:value="26" table:style-name="ce3">
            <text:p>26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8bcc5306d326.html">Nadežda Jeļņikova</text:a></text:p>
          </table:table-cell>
          <table:table-cell office:value-type="float" office:value="30" table:style-name="ce6">
            <text:p>30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cf3b94b1dfd5.html">Tatjana Jemeļjanova</text:a></text:p>
          </table:table-cell>
          <table:table-cell office:value-type="float" office:value="16" table:style-name="ce3">
            <text:p>16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db1f606dc669.html">Ivans Jengaševs</text:a></text:p>
          </table:table-cell>
          <table:table-cell table:style-name="ce8"/>
          <table:table-cell office:value-type="float" office:value="7" table:style-name="ce6">
            <text:p>7</text:p>
          </table:table-cell>
          <table:table-cell table:number-columns-repeated="3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a041a993157a.html">Dmitrijs Jermaks</text:a></text:p>
          </table:table-cell>
          <table:table-cell office:value-type="float" office:value="25" table:style-name="ce3">
            <text:p>25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cc9d42fa5be9.html">Natālija Jolkina</text:a></text:p>
          </table:table-cell>
          <table:table-cell office:value-type="float" office:value="9" table:style-name="ce6">
            <text:p>9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ab546506b04b.html">Pāvels Kirillovs</text:a></text:p>
          </table:table-cell>
          <table:table-cell office:value-type="float" office:value="5" table:style-name="ce3">
            <text:p>5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acbbce8d3be2.html">Elita Kosaka</text:a></text:p>
          </table:table-cell>
          <table:table-cell table:number-columns-repeated="3" table:style-name="ce8"/>
          <table:table-cell office:value-type="float" office:value="1" table:style-name="ce6">
            <text:p>1</text:p>
          </table:table-cell>
          <table:table-cell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84e116e8a565.html">Iļja Kozirevs</text:a></text:p>
          </table:table-cell>
          <table:table-cell table:style-name="ce5"/>
          <table:table-cell office:value-type="float" office:value="3" table:style-name="ce3">
            <text:p>3</text:p>
          </table:table-cell>
          <table:table-cell table:number-columns-repeated="3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dea4eb099f8b.html">Vitālijs Krugļešovs</text:a></text:p>
          </table:table-cell>
          <table:table-cell table:number-columns-repeated="4" table:style-name="ce8"/>
          <table:table-cell office:value-type="float" office:value="8" table:style-name="ce6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f7e571e597d5.html">Fjodors Krupenkins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3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9d3540528d1c.html">Valentīna Kudrjavceva</text:a></text:p>
          </table:table-cell>
          <table:table-cell table:number-columns-repeated="4" table:style-name="ce8"/>
          <table:table-cell office:value-type="float" office:value="4" table:style-name="ce6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e9c20bcf67cb.html">Aleksejs Kurepins</text:a></text:p>
          </table:table-cell>
          <table:table-cell office:value-type="float" office:value="27" table:style-name="ce3">
            <text:p>27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dc9a53d6633e.html">Aleksandrs Kuzmins</text:a></text:p>
          </table:table-cell>
          <table:table-cell office:value-type="float" office:value="8" table:style-name="ce6">
            <text:p>8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90e75c8e8b56.html">Jeļena Kuzņecova</text:a></text:p>
          </table:table-cell>
          <table:table-cell table:number-columns-repeated="4" table:style-name="ce5"/>
          <table:table-cell office:value-type="float" office:value="11" table:style-name="ce3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a9389fb2976f.html">Vladimirs Kuzņecovs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befbddf175e0.html">Edvards Kvasņevskis</text:a></text:p>
          </table:table-cell>
          <table:table-cell office:value-type="float" office:value="19" table:style-name="ce3">
            <text:p>19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9f0c50b6c8e7.html">Aleksandrs Ļivčaks</text:a></text:p>
          </table:table-cell>
          <table:table-cell table:number-columns-repeated="2" table:style-name="ce8"/>
          <table:table-cell office:value-type="float" office:value="2" table:style-name="ce6">
            <text:p>2</text:p>
          </table:table-cell>
          <table:table-cell table:number-columns-repeated="2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bebf0bee7566.html">Ašots Mamikonjans</text:a></text:p>
          </table:table-cell>
          <table:table-cell table:number-columns-repeated="2" table:style-name="ce5"/>
          <table:table-cell office:value-type="float" office:value="10" table:style-name="ce3">
            <text:p>10</text:p>
          </table:table-cell>
          <table:table-cell table:number-columns-repeated="2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abb17b1fd87c.html">Miroslavs Mitrofanovs</text:a></text:p>
          </table:table-cell>
          <table:table-cell office:value-type="float" office:value="1" table:style-name="ce6">
            <text:p>1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82335a90110c.html">Viktorija Murina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d26f6ee87398.html">Olga Odincova</text:a></text:p>
          </table:table-cell>
          <table:table-cell table:number-columns-repeated="4" table:style-name="ce8"/>
          <table:table-cell office:value-type="float" office:value="5" table:style-name="ce6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cc0e7e48603d.html">Valērijs Orlovs</text:a></text:p>
          </table:table-cell>
          <table:table-cell table:number-columns-repeated="2" table:style-name="ce5"/>
          <table:table-cell office:value-type="float" office:value="9" table:style-name="ce3">
            <text:p>9</text:p>
          </table:table-cell>
          <table:table-cell table:number-columns-repeated="2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a6452795dd00.html">Valērijs Oščenkovs</text:a></text:p>
          </table:table-cell>
          <table:table-cell table:number-columns-repeated="2" table:style-name="ce8"/>
          <table:table-cell office:value-type="float" office:value="6" table:style-name="ce6">
            <text:p>6</text:p>
          </table:table-cell>
          <table:table-cell table:number-columns-repeated="2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b405aa779cb7.html">Jakovs Pliners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9ae2091f0c05.html">Ivans Popovs</text:a></text:p>
          </table:table-cell>
          <table:table-cell table:number-columns-repeated="2" table:style-name="ce8"/>
          <table:table-cell office:value-type="float" office:value="11" table:style-name="ce6">
            <text:p>11</text:p>
          </table:table-cell>
          <table:table-cell table:number-columns-repeated="2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a987e10bc96b.html">Pāvels Prozors</text:a></text:p>
          </table:table-cell>
          <table:table-cell table:number-columns-repeated="2" table:style-name="ce5"/>
          <table:table-cell office:value-type="float" office:value="13" table:style-name="ce3">
            <text:p>13</text:p>
          </table:table-cell>
          <table:table-cell table:number-columns-repeated="2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feff1a510902.html">Aleksandrs Prutkovs</text:a></text:p>
          </table:table-cell>
          <table:table-cell table:style-name="ce8"/>
          <table:table-cell office:value-type="float" office:value="8" table:style-name="ce6">
            <text:p>8</text:p>
          </table:table-cell>
          <table:table-cell table:number-columns-repeated="3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a843e97a72dc.html">Edvīns Puķe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9a3d3c7152aa.html">Anatolijs Pušņakovs</text:a></text:p>
          </table:table-cell>
          <table:table-cell table:number-columns-repeated="2" table:style-name="ce8"/>
          <table:table-cell office:value-type="float" office:value="5" table:style-name="ce6">
            <text:p>5</text:p>
          </table:table-cell>
          <table:table-cell table:number-columns-repeated="2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b5cdc7f921ec.html">Vladislavs Rafaļskis</text:a></text:p>
          </table:table-cell>
          <table:table-cell office:value-type="float" office:value="11" table:style-name="ce3">
            <text:p>11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a29cf722629b.html">Ludmila Rodionova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f06f695d8e65.html">Gagiks Sarkisjans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ccf721b66eb9.html">Valerijs Solncevs</text:a></text:p>
          </table:table-cell>
          <table:table-cell office:value-type="float" office:value="29" table:style-name="ce6">
            <text:p>29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dce8be9b1548.html">Andrejs Solopenko</text:a></text:p>
          </table:table-cell>
          <table:table-cell table:style-name="ce5"/>
          <table:table-cell office:value-type="float" office:value="5" table:style-name="ce3">
            <text:p>5</text:p>
          </table:table-cell>
          <table:table-cell table:number-columns-repeated="3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81fc558da3eb.html">Sergejs Solovjovs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f33905ed49e9.html">Nikolajs Starikovs</text:a></text:p>
          </table:table-cell>
          <table:table-cell table:number-columns-repeated="4" table:style-name="ce5"/>
          <table:table-cell office:value-type="float" office:value="7" table:style-name="ce3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be34c9fbee2c.html">Nadežda Svincova</text:a></text:p>
          </table:table-cell>
          <table:table-cell table:number-columns-repeated="4" table:style-name="ce8"/>
          <table:table-cell office:value-type="float" office:value="12" table:style-name="ce6">
            <text:p>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8595562bef54.html">Ilona Titarenko</text:a></text:p>
          </table:table-cell>
          <table:table-cell table:number-columns-repeated="3" table:style-name="ce5"/>
          <table:table-cell office:value-type="float" office:value="3" table:style-name="ce3">
            <text:p>3</text:p>
          </table:table-cell>
          <table:table-cell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cd2e5c30f807.html">Andris Tolmačovs</text:a></text:p>
          </table:table-cell>
          <table:table-cell table:style-name="ce8"/>
          <table:table-cell office:value-type="float" office:value="2" table:style-name="ce6">
            <text:p>2</text:p>
          </table:table-cell>
          <table:table-cell table:number-columns-repeated="3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dca41ebf56a2.html">Jeļena Učaikina</text:a></text:p>
          </table:table-cell>
          <table:table-cell table:style-name="ce5"/>
          <table:table-cell office:value-type="float" office:value="10" table:style-name="ce3">
            <text:p>10</text:p>
          </table:table-cell>
          <table:table-cell table:number-columns-repeated="3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f568540a4cf1.html">Ludmila Ušakova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815baac6fadc.html">Aleksejs Vasiļjevs</text:a></text:p>
          </table:table-cell>
          <table:table-cell table:number-columns-repeated="2" table:style-name="ce5"/>
          <table:table-cell office:value-type="float" office:value="4" table:style-name="ce3">
            <text:p>4</text:p>
          </table:table-cell>
          <table:table-cell table:number-columns-repeated="2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a724b2eee883.html">Viktorija Viļumsone</text:a></text:p>
          </table:table-cell>
          <table:table-cell office:value-type="float" office:value="28" table:style-name="ce6">
            <text:p>28</text:p>
          </table:table-cell>
          <table:table-cell table:number-columns-repeated="4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aad163480c1c.html">Vladimirs Vlasovs</text:a></text:p>
          </table:table-cell>
          <table:table-cell table:number-columns-repeated="3" table:style-name="ce5"/>
          <table:table-cell office:value-type="float" office:value="6" table:style-name="ce3">
            <text:p>6</text:p>
          </table:table-cell>
          <table:table-cell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d4d2ae342089.html">Ludmila Vorobjova</text:a></text:p>
          </table:table-cell>
          <table:table-cell table:style-name="ce8"/>
          <table:table-cell office:value-type="float" office:value="11" table:style-name="ce6">
            <text:p>11</text:p>
          </table:table-cell>
          <table:table-cell table:number-columns-repeated="3" table:style-name="ce8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fadb954f7757.html">Jurijs Zaicevs</text:a>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table:number-columns-repeated="2" table:style-name="ce5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b7e6d60e25da.html">Aina Žuravļova</text:a></text:p>
          </table:table-cell>
          <table:table-cell office:value-type="float" office:value="17" table:style-name="ce6">
            <text:p>17</text:p>
          </table:table-cell>
          <table:table-cell table:number-columns-repeated="3" table:style-name="ce8"/>
          <table:table-cell table:style-name="ce2"/>
          <table:table-cell office:value-type="float" office:value="10" table:style-name="ce1">
            <text:p>10</text:p>
          </table:table-cell>
          <table:table-cell office:value-type="string" table:style-name="ce1">
            <text:p>LKS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ea10cb3b107d.html">Valērijs Agešins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fc1d11320715.html">Vitālijs Aizbalts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f32c7c308f07.html">Aļona Annišineca</text:a></text:p>
          </table:table-cell>
          <table:table-cell table:number-columns-repeated="2" table:style-name="ce5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d78d788336e9.html">Ziedonis Apariņš</text:a></text:p>
          </table:table-cell>
          <table:table-cell table:style-name="ce8"/>
          <table:table-cell office:value-type="float" office:value="29" table:style-name="ce6">
            <text:p>29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bd15a3bd6983.html">Andris Arcimovičs</text:a></text:p>
          </table:table-cell>
          <table:table-cell table:number-columns-repeated="4" table:style-name="ce5"/>
          <table:table-cell office:value-type="float" office:value="8" table:style-name="ce3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e971863c4f05.html">Mārtiņš Artiņš</text:a></text:p>
          </table:table-cell>
          <table:table-cell table:style-name="ce8"/>
          <table:table-cell office:value-type="float" office:value="19" table:style-name="ce6">
            <text:p>19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ce6920f1303b.html">Viesturs Āboliņš</text:a></text:p>
          </table:table-cell>
          <table:table-cell office:value-type="float" office:value="28" table:style-name="ce3">
            <text:p>28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8912856451c1.html">Jānis Ādamsons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a2298f4bc348.html">Inese Baikovska</text:a></text:p>
          </table:table-cell>
          <table:table-cell table:style-name="ce5"/>
          <table:table-cell office:value-type="float" office:value="17" table:style-name="ce3">
            <text:p>17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cd9942341e32.html">Marks Barkāns</text:a></text:p>
          </table:table-cell>
          <table:table-cell table:style-name="ce8"/>
          <table:table-cell office:value-type="float" office:value="26" table:style-name="ce6">
            <text:p>26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f8cf490ac1d9.html">Raivis Belohvoščiks</text:a></text:p>
          </table:table-cell>
          <table:table-cell office:value-type="float" office:value="30" table:style-name="ce3">
            <text:p>30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dbd61b7d144f.html">Olga Belova</text:a></text:p>
          </table:table-cell>
          <table:table-cell table:number-columns-repeated="2" table:style-name="ce8"/>
          <table:table-cell office:value-type="float" office:value="18" table:style-name="ce6">
            <text:p>18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d8d46308c620.html">Sandris Bergmanis</text:a></text:p>
          </table:table-cell>
          <table:table-cell table:style-name="ce5"/>
          <table:table-cell office:value-type="float" office:value="7" table:style-name="ce3">
            <text:p>7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d03b14b9bfb8.html">Raimonds Bērziņš</text:a></text:p>
          </table:table-cell>
          <table:table-cell table:style-name="ce8"/>
          <table:table-cell office:value-type="float" office:value="27" table:style-name="ce6">
            <text:p>27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8f63828c49f8.html">Boriss Cilevičs</text:a>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a8a721fe9c22.html">Mihails Cogla</text:a></text:p>
          </table:table-cell>
          <table:table-cell table:number-columns-repeated="3" table:style-name="ce8"/>
          <table:table-cell office:value-type="float" office:value="13" table:style-name="ce6">
            <text:p>13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cded30d7b7bb.html">Leonids Cvetkovs</text:a></text:p>
          </table:table-cell>
          <table:table-cell table:number-columns-repeated="2" table:style-name="ce5"/>
          <table:table-cell office:value-type="float" office:value="15" table:style-name="ce3">
            <text:p>15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a7b0b163681d.html">Raitis Čekšs</text:a></text:p>
          </table:table-cell>
          <table:table-cell table:number-columns-repeated="4" table:style-name="ce8"/>
          <table:table-cell office:value-type="float" office:value="12" table:style-name="ce6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dd31d900951a.html">Normunds Dimitrijevs</text:a></text:p>
          </table:table-cell>
          <table:table-cell table:number-columns-repeated="2" table:style-name="ce5"/>
          <table:table-cell office:value-type="float" office:value="11" table:style-name="ce3">
            <text:p>11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cc0b8e619d9c.html">Sergejs Dolgopolovs</text:a></text:p>
          </table:table-cell>
          <table:table-cell table:style-name="ce8"/>
          <table:table-cell office:value-type="float" office:value="2" table:style-name="ce6">
            <text:p>2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fcf9056d0183.html">Irina Dolgova</text:a></text:p>
          </table:table-cell>
          <table:table-cell table:number-columns-repeated="4" table:style-name="ce5"/>
          <table:table-cell office:value-type="float" office:value="17" table:style-name="ce3">
            <text:p>1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8dacba8f7042.html">Jaroslavs Dorenskis</text:a></text:p>
          </table:table-cell>
          <table:table-cell table:number-columns-repeated="3" table:style-name="ce8"/>
          <table:table-cell office:value-type="float" office:value="14" table:style-name="ce6">
            <text:p>14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a7387771b2d2.html">Vladimirs Eihenbaums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c0cd1802bbbf.html">Andrejs Elksniņš</text:a></text:p>
          </table:table-cell>
          <table:table-cell table:number-columns-repeated="2" table:style-name="ce8"/>
          <table:table-cell office:value-type="float" office:value="1" table:style-name="ce6">
            <text:p>1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b90007726da3.html">Ludmila Fedorkova</text:a></text:p>
          </table:table-cell>
          <table:table-cell table:style-name="ce5"/>
          <table:table-cell office:value-type="float" office:value="11" table:style-name="ce3">
            <text:p>11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c75c801dc626.html">Henrijs Frīdenbergs</text:a></text:p>
          </table:table-cell>
          <table:table-cell office:value-type="float" office:value="22" table:style-name="ce6">
            <text:p>22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fdf1aa23ec48.html">Raimonds Gailis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bbb807ab5ebc.html">Sergejs Galaveckis</text:a></text:p>
          </table:table-cell>
          <table:table-cell table:number-columns-repeated="3" table:style-name="ce8"/>
          <table:table-cell office:value-type="float" office:value="15" table:style-name="ce6">
            <text:p>15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d4e942ee4f89.html">Jānis Geduševs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e3599a03a2d8.html">Valentīns Grigorjevs</text:a></text:p>
          </table:table-cell>
          <table:table-cell table:number-columns-repeated="4" table:style-name="ce8"/>
          <table:table-cell office:value-type="float" office:value="4" table:style-name="ce6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d0dd83246749.html">Oļegs Hļebņikovs</text:a></text:p>
          </table:table-cell>
          <table:table-cell table:number-columns-repeated="2" table:style-name="ce5"/>
          <table:table-cell office:value-type="float" office:value="10" table:style-name="ce3">
            <text:p>10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b3ed1eadf299.html">Mihails Hohlovs</text:a></text:p>
          </table:table-cell>
          <table:table-cell table:number-columns-repeated="4" table:style-name="ce8"/>
          <table:table-cell office:value-type="float" office:value="13" table:style-name="ce6">
            <text:p>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f832429a60cd.html">Marjana Ivanova-Jevsejeva</text:a></text:p>
          </table:table-cell>
          <table:table-cell table:number-columns-repeated="2" table:style-name="ce5"/>
          <table:table-cell office:value-type="float" office:value="9" table:style-name="ce3">
            <text:p>9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89ddcce38548.html">Vladimirs Ivanovs</text:a></text:p>
          </table:table-cell>
          <table:table-cell office:value-type="float" office:value="20" table:style-name="ce6">
            <text:p>20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8db1deeccd3d.html">Kristīna Jablonska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cf0f582c56c3.html">Aleksandrs Jakimovs</text:a></text:p>
          </table:table-cell>
          <table:table-cell table:number-columns-repeated="2" table:style-name="ce8"/>
          <table:table-cell office:value-type="float" office:value="7" table:style-name="ce6">
            <text:p>7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99729e711e8b.html">Ivars Jakovels</text:a></text:p>
          </table:table-cell>
          <table:table-cell table:number-columns-repeated="4" table:style-name="ce5"/>
          <table:table-cell office:value-type="float" office:value="3" table:style-name="ce3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a790eacbefe4.html">Jeļena Jakovļeva</text:a></text:p>
          </table:table-cell>
          <table:table-cell office:value-type="float" office:value="25" table:style-name="ce6">
            <text:p>25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80a396cf38cc.html">Viktors Jakovļevs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b4727d153ae8.html">Indulis Jankovskis</text:a></text:p>
          </table:table-cell>
          <table:table-cell table:number-columns-repeated="3" table:style-name="ce8"/>
          <table:table-cell office:value-type="float" office:value="3" table:style-name="ce6">
            <text:p>3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c9899b6c4801.html">Viktors Jasiņavičs</text:a></text:p>
          </table:table-cell>
          <table:table-cell table:number-columns-repeated="2" table:style-name="ce5"/>
          <table:table-cell office:value-type="float" office:value="17" table:style-name="ce3">
            <text:p>17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eea8a3b97551.html">Pjotrs Jevtušenko</text:a></text:p>
          </table:table-cell>
          <table:table-cell table:number-columns-repeated="3" table:style-name="ce8"/>
          <table:table-cell office:value-type="float" office:value="8" table:style-name="ce6">
            <text:p>8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8865ea482fd5.html">Einārs Jurkevičs</text:a></text:p>
          </table:table-cell>
          <table:table-cell table:number-columns-repeated="2" table:style-name="ce5"/>
          <table:table-cell office:value-type="float" office:value="16" table:style-name="ce3">
            <text:p>16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a8fb5acbe8d3.html">Valdis Kalniņš</text:a>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aef60c7d6167.html">Agnis Kalnkaziņš</text:a></text:p>
          </table:table-cell>
          <table:table-cell office:value-type="float" office:value="7" table:style-name="ce3">
            <text:p>7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e675a4cbe1b2.html">Raimonds Kalvišs</text:a></text:p>
          </table:table-cell>
          <table:table-cell table:number-columns-repeated="2" table:style-name="ce8"/>
          <table:table-cell office:value-type="float" office:value="13" table:style-name="ce6">
            <text:p>13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bde173a39414.html">Modris Karpovs</text:a></text:p>
          </table:table-cell>
          <table:table-cell table:number-columns-repeated="2" table:style-name="ce5"/>
          <table:table-cell office:value-type="float" office:value="14" table:style-name="ce3">
            <text:p>14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d5f21a8847a1.html">Ivo Kiršblats</text:a></text:p>
          </table:table-cell>
          <table:table-cell office:value-type="float" office:value="11" table:style-name="ce6">
            <text:p>11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fc1550a1af5b.html">Ivans Klementjevs</text:a></text:p>
          </table:table-cell>
          <table:table-cell office:value-type="float" office:value="12" table:style-name="ce3">
            <text:p>12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c866026674c6.html">Andrejs Klementjevs</text:a></text:p>
          </table:table-cell>
          <table:table-cell office:value-type="float" office:value="2" table:style-name="ce6">
            <text:p>2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a5aa98b602a6.html">Jeļena Koncevaja</text:a></text:p>
          </table:table-cell>
          <table:table-cell office:value-type="float" office:value="23" table:style-name="ce3">
            <text:p>23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fee86a98e3f8.html">Andrejs Kondratjuks</text:a></text:p>
          </table:table-cell>
          <table:table-cell table:style-name="ce8"/>
          <table:table-cell office:value-type="float" office:value="13" table:style-name="ce6">
            <text:p>13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81ebf1999104.html">Aivars Guntis Kreituss</text:a></text:p>
          </table:table-cell>
          <table:table-cell table:style-name="ce5"/>
          <table:table-cell office:value-type="float" office:value="9" table:style-name="ce3">
            <text:p>9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8d9722e6f67a.html">Kristaps Laucis</text:a></text:p>
          </table:table-cell>
          <table:table-cell table:style-name="ce8"/>
          <table:table-cell office:value-type="float" office:value="16" table:style-name="ce6">
            <text:p>16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9295dcca2857.html">Aigars Lavrinovičs</text:a></text:p>
          </table:table-cell>
          <table:table-cell table:style-name="ce5"/>
          <table:table-cell office:value-type="float" office:value="18" table:style-name="ce3">
            <text:p>18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8cbbbae3cb8b.html">Jeļena Lazareva</text:a></text:p>
          </table:table-cell>
          <table:table-cell table:number-columns-repeated="2" table:style-name="ce8"/>
          <table:table-cell office:value-type="float" office:value="6" table:style-name="ce6">
            <text:p>6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c63849fb228a.html">Kārlis Leiškalns</text:a></text:p>
          </table:table-cell>
          <table:table-cell table:style-name="ce5"/>
          <table:table-cell office:value-type="float" office:value="3" table:style-name="ce3">
            <text:p>3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c3b8766b49e5.html">Regīna Ločmele-Luņova</text:a></text:p>
          </table:table-cell>
          <table:table-cell office:value-type="float" office:value="15" table:style-name="ce6">
            <text:p>15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c3f127765095.html">Fjodors Maļonkins</text:a></text:p>
          </table:table-cell>
          <table:table-cell table:style-name="ce5"/>
          <table:table-cell office:value-type="float" office:value="24" table:style-name="ce3">
            <text:p>24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c4c485ce5ad6.html">Aleksejs Medvedevs</text:a></text:p>
          </table:table-cell>
          <table:table-cell table:number-columns-repeated="3" table:style-name="ce8"/>
          <table:table-cell office:value-type="float" office:value="4" table:style-name="ce6">
            <text:p>4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df150e5c4648.html">Gatis Meiris</text:a></text:p>
          </table:table-cell>
          <table:table-cell table:number-columns-repeated="3" table:style-name="ce5"/>
          <table:table-cell office:value-type="float" office:value="12" table:style-name="ce3">
            <text:p>12</text:p>
          </table:table-cell>
          <table:table-cell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df6add4eeee8.html">Romans Miloslavskis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f84baa68cfbd.html">Sergejs Mirskis</text:a></text:p>
          </table:table-cell>
          <table:table-cell office:value-type="float" office:value="5" table:style-name="ce3">
            <text:p>5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951d6efe34bb.html">Anatolijs Misjuks</text:a></text:p>
          </table:table-cell>
          <table:table-cell table:number-columns-repeated="4" table:style-name="ce8"/>
          <table:table-cell office:value-type="float" office:value="11" table:style-name="ce6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c46dc91ac6f6.html">Ralfs Morītis</text:a></text:p>
          </table:table-cell>
          <table:table-cell table:style-name="ce5"/>
          <table:table-cell office:value-type="float" office:value="12" table:style-name="ce3">
            <text:p>12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a417c6f11405.html">Andris Morozovs</text:a></text:p>
          </table:table-cell>
          <table:table-cell office:value-type="float" office:value="35" table:style-name="ce6">
            <text:p>35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9982073318c2.html">Valerijs Nikolajevs</text:a></text:p>
          </table:table-cell>
          <table:table-cell table:number-columns-repeated="4" table:style-name="ce5"/>
          <table:table-cell office:value-type="float" office:value="15" table:style-name="ce3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f300cabe0958.html">Vladimirs Nikonovs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860d736b1262.html">Ņikita Ņikiforovs</text:a></text:p>
          </table:table-cell>
          <table:table-cell office:value-type="float" office:value="13" table:style-name="ce3">
            <text:p>13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ac27e257c0ab.html">Dzintars Obrickis</text:a></text:p>
          </table:table-cell>
          <table:table-cell table:number-columns-repeated="3" table:style-name="ce8"/>
          <table:table-cell office:value-type="float" office:value="16" table:style-name="ce6">
            <text:p>16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8ea7035d96b7.html">Vitālijs Orlovs</text:a></text:p>
          </table:table-cell>
          <table:table-cell table:number-columns-repeated="4" table:style-name="ce5"/>
          <table:table-cell office:value-type="float" office:value="2" table:style-name="ce3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eb7ba2d1d211.html">Viktors Paškovs</text:a></text:p>
          </table:table-cell>
          <table:table-cell office:value-type="float" office:value="26" table:style-name="ce6">
            <text:p>26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e25476b5670e.html">Sergejs Pašukovs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fdfa636a99ff.html">Krišjānis Peters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c453026c0cb6.html">Igors Pimenovs</text:a></text:p>
          </table:table-cell>
          <table:table-cell office:value-type="float" office:value="16" table:style-name="ce3">
            <text:p>16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dced0ad44fd9.html">Sergejs Potapkins</text:a></text:p>
          </table:table-cell>
          <table:table-cell office:value-type="float" office:value="9" table:style-name="ce6">
            <text:p>9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f20e43723fa7.html">Jānis Priede</text:a></text:p>
          </table:table-cell>
          <table:table-cell table:style-name="ce5"/>
          <table:table-cell office:value-type="float" office:value="22" table:style-name="ce3">
            <text:p>22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e22496e9eefc.html">Igors Puntuss</text:a>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b0dad4bec111.html">Tatjana Rezņika</text:a></text:p>
          </table:table-cell>
          <table:table-cell table:style-name="ce5"/>
          <table:table-cell office:value-type="float" office:value="20" table:style-name="ce3">
            <text:p>20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d3bd7aa23d19.html">Ivans Ribakovs</text:a></text:p>
          </table:table-cell>
          <table:table-cell table:number-columns-repeated="2" table:style-name="ce8"/>
          <table:table-cell office:value-type="float" office:value="3" table:style-name="ce6">
            <text:p>3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a725115d5874.html">Baiba Rozentāle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c1b8891d345a.html">Artūrs Rubiks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c7bbfe25b66b.html">Raimonds Rubiks</text:a></text:p>
          </table:table-cell>
          <table:table-cell table:number-columns-repeated="2" table:style-name="ce5"/>
          <table:table-cell office:value-type="float" office:value="5" table:style-name="ce3">
            <text:p>5</text:p>
          </table:table-cell>
          <table:table-cell table:number-columns-repeated="2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945fa35d0438.html">Raimonds Rublovskis</text:a></text:p>
          </table:table-cell>
          <table:table-cell table:number-columns-repeated="3" table:style-name="ce8"/>
          <table:table-cell office:value-type="float" office:value="2" table:style-name="ce6">
            <text:p>2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9e08f657878b.html">Iveta Safranoviča</text:a></text:p>
          </table:table-cell>
          <table:table-cell table:number-columns-repeated="4" table:style-name="ce5"/>
          <table:table-cell office:value-type="float" office:value="7" table:style-name="ce3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c2acc371a8bf.html">Inna Sakoviča</text:a></text:p>
          </table:table-cell>
          <table:table-cell table:number-columns-repeated="4" table:style-name="ce8"/>
          <table:table-cell office:value-type="float" office:value="16" table:style-name="ce6">
            <text:p>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cd82deae2066.html">Aleksandrs Sakovskis</text:a></text:p>
          </table:table-cell>
          <table:table-cell table:style-name="ce5"/>
          <table:table-cell office:value-type="float" office:value="5" table:style-name="ce3">
            <text:p>5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a9feed956313.html">Vadims Savkovs</text:a></text:p>
          </table:table-cell>
          <table:table-cell table:style-name="ce8"/>
          <table:table-cell office:value-type="float" office:value="28" table:style-name="ce6">
            <text:p>28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ddcc44783b75.html">Nikolajs Skačkovs</text:a></text:p>
          </table:table-cell>
          <table:table-cell office:value-type="float" office:value="34" table:style-name="ce3">
            <text:p>34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95d849638429.html">Gaļina Skorobogatova</text:a></text:p>
          </table:table-cell>
          <table:table-cell table:number-columns-repeated="3" table:style-name="ce8"/>
          <table:table-cell office:value-type="float" office:value="6" table:style-name="ce6">
            <text:p>6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988a870f8ea4.html">Nikolajs Sokols</text:a></text:p>
          </table:table-cell>
          <table:table-cell table:number-columns-repeated="4" table:style-name="ce5"/>
          <table:table-cell office:value-type="float" office:value="5" table:style-name="ce3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ffdce26c379b.html">Karina Sprūde</text:a></text:p>
          </table:table-cell>
          <table:table-cell table:style-name="ce8"/>
          <table:table-cell office:value-type="float" office:value="14" table:style-name="ce6">
            <text:p>14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e23c2d7ba2c4.html">Jūlija Stepaņenko</text:a></text:p>
          </table:table-cell>
          <table:table-cell office:value-type="float" office:value="14" table:style-name="ce3">
            <text:p>14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839d41817ced.html">Vjačeslavs Stunžāns</text:a></text:p>
          </table:table-cell>
          <table:table-cell table:number-columns-repeated="3" table:style-name="ce8"/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c8b448986791.html">Andrejs Šikors</text:a></text:p>
          </table:table-cell>
          <table:table-cell office:value-type="float" office:value="24" table:style-name="ce3">
            <text:p>24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ce4fd763b1e3.html">Inese Švekle</text:a></text:p>
          </table:table-cell>
          <table:table-cell office:value-type="float" office:value="18" table:style-name="ce6">
            <text:p>18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c0e9781a270f.html">Natalija Tkačenko</text:a></text:p>
          </table:table-cell>
          <table:table-cell table:number-columns-repeated="3" table:style-name="ce5"/>
          <table:table-cell office:value-type="float" office:value="11" table:style-name="ce3">
            <text:p>11</text:p>
          </table:table-cell>
          <table:table-cell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da0162348c06.html">Zenta Tretjaka</text:a></text:p>
          </table:table-cell>
          <table:table-cell table:number-columns-repeated="4" table:style-name="ce8"/>
          <table:table-cell office:value-type="float" office:value="6" table:style-name="ce6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ad7acc90fc08.html">Vitalijs Trusevičs</text:a></text:p>
          </table:table-cell>
          <table:table-cell table:number-columns-repeated="3" table:style-name="ce5"/>
          <table:table-cell office:value-type="float" office:value="7" table:style-name="ce3">
            <text:p>7</text:p>
          </table:table-cell>
          <table:table-cell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ea636eaf0927.html">Jānis Tutins</text:a></text:p>
          </table:table-cell>
          <table:table-cell table:number-columns-repeated="2" table:style-name="ce8"/>
          <table:table-cell office:value-type="float" office:value="2" table:style-name="ce6">
            <text:p>2</text:p>
          </table:table-cell>
          <table:table-cell table:number-columns-repeated="2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<text:a xlink:href="http://sv2014.cvk.lv/saraksti/dbb9d52f9856.html">Jānis Urbanovičs</text:a></text:p>
          </table:table-cell>
          <table:table-cell office:value-type="float" office:value="1" table:style-name="ce3">
            <text:p>1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<text:a xlink:href="http://sv2014.cvk.lv/saraksti/ff70986c8791.html">Normunds Vagalis</text:a></text:p>
          </table:table-cell>
          <table:table-cell table:style-name="ce8"/>
          <table:table-cell office:value-type="float" office:value="21" table:style-name="ce6">
            <text:p>21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<text:a xlink:href="http://sv2014.cvk.lv/saraksti/d360fea4df7f.html">Edgars Vaikulis</text:a></text:p>
          </table:table-cell>
          <table:table-cell table:style-name="ce5"/>
          <table:table-cell office:value-type="float" office:value="10" table:style-name="ce3">
            <text:p>10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<text:a xlink:href="http://sv2014.cvk.lv/saraksti/800fb68767c8.html">Aleksandrs Vasiļjevs</text:a></text:p>
          </table:table-cell>
          <table:table-cell office:value-type="float" office:value="32" table:style-name="ce6">
            <text:p>32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<text:a xlink:href="http://sv2014.cvk.lv/saraksti/c422616f7a34.html">Valerijs Vilčinskis</text:a></text:p>
          </table:table-cell>
          <table:table-cell table:style-name="ce5"/>
          <table:table-cell office:value-type="float" office:value="15" table:style-name="ce3">
            <text:p>15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7">
            <text:p><text:a xlink:href="http://sv2014.cvk.lv/saraksti/f35760c396ad.html">Ruslans Vrobļevskis</text:a></text:p>
          </table:table-cell>
          <table:table-cell table:number-columns-repeated="4" table:style-name="ce8"/>
          <table:table-cell office:value-type="float" office:value="14" table:style-name="ce6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<text:a xlink:href="http://sv2014.cvk.lv/saraksti/cdf34aa293ff.html">Jeļena Zagainova</text:a></text:p>
          </table:table-cell>
          <table:table-cell office:value-type="float" office:value="21" table:style-name="ce3">
            <text:p>21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style-name="ce7">
            <text:p><text:a xlink:href="http://sv2014.cvk.lv/saraksti/a22db36922d1.html">Ivars Zariņš</text:a></text:p>
          </table:table-cell>
          <table:table-cell table:style-name="ce8"/>
          <table:table-cell office:value-type="float" office:value="1" table:style-name="ce6">
            <text:p>1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<text:a xlink:href="http://sv2014.cvk.lv/saraksti/80845f2a4d77.html">Mihails Zemļinskis</text:a></text:p>
          </table:table-cell>
          <table:table-cell office:value-type="float" office:value="17" table:style-name="ce3">
            <text:p>17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string" table:style-name="ce7">
            <text:p><text:a xlink:href="http://sv2014.cvk.lv/saraksti/f89e4e6271bd.html">Inga Ziņģe-Pupiņa</text:a></text:p>
          </table:table-cell>
          <table:table-cell office:value-type="float" office:value="27" table:style-name="ce6">
            <text:p>27</text:p>
          </table:table-cell>
          <table:table-cell table:number-columns-repeated="4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<text:a xlink:href="http://sv2014.cvk.lv/saraksti/ca2fc739df4f.html">Igors Zujevs</text:a></text:p>
          </table:table-cell>
          <table:table-cell office:value-type="float" office:value="19" table:style-name="ce3">
            <text:p>19</text:p>
          </table:table-cell>
          <table:table-cell table:number-columns-repeated="4" table:style-name="ce5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string" table:style-name="ce7">
            <text:p><text:a xlink:href="http://sv2014.cvk.lv/saraksti/f68cf952b3ae.html">Edgars Zveja</text:a></text:p>
          </table:table-cell>
          <table:table-cell table:style-name="ce8"/>
          <table:table-cell office:value-type="float" office:value="8" table:style-name="ce6">
            <text:p>8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<text:a xlink:href="http://sv2014.cvk.lv/saraksti/ad46ffa35a8f.html">Mareks Žizņevskis</text:a></text:p>
          </table:table-cell>
          <table:table-cell table:number-columns-repeated="4" table:style-name="ce5"/>
          <table:table-cell office:value-type="float" office:value="10" table:style-name="ce3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string" table:style-name="ce7">
            <text:p><text:a xlink:href="http://sv2014.cvk.lv/saraksti/b04a2b3ee81b.html">Igors Žukovs</text:a></text:p>
          </table:table-cell>
          <table:table-cell table:style-name="ce8"/>
          <table:table-cell office:value-type="float" office:value="25" table:style-name="ce6">
            <text:p>25</text:p>
          </table:table-cell>
          <table:table-cell table:number-columns-repeated="3" table:style-name="ce8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<text:a xlink:href="http://sv2014.cvk.lv/saraksti/b9707ee446cf.html">Vladimirs Žuks</text:a></text:p>
          </table:table-cell>
          <table:table-cell office:value-type="float" office:value="29" table:style-name="ce3">
            <text:p>29</text:p>
          </table:table-cell>
          <table:table-cell table:number-columns-repeated="3" table:style-name="ce5"/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9a3d96654cb1.html">Inese Aizstrauta</text:a></text:p>
          </table:table-cell>
          <table:table-cell table:style-name="ce5"/>
          <table:table-cell office:value-type="float" office:value="5" table:style-name="ce3">
            <text:p>5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eb358a0f5f36.html">Uldis Augulis</text:a></text:p>
          </table:table-cell>
          <table:table-cell table:number-columns-repeated="4" table:style-name="ce8"/>
          <table:table-cell office:value-type="float" office:value="2" table:style-name="ce6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c896fd71d43d.html">Gatis Ābele</text:a></text:p>
          </table:table-cell>
          <table:table-cell table:style-name="ce5"/>
          <table:table-cell office:value-type="float" office:value="19" table:style-name="ce3">
            <text:p>19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a4853f847c16.html">Aija Barča</text:a></text:p>
          </table:table-cell>
          <table:table-cell table:number-columns-repeated="3" table:style-name="ce8"/>
          <table:table-cell office:value-type="float" office:value="2" table:style-name="ce6">
            <text:p>2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c9015935ac16.html">Ivars Bārdiņš</text:a></text:p>
          </table:table-cell>
          <table:table-cell office:value-type="float" office:value="34" table:style-name="ce3">
            <text:p>34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d50dc1e45f49.html">Rolands Bārenis</text:a></text:p>
          </table:table-cell>
          <table:table-cell office:value-type="float" office:value="28" table:style-name="ce6">
            <text:p>28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899fe31e2f67.html">Uldis Beite</text:a></text:p>
          </table:table-cell>
          <table:table-cell office:value-type="float" office:value="20" table:style-name="ce3">
            <text:p>20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f76cff0118c1.html">Guntis Belēvičs</text:a></text:p>
          </table:table-cell>
          <table:table-cell office:value-type="float" office:value="1" table:style-name="ce6">
            <text:p>1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9b44f11e1202.html">Rūta Bendere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bb144f3d1961.html">Raimonds Bergmanis</text:a></text:p>
          </table:table-cell>
          <table:table-cell table:number-columns-repeated="4" table:style-name="ce8"/>
          <table:table-cell office:value-type="float" office:value="4" table:style-name="ce6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950912bcc6fb.html">Andris Bērziņš</text:a></text:p>
          </table:table-cell>
          <table:table-cell table:number-columns-repeated="4" table:style-name="ce5"/>
          <table:table-cell office:value-type="float" office:value="3" table:style-name="ce3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bb62722606bb.html">Gunārs Binde</text:a></text:p>
          </table:table-cell>
          <table:table-cell office:value-type="float" office:value="19" table:style-name="ce6">
            <text:p>19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aa8ca543ae34.html">Jānis Blūzmanis</text:a></text:p>
          </table:table-cell>
          <table:table-cell table:number-columns-repeated="4" table:style-name="ce5"/>
          <table:table-cell office:value-type="float" office:value="15" table:style-name="ce3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92552a914c0a.html">Uldis Boitmanis</text:a></text:p>
          </table:table-cell>
          <table:table-cell table:number-columns-repeated="3" table:style-name="ce8"/>
          <table:table-cell office:value-type="float" office:value="15" table:style-name="ce6">
            <text:p>15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a36278230269.html">Gints Briežkalns</text:a></text:p>
          </table:table-cell>
          <table:table-cell office:value-type="float" office:value="24" table:style-name="ce3">
            <text:p>24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ad93990519a4.html">Augusts Brigmanis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c021f6a3be2a.html">Ēvalds Cauņa</text:a></text:p>
          </table:table-cell>
          <table:table-cell table:number-columns-repeated="2" table:style-name="ce5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e4ffb5cfe750.html">Gunārs Ciglis</text:a></text:p>
          </table:table-cell>
          <table:table-cell table:style-name="ce8"/>
          <table:table-cell office:value-type="float" office:value="25" table:style-name="ce6">
            <text:p>25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cc00e6d79791.html">Valters Dambe</text:a></text:p>
          </table:table-cell>
          <table:table-cell table:style-name="ce5"/>
          <table:table-cell office:value-type="float" office:value="17" table:style-name="ce3">
            <text:p>17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b967b6ea8033.html">Gundars Daudze</text:a></text:p>
          </table:table-cell>
          <table:table-cell table:number-columns-repeated="3" table:style-name="ce8"/>
          <table:table-cell office:value-type="float" office:value="3" table:style-name="ce6">
            <text:p>3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f55ba98510d4.html">Aivars Dronka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e0f758a34e45.html">Jānis Dūklavs</text:a></text:p>
          </table:table-cell>
          <table:table-cell table:style-name="ce8"/>
          <table:table-cell office:value-type="float" office:value="1" table:style-name="ce6">
            <text:p>1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d1674feaf96c.html">Māris Dzelzskalns</text:a></text:p>
          </table:table-cell>
          <table:table-cell table:style-name="ce5"/>
          <table:table-cell office:value-type="float" office:value="24" table:style-name="ce3">
            <text:p>24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962c72dfc595.html">Gatis Dzērve-Tāluts</text:a></text:p>
          </table:table-cell>
          <table:table-cell office:value-type="float" office:value="30" table:style-name="ce6">
            <text:p>30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f9cf92c3b762.html">Vugars Ecmanis</text:a></text:p>
          </table:table-cell>
          <table:table-cell table:style-name="ce5"/>
          <table:table-cell office:value-type="float" office:value="9" table:style-name="ce3">
            <text:p>9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c9b1b1e17d0b.html">Rihards Eigims</text:a></text:p>
          </table:table-cell>
          <table:table-cell table:number-columns-repeated="2" table:style-name="ce8"/>
          <table:table-cell office:value-type="float" office:value="2" table:style-name="ce6">
            <text:p>2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f6b05d2eaa77.html">Jānis Golubevs</text:a></text:p>
          </table:table-cell>
          <table:table-cell table:number-columns-repeated="2" table:style-name="ce5"/>
          <table:table-cell office:value-type="float" office:value="17" table:style-name="ce3">
            <text:p>17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edcd69c94c2c.html">Artūrs Graudiņš</text:a></text:p>
          </table:table-cell>
          <table:table-cell office:value-type="float" office:value="8" table:style-name="ce6">
            <text:p>8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d7eefe8978e4.html">Vijārs Griķis</text:a></text:p>
          </table:table-cell>
          <table:table-cell table:style-name="ce5"/>
          <table:table-cell office:value-type="float" office:value="27" table:style-name="ce3">
            <text:p>27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b0edbbdf67bc.html">Ruta Grustāne</text:a></text:p>
          </table:table-cell>
          <table:table-cell table:number-columns-repeated="2" table:style-name="ce8"/>
          <table:table-cell office:value-type="float" office:value="14" table:style-name="ce6">
            <text:p>14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bb713fa12db0.html">Inga Gudēviča</text:a></text:p>
          </table:table-cell>
          <table:table-cell office:value-type="float" office:value="12" table:style-name="ce3">
            <text:p>12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dd5eb767ead9.html">Jānis Ieviņš</text:a></text:p>
          </table:table-cell>
          <table:table-cell office:value-type="float" office:value="13" table:style-name="ce6">
            <text:p>13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d987449d520b.html">Mārtiņš Jirgens</text:a></text:p>
          </table:table-cell>
          <table:table-cell office:value-type="float" office:value="23" table:style-name="ce3">
            <text:p>23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aea1552f201f.html">Elita Kalniņa</text:a></text:p>
          </table:table-cell>
          <table:table-cell office:value-type="float" office:value="11" table:style-name="ce6">
            <text:p>11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9c3343cee70f.html">Guntis Kalniņš</text:a></text:p>
          </table:table-cell>
          <table:table-cell table:number-columns-repeated="4" table:style-name="ce5"/>
          <table:table-cell office:value-type="float" office:value="13" table:style-name="ce3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f702d243a8ef.html">Valdis Kalnozols</text:a></text:p>
          </table:table-cell>
          <table:table-cell office:value-type="float" office:value="4" table:style-name="ce6">
            <text:p>4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d4e6f8e2d491.html">Dainis Karols</text:a></text:p>
          </table:table-cell>
          <table:table-cell table:number-columns-repeated="3" table:style-name="ce5"/>
          <table:table-cell office:value-type="float" office:value="5" table:style-name="ce3">
            <text:p>5</text:p>
          </table:table-cell>
          <table:table-cell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e7a25784303c.html">Inese Kārkliņa</text:a></text:p>
          </table:table-cell>
          <table:table-cell table:style-name="ce8"/>
          <table:table-cell office:value-type="float" office:value="20" table:style-name="ce6">
            <text:p>20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9ed5117b9136.html">Elita Keiša</text:a></text:p>
          </table:table-cell>
          <table:table-cell table:number-columns-repeated="4" table:style-name="ce5"/>
          <table:table-cell office:value-type="float" office:value="14" table:style-name="ce3">
            <text:p>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8f58980944ba.html">Katrīna Killa</text:a>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d7fb74d7be8a.html">Jānis Klaužs</text:a></text:p>
          </table:table-cell>
          <table:table-cell table:number-columns-repeated="2" table:style-name="ce5"/>
          <table:table-cell office:value-type="float" office:value="3" table:style-name="ce3">
            <text:p>3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f62f5d8d0e0b.html">Ilze Kļava</text:a></text:p>
          </table:table-cell>
          <table:table-cell table:number-columns-repeated="3" table:style-name="ce8"/>
          <table:table-cell office:value-type="float" office:value="9" table:style-name="ce6">
            <text:p>9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92e1cf847196.html">Askolds Kļaviņš</text:a></text:p>
          </table:table-cell>
          <table:table-cell office:value-type="float" office:value="35" table:style-name="ce3">
            <text:p>35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a3d1497adeb0.html">Valerijs Kozlovs</text:a></text:p>
          </table:table-cell>
          <table:table-cell table:number-columns-repeated="2" table:style-name="ce8"/>
          <table:table-cell office:value-type="float" office:value="18" table:style-name="ce6">
            <text:p>18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e5a4a5a22e3a.html">Līga Kozlovska</text:a></text:p>
          </table:table-cell>
          <table:table-cell table:number-columns-repeated="2" table:style-name="ce5"/>
          <table:table-cell office:value-type="float" office:value="5" table:style-name="ce3">
            <text:p>5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aee34a6303bc.html">Armands Krauze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e6b8c57bab9f.html">Māris Kučinskis</text:a></text:p>
          </table:table-cell>
          <table:table-cell office:value-type="float" office:value="3" table:style-name="ce3">
            <text:p>3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9fa9cc6b9445.html">Vitolds Kudurs</text:a></text:p>
          </table:table-cell>
          <table:table-cell table:number-columns-repeated="2" table:style-name="ce8"/>
          <table:table-cell office:value-type="float" office:value="9" table:style-name="ce6">
            <text:p>9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8e91518f43d8.html">Jānis Leitis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ba55cb851a01.html">Ingmārs Līdaka</text:a></text:p>
          </table:table-cell>
          <table:table-cell table:style-name="ce8"/>
          <table:table-cell office:value-type="float" office:value="2" table:style-name="ce6">
            <text:p>2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b51d1182a172.html">Arnis Luhse</text:a></text:p>
          </table:table-cell>
          <table:table-cell table:style-name="ce5"/>
          <table:table-cell office:value-type="float" office:value="10" table:style-name="ce3">
            <text:p>10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cfb4f2b3a94b.html">Agris Lungevičs</text:a>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9973a267c357.html">Voldemārs Lūsis</text:a></text:p>
          </table:table-cell>
          <table:table-cell table:style-name="ce5"/>
          <table:table-cell office:value-type="float" office:value="18" table:style-name="ce3">
            <text:p>18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e1a8f5314b89.html">Jeļena Malahova</text:a></text:p>
          </table:table-cell>
          <table:table-cell office:value-type="float" office:value="26" table:style-name="ce6">
            <text:p>26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e8cb837e082b.html">Mārtiņš Martinsons</text:a></text:p>
          </table:table-cell>
          <table:table-cell table:number-columns-repeated="3" table:style-name="ce5"/>
          <table:table-cell office:value-type="float" office:value="10" table:style-name="ce3">
            <text:p>10</text:p>
          </table:table-cell>
          <table:table-cell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b8a16569e315.html">Ģirts Mazurs</text:a></text:p>
          </table:table-cell>
          <table:table-cell office:value-type="float" office:value="18" table:style-name="ce6">
            <text:p>18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aa35f0551554.html">Jānis Megnis</text:a></text:p>
          </table:table-cell>
          <table:table-cell table:number-columns-repeated="3" table:style-name="ce5"/>
          <table:table-cell office:value-type="float" office:value="14" table:style-name="ce3">
            <text:p>14</text:p>
          </table:table-cell>
          <table:table-cell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e2bf6684fee8.html">Pāvels Melnis</text:a></text:p>
          </table:table-cell>
          <table:table-cell table:number-columns-repeated="2" table:style-name="ce8"/>
          <table:table-cell office:value-type="float" office:value="10" table:style-name="ce6">
            <text:p>10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ae9d0f5ac7c9.html">Ainārs Mežulis</text:a></text:p>
          </table:table-cell>
          <table:table-cell table:style-name="ce5"/>
          <table:table-cell office:value-type="float" office:value="6" table:style-name="ce3">
            <text:p>6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cc44c64b4a18.html">Andris Mihaļovs</text:a></text:p>
          </table:table-cell>
          <table:table-cell table:style-name="ce8"/>
          <table:table-cell office:value-type="float" office:value="28" table:style-name="ce6">
            <text:p>28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936f16419e9b.html">Aivars Nalivaiko</text:a>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ab8349592fb0.html">Irēna Opšteine</text:a></text:p>
          </table:table-cell>
          <table:table-cell table:number-columns-repeated="3" table:style-name="ce8"/>
          <table:table-cell office:value-type="float" office:value="8" table:style-name="ce6">
            <text:p>8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c151ea79c2a3.html">Andrejs Panteļējevs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b0d66909019d.html">Imants Pastors</text:a></text:p>
          </table:table-cell>
          <table:table-cell table:style-name="ce8"/>
          <table:table-cell office:value-type="float" office:value="11" table:style-name="ce6">
            <text:p>11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e153a339eb77.html">Rihards Plotka</text:a>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f090c0283cc2.html">Uldis Plūmīte</text:a>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9e90f6283ded.html">Indriķis Putniņš</text:a></text:p>
          </table:table-cell>
          <table:table-cell table:style-name="ce5"/>
          <table:table-cell office:value-type="float" office:value="7" table:style-name="ce3">
            <text:p>7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81177753ef0b.html">Edgars Putra</text:a></text:p>
          </table:table-cell>
          <table:table-cell table:number-columns-repeated="3" table:style-name="ce8"/>
          <table:table-cell office:value-type="float" office:value="13" table:style-name="ce6">
            <text:p>13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d5ea3ab3cb9c.html">Vita Pūķe</text:a></text:p>
          </table:table-cell>
          <table:table-cell table:style-name="ce5"/>
          <table:table-cell office:value-type="float" office:value="22" table:style-name="ce3">
            <text:p>22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86ec10e09954.html">Arvīds Raciborskis</text:a></text:p>
          </table:table-cell>
          <table:table-cell table:number-columns-repeated="2" table:style-name="ce8"/>
          <table:table-cell office:value-type="float" office:value="11" table:style-name="ce6">
            <text:p>11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dd6a81a6529b.html">Artis Rasmanis</text:a></text:p>
          </table:table-cell>
          <table:table-cell table:style-name="ce5"/>
          <table:table-cell office:value-type="float" office:value="8" table:style-name="ce3">
            <text:p>8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8ee8f45c13a4.html">Jānis Rāzna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f0d32849a411.html">Dana Reizniece-Ozola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9c7f3044a38e.html">Kaspars Rimšs</text:a></text:p>
          </table:table-cell>
          <table:table-cell table:number-columns-repeated="2" table:style-name="ce8"/>
          <table:table-cell office:value-type="float" office:value="16" table:style-name="ce6">
            <text:p>16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a41a560e9854.html">Dace Rolava</text:a></text:p>
          </table:table-cell>
          <table:table-cell office:value-type="float" office:value="25" table:style-name="ce3">
            <text:p>25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d6a46361b587.html">Sandra Rone</text:a></text:p>
          </table:table-cell>
          <table:table-cell table:style-name="ce8"/>
          <table:table-cell office:value-type="float" office:value="26" table:style-name="ce6">
            <text:p>26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de159f8c963d.html">Inguna Rožkalne-Žubure</text:a></text:p>
          </table:table-cell>
          <table:table-cell table:style-name="ce5"/>
          <table:table-cell office:value-type="float" office:value="21" table:style-name="ce3">
            <text:p>21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80ff5ec05354.html">Aivars Rudzroga</text:a></text:p>
          </table:table-cell>
          <table:table-cell table:number-columns-repeated="3" table:style-name="ce8"/>
          <table:table-cell office:value-type="float" office:value="12" table:style-name="ce6">
            <text:p>12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df0dc2a502ef.html">Liene Rulle</text:a></text:p>
          </table:table-cell>
          <table:table-cell table:number-columns-repeated="4" table:style-name="ce5"/>
          <table:table-cell office:value-type="float" office:value="17" table:style-name="ce3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e397d527999d.html">Mārtiņš Ruža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d7b2e7a94d09.html">Māris Salzirnis</text:a></text:p>
          </table:table-cell>
          <table:table-cell office:value-type="float" office:value="15" table:style-name="ce3">
            <text:p>15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b36a5e96a712.html">Mareks Segliņš</text:a></text:p>
          </table:table-cell>
          <table:table-cell table:number-columns-repeated="3" table:style-name="ce8"/>
          <table:table-cell office:value-type="float" office:value="4" table:style-name="ce6">
            <text:p>4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a9831cb35e70.html">Kārlis Seržants</text:a></text:p>
          </table:table-cell>
          <table:table-cell office:value-type="float" office:value="2" table:style-name="ce3">
            <text:p>2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a2ddf05044a1.html">Andris Siliņš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f542a5f36459.html">Valdis Skujiņš</text:a></text:p>
          </table:table-cell>
          <table:table-cell table:number-columns-repeated="3" table:style-name="ce5"/>
          <table:table-cell office:value-type="float" office:value="16" table:style-name="ce3">
            <text:p>16</text:p>
          </table:table-cell>
          <table:table-cell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84bfee8903ee.html">Aldis Slavinskis</text:a></text:p>
          </table:table-cell>
          <table:table-cell table:number-columns-repeated="3" table:style-name="ce8"/>
          <table:table-cell office:value-type="float" office:value="11" table:style-name="ce6">
            <text:p>11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a5a649ee7fcf.html">Māris Slokenbergs</text:a></text:p>
          </table:table-cell>
          <table:table-cell office:value-type="float" office:value="17" table:style-name="ce3">
            <text:p>17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aeb18e487f1f.html">Alfons Spēks</text:a></text:p>
          </table:table-cell>
          <table:table-cell table:number-columns-repeated="3" table:style-name="ce8"/>
          <table:table-cell office:value-type="float" office:value="6" table:style-name="ce6">
            <text:p>6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d1219ea0eba5.html">Baiba Stabulniece</text:a></text:p>
          </table:table-cell>
          <table:table-cell office:value-type="float" office:value="16" table:style-name="ce3">
            <text:p>16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d3cdaa43e637.html">Jānis Stakens</text:a></text:p>
          </table:table-cell>
          <table:table-cell office:value-type="float" office:value="9" table:style-name="ce6">
            <text:p>9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d655fe49ffe4.html">Dagnija Staķe</text:a></text:p>
          </table:table-cell>
          <table:table-cell table:number-columns-repeated="4" table:style-name="ce5"/>
          <table:table-cell office:value-type="float" office:value="7" table:style-name="ce3">
            <text:p>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88304c2b7895.html">Aivars Straume</text:a></text:p>
          </table:table-cell>
          <table:table-cell table:style-name="ce8"/>
          <table:table-cell office:value-type="float" office:value="14" table:style-name="ce6">
            <text:p>14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a991c7f1c73d.html">Izolde Stugle</text:a></text:p>
          </table:table-cell>
          <table:table-cell table:number-columns-repeated="2" table:style-name="ce5"/>
          <table:table-cell office:value-type="float" office:value="15" table:style-name="ce3">
            <text:p>15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84f0d1d7d423.html">Staņislavs Šķesters</text:a></text:p>
          </table:table-cell>
          <table:table-cell table:number-columns-repeated="2" table:style-name="ce8"/>
          <table:table-cell office:value-type="float" office:value="8" table:style-name="ce6">
            <text:p>8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c07479166ef6.html">Inga Štāle</text:a></text:p>
          </table:table-cell>
          <table:table-cell table:number-columns-repeated="4" table:style-name="ce5"/>
          <table:table-cell office:value-type="float" office:value="8" table:style-name="ce3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91aedc98908d.html">Edgars Tavars</text:a></text:p>
          </table:table-cell>
          <table:table-cell office:value-type="float" office:value="5" table:style-name="ce6">
            <text:p>5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da5bbc1dd4c7.html">Andris Tēraudkalns</text:a></text:p>
          </table:table-cell>
          <table:table-cell office:value-type="float" office:value="32" table:style-name="ce3">
            <text:p>32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cfa2670d5485.html">Kristaps Treimanis</text:a></text:p>
          </table:table-cell>
          <table:table-cell office:value-type="float" office:value="21" table:style-name="ce6">
            <text:p>21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cd74c84a7cd0.html">Jānis Trupovnieks</text:a></text:p>
          </table:table-cell>
          <table:table-cell table:number-columns-repeated="2" table:style-name="ce5"/>
          <table:table-cell office:value-type="float" office:value="4" table:style-name="ce3">
            <text:p>4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a0dc1152b217.html">Arvīds Ulme</text:a></text:p>
          </table:table-cell>
          <table:table-cell office:value-type="float" office:value="7" table:style-name="ce6">
            <text:p>7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<text:a xlink:href="http://sv2014.cvk.lv/saraksti/cbf0b6c41c17.html">Diāna Upeniece</text:a></text:p>
          </table:table-cell>
          <table:table-cell table:number-columns-repeated="2" table:style-name="ce5"/>
          <table:table-cell office:value-type="float" office:value="13" table:style-name="ce3">
            <text:p>13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<text:a xlink:href="http://sv2014.cvk.lv/saraksti/dc2955de0527.html">Reinis Uzulnieks</text:a></text:p>
          </table:table-cell>
          <table:table-cell office:value-type="float" office:value="10" table:style-name="ce6">
            <text:p>10</text:p>
          </table:table-cell>
          <table:table-cell table:number-columns-repeated="4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<text:a xlink:href="http://sv2014.cvk.lv/saraksti/9df7a2e45c82.html">Daina Vasiļevska</text:a></text:p>
          </table:table-cell>
          <table:table-cell office:value-type="float" office:value="22" table:style-name="ce3">
            <text:p>22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<text:a xlink:href="http://sv2014.cvk.lv/saraksti/ddb456faa3c8.html">Alīda Vāne</text:a></text:p>
          </table:table-cell>
          <table:table-cell table:number-columns-repeated="4" table:style-name="ce8"/>
          <table:table-cell office:value-type="float" office:value="16" table:style-name="ce6">
            <text:p>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<text:a xlink:href="http://sv2014.cvk.lv/saraksti/d33a1563d898.html">Juris Vectirāns</text:a></text:p>
          </table:table-cell>
          <table:table-cell table:number-columns-repeated="4" table:style-name="ce5"/>
          <table:table-cell office:value-type="float" office:value="5" table:style-name="ce3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7">
            <text:p><text:a xlink:href="http://sv2014.cvk.lv/saraksti/8787e10fb6d3.html">Vilnis Veinbergs</text:a></text:p>
          </table:table-cell>
          <table:table-cell table:number-columns-repeated="4" table:style-name="ce8"/>
          <table:table-cell office:value-type="float" office:value="6" table:style-name="ce6">
            <text:p>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<text:a xlink:href="http://sv2014.cvk.lv/saraksti/8e9ae5cf2466.html">Raimonds Vējonis</text:a>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table:number-columns-repeated="2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style-name="ce7">
            <text:p><text:a xlink:href="http://sv2014.cvk.lv/saraksti/cd2f3dc32318.html">Antija Vēvere</text:a></text:p>
          </table:table-cell>
          <table:table-cell table:number-columns-repeated="2" table:style-name="ce8"/>
          <table:table-cell office:value-type="float" office:value="12" table:style-name="ce6">
            <text:p>12</text:p>
          </table:table-cell>
          <table:table-cell table:number-columns-repeated="2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<text:a xlink:href="http://sv2014.cvk.lv/saraksti/dd8b6342f8fe.html">Ingrīda Vilkārse</text:a></text:p>
          </table:table-cell>
          <table:table-cell table:style-name="ce5"/>
          <table:table-cell office:value-type="float" office:value="29" table:style-name="ce3">
            <text:p>29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string" table:style-name="ce7">
            <text:p><text:a xlink:href="http://sv2014.cvk.lv/saraksti/841c5f9d1d46.html">Ilona Virza-Zariņa</text:a></text:p>
          </table:table-cell>
          <table:table-cell table:number-columns-repeated="4" table:style-name="ce8"/>
          <table:table-cell office:value-type="float" office:value="11" table:style-name="ce6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<text:a xlink:href="http://sv2014.cvk.lv/saraksti/e26e92c358df.html">Renārs Vītols</text:a></text:p>
          </table:table-cell>
          <table:table-cell office:value-type="float" office:value="27" table:style-name="ce3">
            <text:p>27</text:p>
          </table:table-cell>
          <table:table-cell table:number-columns-repeated="4" table:style-name="ce5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string" table:style-name="ce7">
            <text:p><text:a xlink:href="http://sv2014.cvk.lv/saraksti/8fb8d417f690.html">Jānis Vucāns</text:a></text:p>
          </table:table-cell>
          <table:table-cell table:number-columns-repeated="3" table:style-name="ce8"/>
          <table:table-cell office:value-type="float" office:value="7" table:style-name="ce6">
            <text:p>7</text:p>
          </table:table-cell>
          <table:table-cell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<text:a xlink:href="http://sv2014.cvk.lv/saraksti/a8617c7d2c79.html">Ēriks Zaporožecs</text:a></text:p>
          </table:table-cell>
          <table:table-cell table:number-columns-repeated="4" table:style-name="ce5"/>
          <table:table-cell office:value-type="float" office:value="12" table:style-name="ce3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string" table:style-name="ce7">
            <text:p><text:a xlink:href="http://sv2014.cvk.lv/saraksti/c4847f200c41.html">Didzis Zemmers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<text:a xlink:href="http://sv2014.cvk.lv/saraksti/bbba329961f4.html">Jānis Zīvers</text:a></text:p>
          </table:table-cell>
          <table:table-cell office:value-type="float" office:value="14" table:style-name="ce3">
            <text:p>14</text:p>
          </table:table-cell>
          <table:table-cell table:number-columns-repeated="3" table:style-name="ce5"/>
          <table:table-cell table:style-name="ce2"/>
          <table:table-cell office:value-type="float" office:value="12" table:style-name="ce1">
            <text:p>12</text:p>
          </table:table-cell>
          <table:table-cell office:value-type="string" table:style-name="ce1">
            <text:p>ZZS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://sv2014.cvk.lv/saraksti/e5b7dffe53d7.html">Ivars Amoliņš</text:a></text:p>
          </table:table-cell>
          <table:table-cell table:number-columns-repeated="4" table:style-name="ce5"/>
          <table:table-cell office:value-type="float" office:value="9" table:style-name="ce3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<text:a xlink:href="http://sv2014.cvk.lv/saraksti/a3359e98223b.html">Jautrīte Ašurova</text:a></text:p>
          </table:table-cell>
          <table:table-cell table:style-name="ce8"/>
          <table:table-cell office:value-type="float" office:value="13" table:style-name="ce6">
            <text:p>13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://sv2014.cvk.lv/saraksti/e9dc3c9f2f72.html">Ringolds Balodis</text:a></text:p>
          </table:table-cell>
          <table:table-cell table:number-columns-repeated="3" table:style-name="ce5"/>
          <table:table-cell office:value-type="float" office:value="1" table:style-name="ce3">
            <text:p>1</text:p>
          </table:table-cell>
          <table:table-cell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<text:a xlink:href="http://sv2014.cvk.lv/saraksti/a6546315e0fd.html">Sandra Bāliņa</text:a></text:p>
          </table:table-cell>
          <table:table-cell office:value-type="float" office:value="14" table:style-name="ce6">
            <text:p>14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://sv2014.cvk.lv/saraksti/9ab6fcd275f8.html">Sandis Bārdiņš</text:a></text:p>
          </table:table-cell>
          <table:table-cell table:number-columns-repeated="3" table:style-name="ce5"/>
          <table:table-cell office:value-type="float" office:value="11" table:style-name="ce3">
            <text:p>11</text:p>
          </table:table-cell>
          <table:table-cell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<text:a xlink:href="http://sv2014.cvk.lv/saraksti/a29b0106a6c1.html">Valters Bolēvics</text:a></text:p>
          </table:table-cell>
          <table:table-cell office:value-type="float" office:value="6" table:style-name="ce6">
            <text:p>6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://sv2014.cvk.lv/saraksti/9eebaffd8271.html">Tamāra Brice</text:a></text:p>
          </table:table-cell>
          <table:table-cell office:value-type="float" office:value="25" table:style-name="ce3">
            <text:p>25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<text:a xlink:href="http://sv2014.cvk.lv/saraksti/b87285445991.html">Liene Cipule</text:a></text:p>
          </table:table-cell>
          <table:table-cell table:style-name="ce8"/>
          <table:table-cell office:value-type="float" office:value="3" table:style-name="ce6">
            <text:p>3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://sv2014.cvk.lv/saraksti/c1aa64b41bd2.html">Jānis Dārziņš</text:a></text:p>
          </table:table-cell>
          <table:table-cell table:number-columns-repeated="2" table:style-name="ce5"/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<text:a xlink:href="http://sv2014.cvk.lv/saraksti/9178e5c58a50.html">Guntars Dārznieks</text:a></text:p>
          </table:table-cell>
          <table:table-cell table:style-name="ce8"/>
          <table:table-cell office:value-type="float" office:value="6" table:style-name="ce6">
            <text:p>6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<text:a xlink:href="http://sv2014.cvk.lv/saraksti/eb86fdc51c01.html">Vera Doreiko-Sinkeviča</text:a></text:p>
          </table:table-cell>
          <table:table-cell table:number-columns-repeated="2" table:style-name="ce5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<text:a xlink:href="http://sv2014.cvk.lv/saraksti/d65b8b7c2ad3.html">Guntars Driņķis</text:a></text:p>
          </table:table-cell>
          <table:table-cell table:style-name="ce8"/>
          <table:table-cell office:value-type="float" office:value="9" table:style-name="ce6">
            <text:p>9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<text:a xlink:href="http://sv2014.cvk.lv/saraksti/b6a95ee04623.html">Anžela Dubovska</text:a></text:p>
          </table:table-cell>
          <table:table-cell table:number-columns-repeated="2" table:style-name="ce5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<text:a xlink:href="http://sv2014.cvk.lv/saraksti/8cf7a48e1298.html">Marita Eisaka</text:a></text:p>
          </table:table-cell>
          <table:table-cell office:value-type="float" office:value="22" table:style-name="ce6">
            <text:p>22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<text:a xlink:href="http://sv2014.cvk.lv/saraksti/d96b6e8625a7.html">Ivars Falks</text:a></text:p>
          </table:table-cell>
          <table:table-cell table:number-columns-repeated="4" table:style-name="ce5"/>
          <table:table-cell office:value-type="float" office:value="4" table:style-name="ce3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<text:a xlink:href="http://sv2014.cvk.lv/saraksti/df1373c11470.html">Rihards Fridbergs</text:a>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<text:a xlink:href="http://sv2014.cvk.lv/saraksti/9386270d0f1e.html">Jānis Garbovskis</text:a></text:p>
          </table:table-cell>
          <table:table-cell table:style-name="ce5"/>
          <table:table-cell office:value-type="float" office:value="7" table:style-name="ce3">
            <text:p>7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<text:a xlink:href="http://sv2014.cvk.lv/saraksti/b82e66987ba4.html">Skaidrīte Grigale</text:a></text:p>
          </table:table-cell>
          <table:table-cell table:number-columns-repeated="2" table:style-name="ce8"/>
          <table:table-cell office:value-type="float" office:value="4" table:style-name="ce6">
            <text:p>4</text:p>
          </table:table-cell>
          <table:table-cell table:number-columns-repeated="2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<text:a xlink:href="http://sv2014.cvk.lv/saraksti/cc503a41e810.html">Jānis Grigalis</text:a></text:p>
          </table:table-cell>
          <table:table-cell office:value-type="float" office:value="21" table:style-name="ce3">
            <text:p>21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<text:a xlink:href="http://sv2014.cvk.lv/saraksti/f56aff2aa342.html">Eduards Grubevičs</text:a></text:p>
          </table:table-cell>
          <table:table-cell table:number-columns-repeated="2" table:style-name="ce8"/>
          <table:table-cell office:value-type="float" office:value="13" table:style-name="ce6">
            <text:p>13</text:p>
          </table:table-cell>
          <table:table-cell table:number-columns-repeated="2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<text:a xlink:href="http://sv2014.cvk.lv/saraksti/a1f490bf0f79.html">Juris Jaunzems</text:a></text:p>
          </table:table-cell>
          <table:table-cell table:number-columns-repeated="3" table:style-name="ce5"/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<text:a xlink:href="http://sv2014.cvk.lv/saraksti/f07668aa09d7.html">Andrejs Jirgensons</text:a></text:p>
          </table:table-cell>
          <table:table-cell office:value-type="float" office:value="23" table:style-name="ce6">
            <text:p>23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<text:a xlink:href="http://sv2014.cvk.lv/saraksti/d5ced0c36a7b.html">Māris Jurušs</text:a></text:p>
          </table:table-cell>
          <table:table-cell table:style-name="ce5"/>
          <table:table-cell office:value-type="float" office:value="8" table:style-name="ce3">
            <text:p>8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<text:a xlink:href="http://sv2014.cvk.lv/saraksti/dc39de1f30a0.html">Juris Kajaks</text:a></text:p>
          </table:table-cell>
          <table:table-cell table:style-name="ce8"/>
          <table:table-cell office:value-type="float" office:value="17" table:style-name="ce6">
            <text:p>17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<text:a xlink:href="http://sv2014.cvk.lv/saraksti/fd2523701975.html">Daiga Kalniņa</text:a></text:p>
          </table:table-cell>
          <table:table-cell table:number-columns-repeated="3" table:style-name="ce5"/>
          <table:table-cell office:value-type="float" office:value="2" table:style-name="ce3">
            <text:p>2</text:p>
          </table:table-cell>
          <table:table-cell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<text:a xlink:href="http://sv2014.cvk.lv/saraksti/ecd7ef52ed3c.html">Inguna Kalniņa</text:a></text:p>
          </table:table-cell>
          <table:table-cell office:value-type="float" office:value="11" table:style-name="ce6">
            <text:p>11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<text:a xlink:href="http://sv2014.cvk.lv/saraksti/fed7bdf8277e.html">Leonīds Kaļiņins</text:a></text:p>
          </table:table-cell>
          <table:table-cell table:number-columns-repeated="2" table:style-name="ce5"/>
          <table:table-cell office:value-type="float" office:value="16" table:style-name="ce3">
            <text:p>16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<text:a xlink:href="http://sv2014.cvk.lv/saraksti/dfe7154abd96.html">Dace Kaminska</text:a></text:p>
          </table:table-cell>
          <table:table-cell table:number-columns-repeated="4" table:style-name="ce8"/>
          <table:table-cell office:value-type="float" office:value="12" table:style-name="ce6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<text:a xlink:href="http://sv2014.cvk.lv/saraksti/c2fcd6804fe7.html">Andrejs Kitovs</text:a></text:p>
          </table:table-cell>
          <table:table-cell table:number-columns-repeated="2" table:style-name="ce5"/>
          <table:table-cell office:value-type="float" office:value="14" table:style-name="ce3">
            <text:p>14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sv2014.cvk.lv/saraksti/f8612d5d591d.html">Pēteris Kolāts</text:a></text:p>
          </table:table-cell>
          <table:table-cell table:number-columns-repeated="3" table:style-name="ce8"/>
          <table:table-cell office:value-type="float" office:value="7" table:style-name="ce6">
            <text:p>7</text:p>
          </table:table-cell>
          <table:table-cell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<text:a xlink:href="http://sv2014.cvk.lv/saraksti/93e6fd51c215.html">Ineta Kona</text:a></text:p>
          </table:table-cell>
          <table:table-cell table:style-name="ce5"/>
          <table:table-cell office:value-type="float" office:value="21" table:style-name="ce3">
            <text:p>21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<text:a xlink:href="http://sv2014.cvk.lv/saraksti/cd01b8f59183.html">Gints Kragliks</text:a></text:p>
          </table:table-cell>
          <table:table-cell table:style-name="ce8"/>
          <table:table-cell office:value-type="float" office:value="18" table:style-name="ce6">
            <text:p>18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<text:a xlink:href="http://sv2014.cvk.lv/saraksti/94ab1e380477.html">Andrejs Krasņikovs</text:a></text:p>
          </table:table-cell>
          <table:table-cell office:value-type="float" office:value="8" table:style-name="ce3">
            <text:p>8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<text:a xlink:href="http://sv2014.cvk.lv/saraksti/bf48b218b63d.html">Ivars Krusts</text:a></text:p>
          </table:table-cell>
          <table:table-cell table:number-columns-repeated="4" table:style-name="ce8"/>
          <table:table-cell office:value-type="float" office:value="13" table:style-name="ce6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<text:a xlink:href="http://sv2014.cvk.lv/saraksti/b096e35925fc.html">Jānis Kurpnieks</text:a></text:p>
          </table:table-cell>
          <table:table-cell table:number-columns-repeated="4" table:style-name="ce5"/>
          <table:table-cell office:value-type="float" office:value="8" table:style-name="ce3">
            <text:p>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<text:a xlink:href="http://sv2014.cvk.lv/saraksti/8f8ce27ac565.html">Nelli Kutukova</text:a></text:p>
          </table:table-cell>
          <table:table-cell office:value-type="float" office:value="30" table:style-name="ce6">
            <text:p>30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<text:a xlink:href="http://sv2014.cvk.lv/saraksti/db54726e5e4d.html">Gunārs Kūtris</text:a></text:p>
          </table:table-cell>
          <table:table-cell table:style-name="ce5"/>
          <table:table-cell office:value-type="float" office:value="1" table:style-name="ce3">
            <text:p>1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<text:a xlink:href="http://sv2014.cvk.lv/saraksti/c68603d5c4b5.html">Inese Lagzdiņa</text:a></text:p>
          </table:table-cell>
          <table:table-cell table:number-columns-repeated="3" table:style-name="ce8"/>
          <table:table-cell office:value-type="float" office:value="13" table:style-name="ce6">
            <text:p>13</text:p>
          </table:table-cell>
          <table:table-cell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<text:a xlink:href="http://sv2014.cvk.lv/saraksti/815f29393c26.html">Margarita Laicāne</text:a></text:p>
          </table:table-cell>
          <table:table-cell table:style-name="ce5"/>
          <table:table-cell office:value-type="float" office:value="25" table:style-name="ce3">
            <text:p>25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<text:a xlink:href="http://sv2014.cvk.lv/saraksti/952b7e582eba.html">Inna Laizāne</text:a></text:p>
          </table:table-cell>
          <table:table-cell office:value-type="float" office:value="7" table:style-name="ce6">
            <text:p>7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<text:a xlink:href="http://sv2014.cvk.lv/saraksti/f0f3acbd7e81.html">Tālis Laizāns</text:a></text:p>
          </table:table-cell>
          <table:table-cell office:value-type="float" office:value="9" table:style-name="ce3">
            <text:p>9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<text:a xlink:href="http://sv2014.cvk.lv/saraksti/8591beb45f96.html">Valdis Lauskis</text:a></text:p>
          </table:table-cell>
          <table:table-cell office:value-type="float" office:value="5" table:style-name="ce6">
            <text:p>5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<text:a xlink:href="http://sv2014.cvk.lv/saraksti/9d10596f70ba.html">Silva Lazda-Poikāne</text:a></text:p>
          </table:table-cell>
          <table:table-cell office:value-type="float" office:value="32" table:style-name="ce3">
            <text:p>32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<text:a xlink:href="http://sv2014.cvk.lv/saraksti/9ca70815e9bd.html">Valentīna Lazovska</text:a></text:p>
          </table:table-cell>
          <table:table-cell table:number-columns-repeated="2" table:style-name="ce8"/>
          <table:table-cell office:value-type="float" office:value="9" table:style-name="ce6">
            <text:p>9</text:p>
          </table:table-cell>
          <table:table-cell table:number-columns-repeated="2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<text:a xlink:href="http://sv2014.cvk.lv/saraksti/a9b05e2963fe.html">Viktors Lelis</text:a></text:p>
          </table:table-cell>
          <table:table-cell table:number-columns-repeated="4" table:style-name="ce5"/>
          <table:table-cell office:value-type="float" office:value="6" table:style-name="ce3">
            <text:p>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<text:a xlink:href="http://sv2014.cvk.lv/saraksti/fe1e5ca50cde.html">Jānis Liberts</text:a></text:p>
          </table:table-cell>
          <table:table-cell office:value-type="float" office:value="17" table:style-name="ce6">
            <text:p>17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<text:a xlink:href="http://sv2014.cvk.lv/saraksti/92a0b7ddf587.html">Marks Lomonosovs</text:a></text:p>
          </table:table-cell>
          <table:table-cell table:style-name="ce5"/>
          <table:table-cell office:value-type="float" office:value="20" table:style-name="ce3">
            <text:p>20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<text:a xlink:href="http://sv2014.cvk.lv/saraksti/e41e1154f7a8.html">Oskars Lūsis</text:a></text:p>
          </table:table-cell>
          <table:table-cell table:style-name="ce8"/>
          <table:table-cell office:value-type="float" office:value="10" table:style-name="ce6">
            <text:p>10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<text:a xlink:href="http://sv2014.cvk.lv/saraksti/c7c378083023.html">Romualds Maculevičs</text:a></text:p>
          </table:table-cell>
          <table:table-cell table:number-columns-repeated="2" table:style-name="ce5"/>
          <table:table-cell office:value-type="float" office:value="10" table:style-name="ce3">
            <text:p>10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<text:a xlink:href="http://sv2014.cvk.lv/saraksti/918c820c93e0.html">Natālija Magazeina</text:a></text:p>
          </table:table-cell>
          <table:table-cell table:number-columns-repeated="3" table:style-name="ce8"/>
          <table:table-cell office:value-type="float" office:value="5" table:style-name="ce6">
            <text:p>5</text:p>
          </table:table-cell>
          <table:table-cell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<text:a xlink:href="http://sv2014.cvk.lv/saraksti/d5db35cc43ad.html">Daina Medne</text:a></text:p>
          </table:table-cell>
          <table:table-cell office:value-type="float" office:value="10" table:style-name="ce3">
            <text:p>10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<text:a xlink:href="http://sv2014.cvk.lv/saraksti/93011dae9d8c.html">Aivars Meija</text:a></text:p>
          </table:table-cell>
          <table:table-cell table:number-columns-repeated="4" table:style-name="ce8"/>
          <table:table-cell office:value-type="float" office:value="1" table:style-name="ce6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<text:a xlink:href="http://sv2014.cvk.lv/saraksti/8ea5593a8f56.html">Agris Meirēns</text:a></text:p>
          </table:table-cell>
          <table:table-cell table:number-columns-repeated="4" table:style-name="ce5"/>
          <table:table-cell office:value-type="float" office:value="14" table:style-name="ce3">
            <text:p>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<text:a xlink:href="http://sv2014.cvk.lv/saraksti/e6ad5cd8ef2f.html">Romāns Mežeckis</text:a></text:p>
          </table:table-cell>
          <table:table-cell office:value-type="float" office:value="3" table:style-name="ce6">
            <text:p>3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<text:a xlink:href="http://sv2014.cvk.lv/saraksti/fe1eda24307c.html">Klāvs Miezis</text:a></text:p>
          </table:table-cell>
          <table:table-cell table:style-name="ce5"/>
          <table:table-cell office:value-type="float" office:value="24" table:style-name="ce3">
            <text:p>24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<text:a xlink:href="http://sv2014.cvk.lv/saraksti/92944d2171e9.html">Māris Nagla</text:a></text:p>
          </table:table-cell>
          <table:table-cell table:number-columns-repeated="3" table:style-name="ce8"/>
          <table:table-cell office:value-type="float" office:value="4" table:style-name="ce6">
            <text:p>4</text:p>
          </table:table-cell>
          <table:table-cell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<text:a xlink:href="http://sv2014.cvk.lv/saraksti/8f51988a99ef.html">Jānis Neimanis</text:a></text:p>
          </table:table-cell>
          <table:table-cell table:number-columns-repeated="3" table:style-name="ce5"/>
          <table:table-cell office:value-type="float" office:value="6" table:style-name="ce3">
            <text:p>6</text:p>
          </table:table-cell>
          <table:table-cell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<text:a xlink:href="http://sv2014.cvk.lv/saraksti/87eeb9824667.html">Raimonds Nipers</text:a></text:p>
          </table:table-cell>
          <table:table-cell table:number-columns-repeated="2" table:style-name="ce8"/>
          <table:table-cell office:value-type="float" office:value="5" table:style-name="ce6">
            <text:p>5</text:p>
          </table:table-cell>
          <table:table-cell table:number-columns-repeated="2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<text:a xlink:href="http://sv2014.cvk.lv/saraksti/eb7e1cb075bc.html">Diāna Novicka</text:a></text:p>
          </table:table-cell>
          <table:table-cell table:number-columns-repeated="4" table:style-name="ce5"/>
          <table:table-cell office:value-type="float" office:value="2" table:style-name="ce3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<text:a xlink:href="http://sv2014.cvk.lv/saraksti/87058f67a670.html">Dace Nulle</text:a></text:p>
          </table:table-cell>
          <table:table-cell office:value-type="float" office:value="4" table:style-name="ce6">
            <text:p>4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<text:a xlink:href="http://sv2014.cvk.lv/saraksti/9409d0e387c0.html">Iveta Ozoliņa</text:a></text:p>
          </table:table-cell>
          <table:table-cell table:style-name="ce5"/>
          <table:table-cell office:value-type="float" office:value="11" table:style-name="ce3">
            <text:p>11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<text:a xlink:href="http://sv2014.cvk.lv/saraksti/d1012e2ace4c.html">Sergejs Parvatkins</text:a></text:p>
          </table:table-cell>
          <table:table-cell office:value-type="float" office:value="13" table:style-name="ce6">
            <text:p>13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<text:a xlink:href="http://sv2014.cvk.lv/saraksti/d7548d46bb25.html">Jekaterīna Pavlova</text:a></text:p>
          </table:table-cell>
          <table:table-cell office:value-type="float" office:value="18" table:style-name="ce3">
            <text:p>18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7">
            <text:p><text:a xlink:href="http://sv2014.cvk.lv/saraksti/d771dae4b0d5.html">Inguna Pelše</text:a></text:p>
          </table:table-cell>
          <table:table-cell table:style-name="ce8"/>
          <table:table-cell office:value-type="float" office:value="26" table:style-name="ce6">
            <text:p>26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<text:a xlink:href="http://sv2014.cvk.lv/saraksti/c966060970c6.html">Anita Petrova</text:a></text:p>
          </table:table-cell>
          <table:table-cell table:number-columns-repeated="2" table:style-name="ce5"/>
          <table:table-cell office:value-type="float" office:value="2" table:style-name="ce3">
            <text:p>2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7">
            <text:p><text:a xlink:href="http://sv2014.cvk.lv/saraksti/eb20f9f0a523.html">Edmunds Pētersons</text:a></text:p>
          </table:table-cell>
          <table:table-cell table:number-columns-repeated="4" table:style-name="ce8"/>
          <table:table-cell office:value-type="float" office:value="5" table:style-name="ce6">
            <text:p>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<text:a xlink:href="http://sv2014.cvk.lv/saraksti/dfdb9412ed81.html">Inese Pivare</text:a></text:p>
          </table:table-cell>
          <table:table-cell table:style-name="ce5"/>
          <table:table-cell office:value-type="float" office:value="27" table:style-name="ce3">
            <text:p>27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7">
            <text:p><text:a xlink:href="http://sv2014.cvk.lv/saraksti/91ae79fe3dad.html">Arvīds Platpers</text:a></text:p>
          </table:table-cell>
          <table:table-cell table:style-name="ce8"/>
          <table:table-cell office:value-type="float" office:value="4" table:style-name="ce6">
            <text:p>4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<text:a xlink:href="http://sv2014.cvk.lv/saraksti/8a2e3ad55b2f.html">Andris Priekulis</text:a></text:p>
          </table:table-cell>
          <table:table-cell office:value-type="float" office:value="2" table:style-name="ce3">
            <text:p>2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7">
            <text:p><text:a xlink:href="http://sv2014.cvk.lv/saraksti/9128a8d48416.html">Juris Razživins</text:a></text:p>
          </table:table-cell>
          <table:table-cell table:number-columns-repeated="4" table:style-name="ce8"/>
          <table:table-cell office:value-type="float" office:value="10" table:style-name="ce6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<text:a xlink:href="http://sv2014.cvk.lv/saraksti/f9ae9875b42f.html">Baiba Reitere</text:a></text:p>
          </table:table-cell>
          <table:table-cell office:value-type="float" office:value="28" table:style-name="ce3">
            <text:p>28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7">
            <text:p><text:a xlink:href="http://sv2014.cvk.lv/saraksti/b1b29b3ddc7f.html">Guntis Rolis</text:a></text:p>
          </table:table-cell>
          <table:table-cell table:number-columns-repeated="3" table:style-name="ce8"/>
          <table:table-cell office:value-type="float" office:value="3" table:style-name="ce6">
            <text:p>3</text:p>
          </table:table-cell>
          <table:table-cell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<text:a xlink:href="http://sv2014.cvk.lv/saraksti/e776bba4b12d.html">Anatolijs Romaņuks</text:a></text:p>
          </table:table-cell>
          <table:table-cell table:number-columns-repeated="2" table:style-name="ce5"/>
          <table:table-cell office:value-type="float" office:value="7" table:style-name="ce3">
            <text:p>7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7">
            <text:p><text:a xlink:href="http://sv2014.cvk.lv/saraksti/8ff094fd2f94.html">Valters Rotkājs</text:a>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<text:a xlink:href="http://sv2014.cvk.lv/saraksti/ac2d0d632514.html">Roksana Rudeviča</text:a></text:p>
          </table:table-cell>
          <table:table-cell office:value-type="float" office:value="24" table:style-name="ce3">
            <text:p>24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<text:a xlink:href="http://sv2014.cvk.lv/saraksti/d5f23d971f0e.html">Vladimirs Rusanovs</text:a></text:p>
          </table:table-cell>
          <table:table-cell office:value-type="float" office:value="26" table:style-name="ce6">
            <text:p>26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<text:a xlink:href="http://sv2014.cvk.lv/saraksti/a6d1f78f1273.html">Aivars Saulītis</text:a></text:p>
          </table:table-cell>
          <table:table-cell table:number-columns-repeated="4" table:style-name="ce5"/>
          <table:table-cell office:value-type="float" office:value="7" table:style-name="ce3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<text:a xlink:href="http://sv2014.cvk.lv/saraksti/e3ce836400b4.html">Silvija Saviča</text:a>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<text:a xlink:href="http://sv2014.cvk.lv/saraksti/9ed305aa108e.html">Tahirs Sīmanis</text:a></text:p>
          </table:table-cell>
          <table:table-cell table:style-name="ce5"/>
          <table:table-cell office:value-type="float" office:value="22" table:style-name="ce3">
            <text:p>22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<text:a xlink:href="http://sv2014.cvk.lv/saraksti/e6fdbbc53c3e.html">Indulis Skudra</text:a></text:p>
          </table:table-cell>
          <table:table-cell table:number-columns-repeated="4" table:style-name="ce8"/>
          <table:table-cell office:value-type="float" office:value="11" table:style-name="ce6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<text:a xlink:href="http://sv2014.cvk.lv/saraksti/bc3fbfd73c8a.html">Mārtiņš Smilga</text:a></text:p>
          </table:table-cell>
          <table:table-cell office:value-type="float" office:value="19" table:style-name="ce3">
            <text:p>19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<text:a xlink:href="http://sv2014.cvk.lv/saraksti/bfa1c14687c4.html">Heino Spulģis</text:a></text:p>
          </table:table-cell>
          <table:table-cell office:value-type="float" office:value="15" table:style-name="ce6">
            <text:p>15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<text:a xlink:href="http://sv2014.cvk.lv/saraksti/b89e018f58b9.html">Ineta Stabulniece</text:a></text:p>
          </table:table-cell>
          <table:table-cell table:style-name="ce5"/>
          <table:table-cell office:value-type="float" office:value="2" table:style-name="ce3">
            <text:p>2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<text:a xlink:href="http://sv2014.cvk.lv/saraksti/a34f188ea873.html">Inese Straume</text:a></text:p>
          </table:table-cell>
          <table:table-cell table:style-name="ce8"/>
          <table:table-cell office:value-type="float" office:value="14" table:style-name="ce6">
            <text:p>14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<text:a xlink:href="http://sv2014.cvk.lv/saraksti/b53ce315f009.html">Inguna Sudraba</text:a></text:p>
          </table:table-cell>
          <table:table-cell office:value-type="float" office:value="1" table:style-name="ce3">
            <text:p>1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<text:a xlink:href="http://sv2014.cvk.lv/saraksti/eff48b11ba79.html">Valentīna Šabuņeviča</text:a></text:p>
          </table:table-cell>
          <table:table-cell table:number-columns-repeated="2" table:style-name="ce8"/>
          <table:table-cell office:value-type="float" office:value="3" table:style-name="ce6">
            <text:p>3</text:p>
          </table:table-cell>
          <table:table-cell table:number-columns-repeated="2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<text:a xlink:href="http://sv2014.cvk.lv/saraksti/b81f0bff9053.html">Silvija Šimfa</text:a>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table:number-columns-repeated="2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<text:a xlink:href="http://sv2014.cvk.lv/saraksti/96924097af9d.html">Natālija Tautkusa</text:a></text:p>
          </table:table-cell>
          <table:table-cell table:number-columns-repeated="2" table:style-name="ce8"/>
          <table:table-cell office:value-type="float" office:value="11" table:style-name="ce6">
            <text:p>11</text:p>
          </table:table-cell>
          <table:table-cell table:number-columns-repeated="2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<text:a xlink:href="http://sv2014.cvk.lv/saraksti/e1ab5ac06f08.html">Igors Tračums</text:a></text:p>
          </table:table-cell>
          <table:table-cell table:style-name="ce5"/>
          <table:table-cell office:value-type="float" office:value="19" table:style-name="ce3">
            <text:p>19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<text:a xlink:href="http://sv2014.cvk.lv/saraksti/9ab9f547e6fd.html">Ēriks Treļs</text:a></text:p>
          </table:table-cell>
          <table:table-cell office:value-type="float" office:value="12" table:style-name="ce6">
            <text:p>12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<text:a xlink:href="http://sv2014.cvk.lv/saraksti/f4692553b3f7.html">Aleksejs Trigubjuks</text:a></text:p>
          </table:table-cell>
          <table:table-cell office:value-type="float" office:value="31" table:style-name="ce3">
            <text:p>31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<text:a xlink:href="http://sv2014.cvk.lv/saraksti/8145eafc4620.html">Normunds Tukišs</text:a>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<text:a xlink:href="http://sv2014.cvk.lv/saraksti/c7f7635e1879.html">Iveta Tumaščika</text:a></text:p>
          </table:table-cell>
          <table:table-cell table:number-columns-repeated="3" table:style-name="ce5"/>
          <table:table-cell office:value-type="float" office:value="9" table:style-name="ce3">
            <text:p>9</text:p>
          </table:table-cell>
          <table:table-cell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<text:a xlink:href="http://sv2014.cvk.lv/saraksti/c1f4557976f6.html">Ilgvars Ugars</text:a></text:p>
          </table:table-cell>
          <table:table-cell table:number-columns-repeated="2" table:style-name="ce8"/>
          <table:table-cell office:value-type="float" office:value="15" table:style-name="ce6">
            <text:p>15</text:p>
          </table:table-cell>
          <table:table-cell table:number-columns-repeated="2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<text:a xlink:href="http://sv2014.cvk.lv/saraksti/8633bf5e109a.html">Liāna Ulmane</text:a></text:p>
          </table:table-cell>
          <table:table-cell table:number-columns-repeated="4" table:style-name="ce5"/>
          <table:table-cell office:value-type="float" office:value="15" table:style-name="ce3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7">
            <text:p><text:a xlink:href="http://sv2014.cvk.lv/saraksti/e920783e7f61.html">Inese Vārslavāne</text:a></text:p>
          </table:table-cell>
          <table:table-cell table:number-columns-repeated="4" table:style-name="ce8"/>
          <table:table-cell office:value-type="float" office:value="3" table:style-name="ce6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<text:a xlink:href="http://sv2014.cvk.lv/saraksti/a1f08297a1bf.html">Jānis Veips</text:a></text:p>
          </table:table-cell>
          <table:table-cell table:number-columns-repeated="3" table:style-name="ce5"/>
          <table:table-cell office:value-type="float" office:value="12" table:style-name="ce3">
            <text:p>12</text:p>
          </table:table-cell>
          <table:table-cell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7">
            <text:p><text:a xlink:href="http://sv2014.cvk.lv/saraksti/a44b43690e54.html">Daina Verveiko</text:a></text:p>
          </table:table-cell>
          <table:table-cell office:value-type="float" office:value="16" table:style-name="ce6">
            <text:p>16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<text:a xlink:href="http://sv2014.cvk.lv/saraksti/8e913b17b735.html">Modra Vilkauša</text:a></text:p>
          </table:table-cell>
          <table:table-cell table:style-name="ce5"/>
          <table:table-cell office:value-type="float" office:value="16" table:style-name="ce3">
            <text:p>16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7">
            <text:p><text:a xlink:href="http://sv2014.cvk.lv/saraksti/d925a664c1df.html">Guntars Viziņš</text:a></text:p>
          </table:table-cell>
          <table:table-cell table:style-name="ce8"/>
          <table:table-cell office:value-type="float" office:value="5" table:style-name="ce6">
            <text:p>5</text:p>
          </table:table-cell>
          <table:table-cell table:number-columns-repeated="3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<text:a xlink:href="http://sv2014.cvk.lv/saraksti/ae9d4f9946d4.html">Jānis Zalcmanis</text:a>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7">
            <text:p><text:a xlink:href="http://sv2014.cvk.lv/saraksti/f253c500b09a.html">Daiga Zipeva-Biumane</text:a></text:p>
          </table:table-cell>
          <table:table-cell table:number-columns-repeated="3" table:style-name="ce8"/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<text:a xlink:href="http://sv2014.cvk.lv/saraksti/e6eb7a00f584.html">Vladimirs Zvonarevs</text:a></text:p>
          </table:table-cell>
          <table:table-cell office:value-type="float" office:value="20" table:style-name="ce3">
            <text:p>20</text:p>
          </table:table-cell>
          <table:table-cell table:number-columns-repeated="4" table:style-name="ce5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7">
            <text:p><text:a xlink:href="http://sv2014.cvk.lv/saraksti/97aa4976aca4.html">Artūrs Žalostibs</text:a></text:p>
          </table:table-cell>
          <table:table-cell office:value-type="float" office:value="27" table:style-name="ce6">
            <text:p>27</text:p>
          </table:table-cell>
          <table:table-cell table:number-columns-repeated="4" table:style-name="ce8"/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<text:a xlink:href="http://sv2014.cvk.lv/saraksti/8adac6ee8806.html">Iveta Žvagiņa</text:a></text:p>
          </table:table-cell>
          <table:table-cell table:number-columns-repeated="4" table:style-name="ce5"/>
          <table:table-cell office:value-type="float" office:value="16" table:style-name="ce3">
            <text:p>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 sirds Latvijai</text:p>
          </table:table-cell>
          <table:table-cell table:number-columns-repeated="16375"/>
        </table:table-row>
        <table:table-row table:number-rows-repeated="1047419" table:style-name="ro2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sitis, Kalvis</meta:initial-creator>
    <dc:creator>Apsitis, Kalvis</dc:creator>
    <meta:creation-date>2014-09-10T22:00:17Z</meta:creation-date>
    <dc:date>2014-09-10T22:21:21Z</dc:date>
  </office:meta>
</office:document-meta>
</file>